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Albany AMT1" svg:font-family="'Albany AMT'" style:font-pitch="variable"/>
    <style:font-face style:name="HG Mincho Light J" svg:font-family="'HG Mincho Light J'"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style:style style:name="Table1" style:family="table">
      <style:table-properties style:width="3.6771in" fo:margin-left="1.6604in" fo:margin-right="1.5875in" table:align="margins" style:may-break-between-rows="false"/>
    </style:style>
    <style:style style:name="Table1.A" style:family="table-column">
      <style:table-column-properties style:column-width="1.8153in" style:rel-column-width="32352*"/>
    </style:style>
    <style:style style:name="Table1.B" style:family="table-column">
      <style:table-column-properties style:column-width="1.8618in" style:rel-column-width="33183*"/>
    </style:style>
    <style:style style:name="Table1.A1" style:family="table-cell">
      <style:table-cell-properties fo:background-color="transparent" fo:padding="0.0382in" fo:border="0.0007in solid #000000">
        <style:background-image/>
      </style:table-cell-properties>
    </style:style>
    <style:style style:name="Table1.A2" style:family="table-cell">
      <style:table-cell-properties fo:background-color="transparent" fo:padding="0.0382in" fo:border-left="0.0007in solid #000000" fo:border-right="none" fo:border-top="none" fo:border-bottom="0.0007in solid #000000">
        <style:background-image/>
      </style:table-cell-properties>
    </style:style>
    <style:style style:name="Table1.B2" style:family="table-cell">
      <style:table-cell-properties fo:padding="0.0382in" fo:border-left="0.0007in solid #000000" fo:border-right="0.0007in solid #000000" fo:border-top="none" fo:border-bottom="0.0007in solid #000000"/>
    </style:style>
    <style:style style:name="Table1.A4" style:family="table-cell">
      <style:table-cell-properties fo:padding="0.0382in" fo:border-left="0.0007in solid #000000" fo:border-right="none" fo:border-top="none" fo:border-bottom="0.0007in solid #000000"/>
    </style:style>
    <style:style style:name="Table1.5" style:family="table-row">
      <style:table-row-properties style:min-row-height="0.0493in"/>
    </style:style>
    <style:style style:name="Table2" style:family="table">
      <style:table-properties style:width="3.6771in" fo:margin-left="1.6604in" fo:margin-right="1.5875in" table:align="margins" style:may-break-between-rows="false"/>
    </style:style>
    <style:style style:name="Table2.A" style:family="table-column">
      <style:table-column-properties style:column-width="1.8153in" style:rel-column-width="32352*"/>
    </style:style>
    <style:style style:name="Table2.B" style:family="table-column">
      <style:table-column-properties style:column-width="1.8618in" style:rel-column-width="33183*"/>
    </style:style>
    <style:style style:name="Table2.A1" style:family="table-cell">
      <style:table-cell-properties fo:background-color="transparent" fo:padding="0.0382in" fo:border="0.0007in solid #000000">
        <style:background-image/>
      </style:table-cell-properties>
    </style:style>
    <style:style style:name="Table2.A2" style:family="table-cell">
      <style:table-cell-properties fo:background-color="transparent" fo:padding="0.0382in" fo:border-left="0.0007in solid #000000" fo:border-right="none" fo:border-top="none" fo:border-bottom="0.0007in solid #000000">
        <style:background-image/>
      </style:table-cell-properties>
    </style:style>
    <style:style style:name="Table2.B2" style:family="table-cell">
      <style:table-cell-properties fo:padding="0.0382in" fo:border-left="0.0007in solid #000000" fo:border-right="0.0007in solid #000000" fo:border-top="none" fo:border-bottom="0.0007in solid #000000"/>
    </style:style>
    <style:style style:name="Table2.A4" style:family="table-cell">
      <style:table-cell-properties fo:padding="0.0382in" fo:border-left="0.0007in solid #000000" fo:border-right="none" fo:border-top="none" fo:border-bottom="0.0007in solid #000000"/>
    </style:style>
    <style:style style:name="Table2.5" style:family="table-row">
      <style:table-row-properties style:min-row-height="0.0493in"/>
    </style:style>
    <style:style style:name="Table3" style:family="table">
      <style:table-properties style:width="3.6771in" fo:margin-left="1.6604in" fo:margin-right="1.5875in" table:align="margins" style:may-break-between-rows="false"/>
    </style:style>
    <style:style style:name="Table3.A" style:family="table-column">
      <style:table-column-properties style:column-width="1.8153in" style:rel-column-width="32352*"/>
    </style:style>
    <style:style style:name="Table3.B" style:family="table-column">
      <style:table-column-properties style:column-width="1.8618in" style:rel-column-width="33183*"/>
    </style:style>
    <style:style style:name="Table3.A1" style:family="table-cell">
      <style:table-cell-properties fo:background-color="transparent" fo:padding="0.0382in" fo:border="0.0007in solid #000000">
        <style:background-image/>
      </style:table-cell-properties>
    </style:style>
    <style:style style:name="Table3.A2" style:family="table-cell">
      <style:table-cell-properties fo:background-color="transparent" fo:padding="0.0382in" fo:border-left="0.0007in solid #000000" fo:border-right="none" fo:border-top="none" fo:border-bottom="0.0007in solid #000000">
        <style:background-image/>
      </style:table-cell-properties>
    </style:style>
    <style:style style:name="Table3.B2" style:family="table-cell">
      <style:table-cell-properties fo:padding="0.0382in" fo:border-left="0.0007in solid #000000" fo:border-right="0.0007in solid #000000" fo:border-top="none" fo:border-bottom="0.0007in solid #000000"/>
    </style:style>
    <style:style style:name="Table3.A4" style:family="table-cell">
      <style:table-cell-properties fo:padding="0.0382in" fo:border-left="0.0007in solid #000000" fo:border-right="none" fo:border-top="none" fo:border-bottom="0.0007in solid #000000"/>
    </style:style>
    <style:style style:name="Table3.5" style:family="table-row">
      <style:table-row-properties style:min-row-height="0.0493in"/>
    </style:style>
    <style:style style:name="Table4" style:family="table">
      <style:table-properties style:width="3.6771in" fo:margin-left="1.6604in" fo:margin-right="1.5875in" table:align="margins" style:may-break-between-rows="false"/>
    </style:style>
    <style:style style:name="Table4.A" style:family="table-column">
      <style:table-column-properties style:column-width="1.8153in" style:rel-column-width="32352*"/>
    </style:style>
    <style:style style:name="Table4.B" style:family="table-column">
      <style:table-column-properties style:column-width="1.8618in" style:rel-column-width="33183*"/>
    </style:style>
    <style:style style:name="Table4.A1" style:family="table-cell">
      <style:table-cell-properties fo:background-color="transparent" fo:padding="0.0382in" fo:border="0.0007in solid #000000">
        <style:background-image/>
      </style:table-cell-properties>
    </style:style>
    <style:style style:name="Table4.A2" style:family="table-cell">
      <style:table-cell-properties fo:background-color="transparent" fo:padding="0.0382in" fo:border-left="0.0007in solid #000000" fo:border-right="none" fo:border-top="none" fo:border-bottom="0.0007in solid #000000">
        <style:background-image/>
      </style:table-cell-properties>
    </style:style>
    <style:style style:name="Table4.B2" style:family="table-cell">
      <style:table-cell-properties fo:padding="0.0382in" fo:border-left="0.0007in solid #000000" fo:border-right="0.0007in solid #000000" fo:border-top="none" fo:border-bottom="0.0007in solid #000000"/>
    </style:style>
    <style:style style:name="Table4.A4" style:family="table-cell">
      <style:table-cell-properties fo:padding="0.0382in" fo:border-left="0.0007in solid #000000" fo:border-right="none" fo:border-top="none" fo:border-bottom="0.0007in solid #000000"/>
    </style:style>
    <style:style style:name="Table4.5" style:family="table-row">
      <style:table-row-properties style:min-row-height="0.0493in"/>
    </style:style>
    <style:style style:name="Table5" style:family="table">
      <style:table-properties style:width="3.6771in" fo:margin-left="1.6604in" fo:margin-right="1.5875in" table:align="margins" style:may-break-between-rows="false"/>
    </style:style>
    <style:style style:name="Table5.A" style:family="table-column">
      <style:table-column-properties style:column-width="1.8153in" style:rel-column-width="32352*"/>
    </style:style>
    <style:style style:name="Table5.B" style:family="table-column">
      <style:table-column-properties style:column-width="1.8618in" style:rel-column-width="33183*"/>
    </style:style>
    <style:style style:name="Table5.A1" style:family="table-cell">
      <style:table-cell-properties fo:background-color="transparent" fo:padding="0.0382in" fo:border="0.0007in solid #000000">
        <style:background-image/>
      </style:table-cell-properties>
    </style:style>
    <style:style style:name="Table5.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B2" style:family="table-cell">
      <style:table-cell-properties fo:padding="0.0382in" fo:border-left="0.0007in solid #000000" fo:border-right="0.0007in solid #000000" fo:border-top="none" fo:border-bottom="0.0007in solid #000000"/>
    </style:style>
    <style:style style:name="Table5.A4" style:family="table-cell">
      <style:table-cell-properties fo:padding="0.0382in" fo:border-left="0.0007in solid #000000" fo:border-right="none" fo:border-top="none" fo:border-bottom="0.0007in solid #000000"/>
    </style:style>
    <style:style style:name="Table5.5" style:family="table-row">
      <style:table-row-properties style:min-row-height="0.0493in"/>
    </style:style>
    <style:style style:name="Table6" style:family="table">
      <style:table-properties style:width="3.6771in" fo:margin-left="1.6604in" fo:margin-right="1.5875in" table:align="margins" style:may-break-between-rows="false"/>
    </style:style>
    <style:style style:name="Table6.A" style:family="table-column">
      <style:table-column-properties style:column-width="1.8153in" style:rel-column-width="32352*"/>
    </style:style>
    <style:style style:name="Table6.B" style:family="table-column">
      <style:table-column-properties style:column-width="1.8618in" style:rel-column-width="33183*"/>
    </style:style>
    <style:style style:name="Table6.A1" style:family="table-cell">
      <style:table-cell-properties fo:background-color="transparent" fo:padding="0.0382in" fo:border="0.0007in solid #000000">
        <style:background-image/>
      </style:table-cell-properties>
    </style:style>
    <style:style style:name="Table6.A2" style:family="table-cell">
      <style:table-cell-properties fo:background-color="transparent" fo:padding="0.0382in" fo:border-left="0.0007in solid #000000" fo:border-right="none" fo:border-top="none" fo:border-bottom="0.0007in solid #000000">
        <style:background-image/>
      </style:table-cell-properties>
    </style:style>
    <style:style style:name="Table6.B2" style:family="table-cell">
      <style:table-cell-properties fo:padding="0.0382in" fo:border-left="0.0007in solid #000000" fo:border-right="0.0007in solid #000000" fo:border-top="none" fo:border-bottom="0.0007in solid #000000"/>
    </style:style>
    <style:style style:name="Table6.A4" style:family="table-cell">
      <style:table-cell-properties fo:padding="0.0382in" fo:border-left="0.0007in solid #000000" fo:border-right="none" fo:border-top="none" fo:border-bottom="0.0007in solid #000000"/>
    </style:style>
    <style:style style:name="Table6.5" style:family="table-row">
      <style:table-row-properties style:min-row-height="0.0493in"/>
    </style:style>
    <style:style style:name="Table7" style:family="table">
      <style:table-properties style:width="3.6771in" fo:margin-left="1.6604in" fo:margin-right="1.5875in" table:align="margins" style:may-break-between-rows="false"/>
    </style:style>
    <style:style style:name="Table7.A" style:family="table-column">
      <style:table-column-properties style:column-width="1.8153in" style:rel-column-width="32352*"/>
    </style:style>
    <style:style style:name="Table7.B" style:family="table-column">
      <style:table-column-properties style:column-width="1.8618in" style:rel-column-width="33183*"/>
    </style:style>
    <style:style style:name="Table7.A1" style:family="table-cell">
      <style:table-cell-properties fo:background-color="transparent" fo:padding="0.0382in" fo:border="0.0007in solid #000000">
        <style:background-image/>
      </style:table-cell-properties>
    </style:style>
    <style:style style:name="Table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7.B2" style:family="table-cell">
      <style:table-cell-properties fo:padding="0.0382in" fo:border-left="0.0007in solid #000000" fo:border-right="0.0007in solid #000000" fo:border-top="none" fo:border-bottom="0.0007in solid #000000"/>
    </style:style>
    <style:style style:name="Table7.A4" style:family="table-cell">
      <style:table-cell-properties fo:padding="0.0382in" fo:border-left="0.0007in solid #000000" fo:border-right="none" fo:border-top="none" fo:border-bottom="0.0007in solid #000000"/>
    </style:style>
    <style:style style:name="Table7.5" style:family="table-row">
      <style:table-row-properties style:min-row-height="0.0493in"/>
    </style:style>
    <style:style style:name="Table8" style:family="table">
      <style:table-properties style:width="3.6771in" fo:margin-left="1.6604in" fo:margin-right="1.5875in" table:align="margins" style:may-break-between-rows="false"/>
    </style:style>
    <style:style style:name="Table8.A" style:family="table-column">
      <style:table-column-properties style:column-width="1.8153in" style:rel-column-width="32352*"/>
    </style:style>
    <style:style style:name="Table8.B" style:family="table-column">
      <style:table-column-properties style:column-width="1.8618in" style:rel-column-width="33183*"/>
    </style:style>
    <style:style style:name="Table8.A1" style:family="table-cell">
      <style:table-cell-properties fo:background-color="transparent" fo:padding="0.0382in" fo:border="0.0007in solid #000000">
        <style:background-image/>
      </style:table-cell-properties>
    </style:style>
    <style:style style:name="Table8.A2" style:family="table-cell">
      <style:table-cell-properties fo:background-color="transparent" fo:padding="0.0382in" fo:border-left="0.0007in solid #000000" fo:border-right="none" fo:border-top="none" fo:border-bottom="0.0007in solid #000000">
        <style:background-image/>
      </style:table-cell-properties>
    </style:style>
    <style:style style:name="Table8.B2" style:family="table-cell">
      <style:table-cell-properties fo:padding="0.0382in" fo:border-left="0.0007in solid #000000" fo:border-right="0.0007in solid #000000" fo:border-top="none" fo:border-bottom="0.0007in solid #000000"/>
    </style:style>
    <style:style style:name="Table8.A4" style:family="table-cell">
      <style:table-cell-properties fo:padding="0.0382in" fo:border-left="0.0007in solid #000000" fo:border-right="none" fo:border-top="none" fo:border-bottom="0.0007in solid #000000"/>
    </style:style>
    <style:style style:name="Table8.5" style:family="table-row">
      <style:table-row-properties style:min-row-height="0.0493in"/>
    </style:style>
    <style:style style:name="Table9" style:family="table">
      <style:table-properties style:width="3.6771in" fo:margin-left="1.6604in" fo:margin-right="1.5875in" table:align="margins" style:may-break-between-rows="false"/>
    </style:style>
    <style:style style:name="Table9.A" style:family="table-column">
      <style:table-column-properties style:column-width="1.8153in" style:rel-column-width="32352*"/>
    </style:style>
    <style:style style:name="Table9.B" style:family="table-column">
      <style:table-column-properties style:column-width="1.8618in" style:rel-column-width="33183*"/>
    </style:style>
    <style:style style:name="Table9.A1" style:family="table-cell">
      <style:table-cell-properties fo:background-color="transparent" fo:padding="0.0382in" fo:border="0.0007in solid #000000">
        <style:background-image/>
      </style:table-cell-properties>
    </style:style>
    <style:style style:name="Table9.A2" style:family="table-cell">
      <style:table-cell-properties fo:background-color="transparent" fo:padding="0.0382in" fo:border-left="0.0007in solid #000000" fo:border-right="none" fo:border-top="none" fo:border-bottom="0.0007in solid #000000">
        <style:background-image/>
      </style:table-cell-properties>
    </style:style>
    <style:style style:name="Table9.B2" style:family="table-cell">
      <style:table-cell-properties fo:padding="0.0382in" fo:border-left="0.0007in solid #000000" fo:border-right="0.0007in solid #000000" fo:border-top="none" fo:border-bottom="0.0007in solid #000000"/>
    </style:style>
    <style:style style:name="Table9.A4" style:family="table-cell">
      <style:table-cell-properties fo:padding="0.0382in" fo:border-left="0.0007in solid #000000" fo:border-right="none" fo:border-top="none" fo:border-bottom="0.0007in solid #000000"/>
    </style:style>
    <style:style style:name="Table9.5" style:family="table-row">
      <style:table-row-properties style:min-row-height="0.0493in"/>
    </style:style>
    <style:style style:name="Table12" style:family="table">
      <style:table-properties style:width="3.6771in" fo:margin-left="1.6604in" fo:margin-right="1.5875in" table:align="margins" style:may-break-between-rows="false"/>
    </style:style>
    <style:style style:name="Table12.A" style:family="table-column">
      <style:table-column-properties style:column-width="1.8153in" style:rel-column-width="32352*"/>
    </style:style>
    <style:style style:name="Table12.B" style:family="table-column">
      <style:table-column-properties style:column-width="1.8618in" style:rel-column-width="33183*"/>
    </style:style>
    <style:style style:name="Table12.A1" style:family="table-cell">
      <style:table-cell-properties fo:background-color="transparent" fo:padding="0.0382in" fo:border="0.0007in solid #000000">
        <style:background-image/>
      </style:table-cell-properties>
    </style:style>
    <style:style style:name="Table12.A2" style:family="table-cell">
      <style:table-cell-properties fo:background-color="transparent" fo:padding="0.0382in" fo:border-left="0.0007in solid #000000" fo:border-right="none" fo:border-top="none" fo:border-bottom="0.0007in solid #000000">
        <style:background-image/>
      </style:table-cell-properties>
    </style:style>
    <style:style style:name="Table12.B2" style:family="table-cell">
      <style:table-cell-properties fo:padding="0.0382in" fo:border-left="0.0007in solid #000000" fo:border-right="0.0007in solid #000000" fo:border-top="none" fo:border-bottom="0.0007in solid #000000"/>
    </style:style>
    <style:style style:name="Table12.A4" style:family="table-cell">
      <style:table-cell-properties fo:padding="0.0382in" fo:border-left="0.0007in solid #000000" fo:border-right="none" fo:border-top="none" fo:border-bottom="0.0007in solid #000000"/>
    </style:style>
    <style:style style:name="Table12.5" style:family="table-row">
      <style:table-row-properties style:min-row-height="0.0493in"/>
    </style:style>
    <style:style style:name="Table11" style:family="table">
      <style:table-properties style:width="3.6771in" fo:margin-left="1.6604in" fo:margin-right="1.5875in" table:align="margins" style:may-break-between-rows="false"/>
    </style:style>
    <style:style style:name="Table11.A" style:family="table-column">
      <style:table-column-properties style:column-width="1.8153in" style:rel-column-width="32352*"/>
    </style:style>
    <style:style style:name="Table11.B" style:family="table-column">
      <style:table-column-properties style:column-width="1.8618in" style:rel-column-width="33183*"/>
    </style:style>
    <style:style style:name="Table11.A1" style:family="table-cell">
      <style:table-cell-properties fo:background-color="transparent" fo:padding="0.0382in" fo:border="0.0007in solid #000000">
        <style:background-image/>
      </style:table-cell-properties>
    </style:style>
    <style:style style:name="Table11.A2" style:family="table-cell">
      <style:table-cell-properties fo:background-color="transparent" fo:padding="0.0382in" fo:border-left="0.0007in solid #000000" fo:border-right="none" fo:border-top="none" fo:border-bottom="0.0007in solid #000000">
        <style:background-image/>
      </style:table-cell-properties>
    </style:style>
    <style:style style:name="Table11.B2" style:family="table-cell">
      <style:table-cell-properties fo:padding="0.0382in" fo:border-left="0.0007in solid #000000" fo:border-right="0.0007in solid #000000" fo:border-top="none" fo:border-bottom="0.0007in solid #000000"/>
    </style:style>
    <style:style style:name="Table11.A4" style:family="table-cell">
      <style:table-cell-properties fo:padding="0.0382in" fo:border-left="0.0007in solid #000000" fo:border-right="none" fo:border-top="none" fo:border-bottom="0.0007in solid #000000"/>
    </style:style>
    <style:style style:name="Table11.5" style:family="table-row">
      <style:table-row-properties style:min-row-height="0.0493in"/>
    </style:style>
    <style:style style:name="Table10" style:family="table">
      <style:table-properties style:width="3.6771in" fo:margin-left="1.6604in" fo:margin-right="1.5875in" table:align="margins" style:may-break-between-rows="false"/>
    </style:style>
    <style:style style:name="Table10.A" style:family="table-column">
      <style:table-column-properties style:column-width="1.8153in" style:rel-column-width="32352*"/>
    </style:style>
    <style:style style:name="Table10.B" style:family="table-column">
      <style:table-column-properties style:column-width="1.8618in" style:rel-column-width="33183*"/>
    </style:style>
    <style:style style:name="Table10.A1" style:family="table-cell">
      <style:table-cell-properties fo:background-color="transparent" fo:padding="0.0382in" fo:border="0.0007in solid #000000">
        <style:background-image/>
      </style:table-cell-properties>
    </style:style>
    <style:style style:name="Table10.A2" style:family="table-cell">
      <style:table-cell-properties fo:background-color="transparent" fo:padding="0.0382in" fo:border-left="0.0007in solid #000000" fo:border-right="none" fo:border-top="none" fo:border-bottom="0.0007in solid #000000">
        <style:background-image/>
      </style:table-cell-properties>
    </style:style>
    <style:style style:name="Table10.B2" style:family="table-cell">
      <style:table-cell-properties fo:padding="0.0382in" fo:border-left="0.0007in solid #000000" fo:border-right="0.0007in solid #000000" fo:border-top="none" fo:border-bottom="0.0007in solid #000000"/>
    </style:style>
    <style:style style:name="Table10.A4" style:family="table-cell">
      <style:table-cell-properties fo:padding="0.0382in" fo:border-left="0.0007in solid #000000" fo:border-right="none" fo:border-top="none" fo:border-bottom="0.0007in solid #000000"/>
    </style:style>
    <style:style style:name="Table10.5" style:family="table-row">
      <style:table-row-properties style:min-row-height="0.0493in"/>
    </style:style>
    <style:style style:name="Table14" style:family="table">
      <style:table-properties style:width="3.6771in" fo:margin-left="1.6604in" fo:margin-right="1.5875in" table:align="margins" style:may-break-between-rows="false"/>
    </style:style>
    <style:style style:name="Table14.A" style:family="table-column">
      <style:table-column-properties style:column-width="1.8153in" style:rel-column-width="32352*"/>
    </style:style>
    <style:style style:name="Table14.B" style:family="table-column">
      <style:table-column-properties style:column-width="1.8618in" style:rel-column-width="33183*"/>
    </style:style>
    <style:style style:name="Table14.A1" style:family="table-cell">
      <style:table-cell-properties fo:background-color="transparent" fo:padding="0.0382in" fo:border="0.0007in solid #000000">
        <style:background-image/>
      </style:table-cell-properties>
    </style:style>
    <style:style style:name="Table14.A2" style:family="table-cell">
      <style:table-cell-properties fo:background-color="transparent" fo:padding="0.0382in" fo:border-left="0.0007in solid #000000" fo:border-right="none" fo:border-top="none" fo:border-bottom="0.0007in solid #000000">
        <style:background-image/>
      </style:table-cell-properties>
    </style:style>
    <style:style style:name="Table14.B2" style:family="table-cell">
      <style:table-cell-properties fo:padding="0.0382in" fo:border-left="0.0007in solid #000000" fo:border-right="0.0007in solid #000000" fo:border-top="none" fo:border-bottom="0.0007in solid #000000"/>
    </style:style>
    <style:style style:name="Table14.A4" style:family="table-cell">
      <style:table-cell-properties fo:padding="0.0382in" fo:border-left="0.0007in solid #000000" fo:border-right="none" fo:border-top="none" fo:border-bottom="0.0007in solid #000000"/>
    </style:style>
    <style:style style:name="Table13" style:family="table">
      <style:table-properties style:width="3.6771in" fo:margin-left="1.6604in" fo:margin-right="1.5875in" table:align="margins" style:may-break-between-rows="false"/>
    </style:style>
    <style:style style:name="Table13.A" style:family="table-column">
      <style:table-column-properties style:column-width="1.8153in" style:rel-column-width="32352*"/>
    </style:style>
    <style:style style:name="Table13.B" style:family="table-column">
      <style:table-column-properties style:column-width="1.8618in" style:rel-column-width="33183*"/>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none" fo:border-top="none" fo:border-bottom="0.0007in solid #000000">
        <style:background-image/>
      </style:table-cell-properties>
    </style:style>
    <style:style style:name="Table13.B2" style:family="table-cell">
      <style:table-cell-properties fo:padding="0.0382in" fo:border-left="0.0007in solid #000000" fo:border-right="0.0007in solid #000000" fo:border-top="none" fo:border-bottom="0.0007in solid #000000"/>
    </style:style>
    <style:style style:name="Table13.A4" style:family="table-cell">
      <style:table-cell-properties fo:padding="0.0382in" fo:border-left="0.0007in solid #000000" fo:border-right="none" fo:border-top="none" fo:border-bottom="0.0007in solid #000000"/>
    </style:style>
    <style:style style:name="Table15" style:family="table">
      <style:table-properties style:width="3.6771in" fo:margin-left="1.6604in" fo:margin-right="1.5875in" table:align="margins" style:may-break-between-rows="false"/>
    </style:style>
    <style:style style:name="Table15.A" style:family="table-column">
      <style:table-column-properties style:column-width="1.8153in" style:rel-column-width="32352*"/>
    </style:style>
    <style:style style:name="Table15.B" style:family="table-column">
      <style:table-column-properties style:column-width="1.8618in" style:rel-column-width="33183*"/>
    </style:style>
    <style:style style:name="Table15.A1" style:family="table-cell">
      <style:table-cell-properties fo:background-color="transparent" fo:padding="0.0382in" fo:border="0.0007in solid #000000">
        <style:background-image/>
      </style:table-cell-properties>
    </style:style>
    <style:style style:name="Table15.A2" style:family="table-cell">
      <style:table-cell-properties fo:background-color="transparent" fo:padding="0.0382in" fo:border-left="0.0007in solid #000000" fo:border-right="none" fo:border-top="none" fo:border-bottom="0.0007in solid #000000">
        <style:background-image/>
      </style:table-cell-properties>
    </style:style>
    <style:style style:name="Table15.B2" style:family="table-cell">
      <style:table-cell-properties fo:padding="0.0382in" fo:border-left="0.0007in solid #000000" fo:border-right="0.0007in solid #000000" fo:border-top="none" fo:border-bottom="0.0007in solid #000000"/>
    </style:style>
    <style:style style:name="Table15.A4" style:family="table-cell">
      <style:table-cell-properties fo:padding="0.0382in" fo:border-left="0.0007in solid #000000" fo:border-right="none" fo:border-top="none" fo:border-bottom="0.0007in solid #000000"/>
    </style:style>
    <style:style style:name="Table18" style:family="table">
      <style:table-properties style:width="3.6771in" fo:margin-left="1.6604in" fo:margin-right="1.5875in" table:align="margins" style:may-break-between-rows="false"/>
    </style:style>
    <style:style style:name="Table18.A" style:family="table-column">
      <style:table-column-properties style:column-width="1.8153in" style:rel-column-width="32352*"/>
    </style:style>
    <style:style style:name="Table18.B" style:family="table-column">
      <style:table-column-properties style:column-width="1.8618in" style:rel-column-width="33183*"/>
    </style:style>
    <style:style style:name="Table18.A1" style:family="table-cell">
      <style:table-cell-properties fo:background-color="transparent" fo:padding="0.0382in" fo:border="0.0007in solid #000000">
        <style:background-image/>
      </style:table-cell-properties>
    </style:style>
    <style:style style:name="Table18.A2" style:family="table-cell">
      <style:table-cell-properties fo:background-color="transparent" fo:padding="0.0382in" fo:border-left="0.0007in solid #000000" fo:border-right="none" fo:border-top="none" fo:border-bottom="0.0007in solid #000000">
        <style:background-image/>
      </style:table-cell-properties>
    </style:style>
    <style:style style:name="Table18.B2" style:family="table-cell">
      <style:table-cell-properties fo:padding="0.0382in" fo:border-left="0.0007in solid #000000" fo:border-right="0.0007in solid #000000" fo:border-top="none" fo:border-bottom="0.0007in solid #000000"/>
    </style:style>
    <style:style style:name="Table18.A4" style:family="table-cell">
      <style:table-cell-properties fo:padding="0.0382in" fo:border-left="0.0007in solid #000000" fo:border-right="none" fo:border-top="none" fo:border-bottom="0.0007in solid #000000"/>
    </style:style>
    <style:style style:name="Table16" style:family="table">
      <style:table-properties style:width="3.6771in" fo:margin-left="1.6604in" fo:margin-right="1.5875in" table:align="margins" style:may-break-between-rows="false"/>
    </style:style>
    <style:style style:name="Table16.A" style:family="table-column">
      <style:table-column-properties style:column-width="1.8153in" style:rel-column-width="32352*"/>
    </style:style>
    <style:style style:name="Table16.B" style:family="table-column">
      <style:table-column-properties style:column-width="1.8618in" style:rel-column-width="33183*"/>
    </style:style>
    <style:style style:name="Table16.A1" style:family="table-cell">
      <style:table-cell-properties fo:background-color="transparent" fo:padding="0.0382in" fo:border="0.0007in solid #000000">
        <style:background-image/>
      </style:table-cell-properties>
    </style:style>
    <style:style style:name="Table16.A2" style:family="table-cell">
      <style:table-cell-properties fo:background-color="transparent" fo:padding="0.0382in" fo:border-left="0.0007in solid #000000" fo:border-right="none" fo:border-top="none" fo:border-bottom="0.0007in solid #000000">
        <style:background-image/>
      </style:table-cell-properties>
    </style:style>
    <style:style style:name="Table16.B2" style:family="table-cell">
      <style:table-cell-properties fo:padding="0.0382in" fo:border-left="0.0007in solid #000000" fo:border-right="0.0007in solid #000000" fo:border-top="none" fo:border-bottom="0.0007in solid #000000"/>
    </style:style>
    <style:style style:name="Table16.A4" style:family="table-cell">
      <style:table-cell-properties fo:padding="0.0382in" fo:border-left="0.0007in solid #000000" fo:border-right="none" fo:border-top="none" fo:border-bottom="0.0007in solid #000000"/>
    </style:style>
    <style:style style:name="Table17" style:family="table">
      <style:table-properties style:width="3.6771in" fo:margin-left="1.6604in" fo:margin-right="1.5875in" table:align="margins" style:may-break-between-rows="false"/>
    </style:style>
    <style:style style:name="Table17.A" style:family="table-column">
      <style:table-column-properties style:column-width="1.8153in" style:rel-column-width="32352*"/>
    </style:style>
    <style:style style:name="Table17.B" style:family="table-column">
      <style:table-column-properties style:column-width="1.8618in" style:rel-column-width="33183*"/>
    </style:style>
    <style:style style:name="Table17.A1" style:family="table-cell">
      <style:table-cell-properties fo:background-color="transparent" fo:padding="0.0382in" fo:border="0.0007in solid #000000">
        <style:background-image/>
      </style:table-cell-properties>
    </style:style>
    <style:style style:name="Table1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17.B2" style:family="table-cell">
      <style:table-cell-properties fo:padding="0.0382in" fo:border-left="0.0007in solid #000000" fo:border-right="0.0007in solid #000000" fo:border-top="none" fo:border-bottom="0.0007in solid #000000"/>
    </style:style>
    <style:style style:name="Table17.A4" style:family="table-cell">
      <style:table-cell-properties fo:padding="0.0382in" fo:border-left="0.0007in solid #000000" fo:border-right="none" fo:border-top="none" fo:border-bottom="0.0007in solid #000000"/>
    </style:style>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Heading_20_1">
      <style:paragraph-properties fo:text-align="center" style:justify-single-word="false"/>
      <style:text-properties fo:font-size="20pt" style:font-size-asian="20pt" style:font-size-complex="20pt"/>
    </style:style>
    <style:style style:name="P4"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Text_20_body">
      <style:paragraph-properties fo:text-align="center" style:justify-single-word="false"/>
      <style:text-properties fo:font-size="20pt" style:font-size-asian="20pt" style:font-size-complex="20pt"/>
    </style:style>
    <style:style style:name="P6" style:family="paragraph" style:parent-style-name="Text_20_body">
      <style:paragraph-properties fo:text-align="center" style:justify-single-word="false"/>
      <style:text-properties fo:font-size="16pt" style:font-size-asian="16pt" style:font-size-complex="16pt"/>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Contents_20_5">
      <style:paragraph-properties>
        <style:tab-stops>
          <style:tab-stop style:position="6.139in" style:type="right" style:leader-style="dotted" style:leader-text="."/>
        </style:tab-stops>
      </style:paragraph-properties>
    </style:style>
    <style:style style:name="P12" style:family="paragraph" style:parent-style-name="Contents_20_7">
      <style:paragraph-properties>
        <style:tab-stops>
          <style:tab-stop style:position="5.7457in" style:type="right" style:leader-style="dotted" style:leader-text="."/>
        </style:tab-stops>
      </style:paragraph-properties>
    </style:style>
    <style:style style:name="P13" style:family="paragraph" style:parent-style-name="Heading_20_1">
      <style:paragraph-properties fo:text-align="center" style:justify-single-word="false" fo:break-before="page"/>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center" style:justify-single-word="false"/>
      <style:text-properties fo:font-weight="bold" style:font-weight-asian="bold" style:font-weight-complex="bold"/>
    </style:style>
    <style:style style:name="P16" style:family="paragraph" style:parent-style-name="Text_20_body">
      <style:paragraph-properties fo:text-align="start" style:justify-single-word="false"/>
      <style:text-properties fo:font-weight="normal" style:font-weight-asian="normal" style:font-weight-complex="normal"/>
    </style:style>
    <style:style style:name="P17" style:family="paragraph" style:parent-style-name="Text_20_body" style:list-style-name="L2"/>
    <style:style style:name="P18" style:family="paragraph" style:parent-style-name="Text_20_body" style:list-style-name="L3">
      <style:text-properties fo:font-weight="bold" style:font-weight-asian="bold" style:font-weight-complex="bold"/>
    </style:style>
    <style:style style:name="P19" style:family="paragraph" style:parent-style-name="Text_20_body">
      <style:text-properties fo:font-weight="normal" style:font-weight-asian="normal" style:font-weight-complex="normal"/>
    </style:style>
    <style:style style:name="P20" style:family="paragraph" style:parent-style-name="Heading_20_3">
      <style:text-properties fo:font-weight="normal" style:font-weight-asian="normal" style:font-weight-complex="normal"/>
    </style:style>
    <style:style style:name="P21" style:family="paragraph" style:parent-style-name="Text_20_body">
      <style:paragraph-properties fo:line-height="100%"/>
    </style:style>
    <style:style style:name="P22" style:family="paragraph" style:parent-style-name="Text_20_body" style:list-style-name="L4">
      <style:paragraph-properties fo:line-height="100%"/>
    </style:style>
    <style:style style:name="P23" style:family="paragraph" style:parent-style-name="Text_20_body">
      <style:paragraph-properties fo:text-align="center" style:justify-single-word="false"/>
      <style:text-properties fo:font-weight="normal" style:font-weight-asian="normal" style:font-weight-complex="normal"/>
    </style:style>
    <style:style style:name="P24" style:family="paragraph" style:parent-style-name="Heading_20_3">
      <style:paragraph-properties fo:text-align="center" style:justify-single-word="false"/>
    </style:style>
    <style:style style:name="P25" style:family="paragraph" style:parent-style-name="Text_20_body" style:list-style-name="L5"/>
    <style:style style:name="P26" style:family="paragraph" style:parent-style-name="Text_20_body" style:list-style-name="L5">
      <style:text-properties fo:font-weight="bold" style:font-weight-asian="bold" style:font-weight-complex="bold"/>
    </style:style>
    <style:style style:name="P27" style:family="paragraph" style:parent-style-name="Text_20_body" style:list-style-name="L5">
      <style:text-properties fo:font-weight="normal" style:font-weight-asian="normal" style:font-weight-complex="normal"/>
    </style:style>
    <style:style style:name="P28" style:family="paragraph" style:parent-style-name="Text_20_body" style:list-style-name="L6"/>
    <style:style style:name="P29" style:family="paragraph" style:parent-style-name="Text_20_body">
      <style:paragraph-properties fo:margin-left="0.9846in" fo:margin-right="0in" fo:text-indent="0in" style:auto-text-indent="false"/>
    </style:style>
    <style:style style:name="P30" style:family="paragraph" style:parent-style-name="Text_20_body">
      <style:paragraph-properties fo:margin-left="0in" fo:margin-right="0in" fo:text-indent="0in" style:auto-text-indent="false"/>
    </style:style>
    <style:style style:name="P31" style:family="paragraph" style:parent-style-name="Text_20_body" style:list-style-name="L7">
      <style:text-properties fo:font-weight="bold" style:font-weight-asian="bold" style:font-weight-complex="bold"/>
    </style:style>
    <style:style style:name="P32" style:family="paragraph" style:parent-style-name="Text_20_body" style:list-style-name="L7">
      <style:text-properties fo:font-weight="normal" style:font-weight-asian="normal" style:font-weight-complex="normal"/>
    </style:style>
    <style:style style:name="P33" style:family="paragraph" style:parent-style-name="Text_20_body" style:list-style-name="L7">
      <style:paragraph-properties fo:margin-left="-0.4925in" fo:margin-right="0in" fo:text-indent="0in" style:auto-text-indent="false"/>
      <style:text-properties fo:font-weight="normal" style:font-weight-asian="normal" style:font-weight-complex="normal"/>
    </style:style>
    <style:style style:name="P34" style:family="paragraph" style:parent-style-name="Text_20_body">
      <style:text-properties fo:font-weight="bold" style:font-weight-asian="bold" style:font-weight-complex="bold"/>
    </style:style>
    <style:style style:name="P35" style:family="paragraph" style:parent-style-name="Text_20_body" style:list-style-name="L8"/>
    <style:style style:name="P36" style:family="paragraph" style:parent-style-name="Text_20_body" style:list-style-name="L9">
      <style:paragraph-properties fo:margin-left="-0.4925in" fo:margin-right="0in" fo:text-indent="0in" style:auto-text-indent="false"/>
    </style:style>
    <style:style style:name="P37" style:family="paragraph" style:parent-style-name="Text_20_body" style:list-style-name="L10"/>
    <style:style style:name="P38" style:family="paragraph" style:parent-style-name="Text_20_body" style:list-style-name="L11">
      <style:paragraph-properties fo:text-align="start" style:justify-single-word="false"/>
    </style:style>
    <style:style style:name="P39" style:family="paragraph" style:parent-style-name="Text_20_body" style:list-style-name="L12">
      <style:text-properties fo:font-weight="bold" style:font-weight-asian="bold" style:font-weight-complex="bold"/>
    </style:style>
    <style:style style:name="P40" style:family="paragraph" style:parent-style-name="Text_20_body" style:list-style-name="L12"/>
    <style:style style:name="P41" style:family="paragraph" style:parent-style-name="Text_20_body" style:list-style-name="L13">
      <style:text-properties fo:font-weight="bold" style:font-weight-asian="bold" style:font-weight-complex="bold"/>
    </style:style>
    <style:style style:name="P42" style:family="paragraph" style:parent-style-name="Text_20_body" style:list-style-name="L13">
      <style:text-properties fo:font-style="normal" fo:font-weight="normal" style:font-style-asian="normal" style:font-weight-asian="normal" style:font-style-complex="normal" style:font-weight-complex="normal"/>
    </style:style>
    <style:style style:name="P43" style:family="paragraph" style:parent-style-name="Text_20_body" style:list-style-name="L14">
      <style:text-properties fo:font-weight="bold" style:font-weight-asian="bold" style:font-weight-complex="bold"/>
    </style:style>
    <style:style style:name="P44" style:family="paragraph" style:parent-style-name="Text_20_body" style:list-style-name="L14"/>
    <style:style style:name="P45" style:family="paragraph" style:parent-style-name="Text_20_body" style:list-style-name="L15">
      <style:text-properties fo:font-weight="bold" style:font-weight-asian="bold" style:font-weight-complex="bold"/>
    </style:style>
    <style:style style:name="P46" style:family="paragraph" style:parent-style-name="Text_20_body" style:list-style-name="L15"/>
    <style:style style:name="P47" style:family="paragraph" style:parent-style-name="Text_20_body" style:list-style-name="L15">
      <style:paragraph-properties fo:margin-left="0in" fo:margin-right="0in" fo:text-indent="0in" style:auto-text-indent="false"/>
      <style:text-properties fo:font-weight="bold" style:font-weight-asian="bold" style:font-weight-complex="bold"/>
    </style:style>
    <style:style style:name="P48" style:family="paragraph" style:parent-style-name="Text_20_body" style:list-style-name="L15">
      <style:paragraph-properties fo:margin-left="0in" fo:margin-right="0in" fo:text-indent="0in" style:auto-text-indent="false"/>
    </style:style>
    <style:style style:name="P49" style:family="paragraph" style:parent-style-name="Text_20_body" style:list-style-name="L16">
      <style:text-properties fo:font-weight="bold" style:font-weight-asian="bold" style:font-weight-complex="bold"/>
    </style:style>
    <style:style style:name="P50" style:family="paragraph" style:parent-style-name="Text_20_body" style:list-style-name="L16"/>
    <style:style style:name="P51" style:family="paragraph" style:parent-style-name="Text_20_body" style:list-style-name="L16">
      <style:paragraph-properties fo:margin-left="0in" fo:margin-right="0in" fo:text-indent="0in" style:auto-text-indent="false"/>
    </style:style>
    <style:style style:name="P52" style:family="paragraph" style:parent-style-name="Table_20_Heading">
      <style:paragraph-properties fo:text-align="center" style:justify-single-word="false"/>
      <style:text-properties fo:font-style="normal" fo:font-weight="bold" style:font-size-asian="12pt" style:font-style-asian="normal" style:font-weight-asian="bold" style:font-size-complex="12pt" style:font-style-complex="normal" style:font-weight-complex="bold"/>
    </style:style>
    <style:style style:name="P53" style:family="paragraph" style:parent-style-name="Table_20_Heading">
      <style:text-properties fo:font-style="normal" fo:font-weight="bold" style:font-size-asian="12pt" style:font-style-asian="normal" style:font-weight-asian="bold" style:font-size-complex="12pt" style:font-style-complex="normal" style:font-weight-complex="bold"/>
    </style:style>
    <style:style style:name="P54" style:family="paragraph" style:parent-style-name="Table_20_Heading">
      <style:paragraph-properties fo:text-align="start" style:justify-single-word="false"/>
      <style:text-properties fo:font-style="normal" fo:font-weight="normal" style:font-size-asian="12pt" style:font-style-asian="normal" style:font-weight-asian="normal" style:font-size-complex="12pt" style:font-style-complex="normal" style:font-weight-complex="normal"/>
    </style:style>
    <style:style style:name="P55" style:family="paragraph" style:parent-style-name="Table_20_Heading">
      <style:text-properties fo:font-style="normal" fo:font-weight="normal" style:font-size-asian="12pt" style:font-style-asian="normal" style:font-weight-asian="normal" style:font-size-complex="12pt" style:font-style-complex="normal" style:font-weight-complex="normal"/>
    </style:style>
    <style:style style:name="P56"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style>
    <style:style style:name="P57" style:family="paragraph" style:parent-style-name="Text_20_body" style:list-style-name="L17">
      <style:text-properties fo:font-style="italic" fo:font-weight="bold" style:font-style-asian="italic" style:font-weight-asian="bold" style:font-style-complex="italic" style:font-weight-complex="bold"/>
    </style:style>
    <style:style style:name="P58" style:family="paragraph" style:parent-style-name="Heading_20_5">
      <style:paragraph-properties fo:break-before="page"/>
    </style:style>
    <style:style style:name="P59" style:family="paragraph" style:parent-style-name="Heading_20_7">
      <style:text-properties fo:font-style="italic" style:font-style-asian="italic" style:font-style-complex="italic"/>
    </style:style>
    <style:style style:name="P60" style:family="paragraph" style:parent-style-name="Text_20_body">
      <style:text-properties fo:font-style="italic" style:font-style-asian="italic" style:font-style-complex="italic"/>
    </style:style>
    <style:style style:name="P61" style:family="paragraph" style:parent-style-name="Text_20_body">
      <style:text-properties fo:font-style="normal" style:font-style-asian="normal" style:font-style-complex="normal"/>
    </style:style>
    <style:style style:name="P62" style:family="paragraph" style:parent-style-name="Text_20_body">
      <style:text-properties fo:font-style="italic" fo:font-weight="bold" style:font-style-asian="italic" style:font-weight-asian="bold" style:font-style-complex="italic" style:font-weight-complex="bold"/>
    </style:style>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paragraph-properties fo:text-align="start" style:justify-single-word="false"/>
    </style:style>
    <style:style style:name="P67" style:family="paragraph" style:parent-style-name="Text_20_body" style:list-style-name="L22">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8335in" text:min-label-width="0.25in"/>
        <style:text-properties style:font-name="StarSymbol"/>
      </text:list-level-style-bullet>
      <text:list-level-style-bullet text:level="2" text:style-name="Bullet_20_Symbols" style:num-suffix="." text:bullet-char="○">
        <style:list-level-properties text:space-before="1.3335in" text:min-label-width="0.25in"/>
        <style:text-properties style:font-name="StarSymbol"/>
      </text:list-level-style-bullet>
      <text:list-level-style-bullet text:level="3" text:style-name="Bullet_20_Symbols" style:num-suffix="." text:bullet-char="■">
        <style:list-level-properties text:space-before="1.8335in" text:min-label-width="0.25in"/>
        <style:text-properties style:font-name="StarSymbol"/>
      </text:list-level-style-bullet>
      <text:list-level-style-bullet text:level="4" text:style-name="Bullet_20_Symbols" style:num-suffix="." text:bullet-char="●">
        <style:list-level-properties text:space-before="2.3335in" text:min-label-width="0.25in"/>
        <style:text-properties style:font-name="StarSymbol"/>
      </text:list-level-style-bullet>
      <text:list-level-style-bullet text:level="5" text:style-name="Bullet_20_Symbols" style:num-suffix="." text:bullet-char="○">
        <style:list-level-properties text:space-before="2.8335in" text:min-label-width="0.25in"/>
        <style:text-properties style:font-name="StarSymbol"/>
      </text:list-level-style-bullet>
      <text:list-level-style-bullet text:level="6" text:style-name="Bullet_20_Symbols" style:num-suffix="." text:bullet-char="■">
        <style:list-level-properties text:space-before="3.3335in" text:min-label-width="0.25in"/>
        <style:text-properties style:font-name="StarSymbol"/>
      </text:list-level-style-bullet>
      <text:list-level-style-bullet text:level="7" text:style-name="Bullet_20_Symbols" style:num-suffix="." text:bullet-char="●">
        <style:list-level-properties text:space-before="3.8335in" text:min-label-width="0.25in"/>
        <style:text-properties style:font-name="StarSymbol"/>
      </text:list-level-style-bullet>
      <text:list-level-style-bullet text:level="8" text:style-name="Bullet_20_Symbols" style:num-suffix="." text:bullet-char="○">
        <style:list-level-properties text:space-before="4.3335in" text:min-label-width="0.25in"/>
        <style:text-properties style:font-name="StarSymbol"/>
      </text:list-level-style-bullet>
      <text:list-level-style-bullet text:level="9" text:style-name="Bullet_20_Symbols" style:num-suffix="." text:bullet-char="■">
        <style:list-level-properties text:space-before="4.8335in" text:min-label-width="0.25in"/>
        <style:text-properties style:font-name="StarSymbol"/>
      </text:list-level-style-bullet>
      <text:list-level-style-bullet text:level="10" text:style-name="Bullet_20_Symbols" style:num-suffix="." text:bullet-char="●">
        <style:list-level-properties text:space-before="5.333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19">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p text:style-name="P2"/>
      <text:p text:style-name="P2"/>
      <text:p text:style-name="P2"/>
      <text:p text:style-name="P2"/>
      <text:p text:style-name="P2"/>
      <text:p text:style-name="P2"/>
      <text:p text:style-name="P2"/>
      <text:h text:style-name="P3" text:outline-level="1">How to Write a Test</text:h>
      <text:p text:style-name="P4">and Other Assorted Information</text:p>
      <text:p text:style-name="P5"/>
      <text:p text:style-name="P5"/>
      <text:p text:style-name="P5"/>
      <text:p text:style-name="P6">How To</text:p>
      <text:p text:style-name="P6">Tools</text:p>
      <text:p text:style-name="P6">Policies</text:p>
      <text:p text:style-name="P6">Available Resource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Table of Contents</text:p>
          </text:index-title>
          <text:p text:style-name="P8">How to Write a Test<text:tab/>1</text:p>
          <text:p text:style-name="P8">Introduction<text:tab/>4</text:p>
          <text:p text:style-name="P8">Pre-Game Lobby (getting started)<text:tab/>4</text:p>
          <text:p text:style-name="P8">What is a Test?<text:tab/>4</text:p>
          <text:p text:style-name="P9">An Example Test<text:tab/>5</text:p>
          <text:p text:style-name="P10">oracle-1.tst<text:tab/>5</text:p>
          <text:p text:style-name="P8">The Tools<text:tab/>7</text:p>
          <text:p text:style-name="P10">gronk<text:tab/>7</text:p>
          <text:p text:style-name="P10">The Rest of the Tools<text:tab/>7</text:p>
          <text:p text:style-name="P11">Tool Arguments and Environment Variables<text:tab/>7</text:p>
          <text:p text:style-name="P11">The Tools<text:tab/>9</text:p>
          <text:p text:style-name="P10">vtd<text:tab/>13</text:p>
          <text:p text:style-name="P8">Testing Policies<text:tab/>14</text:p>
          <text:p text:style-name="P8">Testing Resources<text:tab/>15</text:p>
          <text:p text:style-name="P10">Resources<text:tab/>15</text:p>
          <text:p text:style-name="P11">Test Hosts<text:tab/>15</text:p>
          <text:p text:style-name="P11">Databases<text:tab/>15</text:p>
          <text:p text:style-name="P12">WWII_Navy<text:tab/>15</text:p>
          <text:p text:style-name="P12">File Database<text:tab/>16</text:p>
          <text:p text:style-name="P11">Email Database<text:tab/>17</text:p>
          <text:p text:style-name="P11">CD Database<text:tab/>17</text:p>
          <text:p text:style-name="P11">musicbrainz_db Database<text:tab/>18</text:p>
          <text:p text:style-name="P11">Oracle<text:tab/>20</text:p>
          <text:p text:style-name="P11">Postgres<text:tab/>21</text:p>
          <text:p text:style-name="P11">Mysql<text:tab/>22</text:p>
          <text:p text:style-name="P11">Sqlserver<text:tab/>22</text:p>
          <text:p text:style-name="P11">Sybase<text:tab/>22</text:p>
          <text:p text:style-name="P11">Ingres-R<text:tab/>23</text:p>
          <text:p text:style-name="P11">db2<text:tab/>23</text:p>
          <text:p text:style-name="P11">Enterprise Content Management (ECM)<text:tab/>23</text:p>
          <text:p text:style-name="P12">sharepoint 2003<text:tab/>24</text:p>
          <text:p text:style-name="P12">sharepoint 2007<text:tab/>24</text:p>
          <text:p text:style-name="P12">documentum<text:tab/>24</text:p>
          <text:p text:style-name="P12">lotus<text:tab/>24</text:p>
          <text:p text:style-name="P11">Samba Shares<text:tab/>24</text:p>
          <text:p text:style-name="P11">Files<text:tab/>25</text:p>
          <text:p text:style-name="P11">Email<text:tab/>25</text:p>
          <text:p text:style-name="P12">imap<text:tab/>25</text:p>
          <text:p text:style-name="P12">imaps<text:tab/>26</text:p>
          <text:p text:style-name="P12">lotus<text:tab/>26</text:p>
          <text:p text:style-name="P12">exchange<text:tab/>26</text:p>
          <text:p text:style-name="P12">legato<text:tab/>26</text:p>
          <text:p text:style-name="P11">Websites<text:tab/>26</text:p>
          <text:p text:style-name="P12">linux(apache2)<text:tab/>27</text:p>
          <text:p text:style-name="P12">windows(IIS)<text:tab/>27</text:p>
          <text:p text:style-name="P11">Test Platforms<text:tab/>27</text:p>
          <text:p text:style-name="P12">Linux<text:tab/>27</text:p>
          <text:p text:style-name="P12">Windows(IIS)<text:tab/>27</text:p>
          <text:p text:style-name="P12">Solaris<text:tab/>27</text:p>
          <text:p text:style-name="P8">How To Reach Gary<text:tab/>27</text:p>
          <text:p text:style-name="P8">My Needs<text:tab/>28</text:p>
        </text:index-body>
      </text:table-of-content>
      <text:h text:style-name="P1" text:outline-level="1"/>
      <text:h text:style-name="P13" text:outline-level="1">Introduction</text:h>
      <text:p text:style-name="P14"><text:tab/>This document is a description of the test infrastructure and tools. <text:s/>It includes information needed for set up, test development, using the tools, and available testing resources. <text:s/>An attempt has been made at a testing policy which I expect to change as practices change. <text:s/>This should be viewed as the proverbial living document because it will be changed to accurately represent the items above as they change or things are added.</text:p>
      <text:h text:style-name="P1" text:outline-level="1">Pre-Game Lobby (getting started)</text:h>
      <text:p text:style-name="P14"><text:tab/>Where do you get the test infrastructure. <text:s/>For the moment, CVS is out of space. <text:s/>It is sitting on testbed5. <text:s/>You can get it by doing:</text:p>
      <text:p text:style-name="P15">mount -t nfs -o defaults testbed5:/virtual2/data /testenv</text:p>
      <text:p text:style-name="P16">assuming you have a directory called /testenv.</text:p>
      <text:p text:style-name="P16"><text:tab/>To get the TESTENV, pull it from source code using svn:</text:p>
      <text:p text:style-name="P15">svn co svn://testbed6.test.vivisimo.com/testenv</text:p>
      <text:p text:style-name="P16">Since this is in your own play space, you can do with it what you want. <text:s/>Please do not submit every little experiment to the code base.</text:p>
      <text:p text:style-name="P16"><text:s/><text:tab/>Once you have it copied, edit a file called <text:span text:style-name="T1">setup</text:span>. <text:s/>The contents of that file are self-explanatory. <text:s/>Do exactly what it says. <text:s/>Then say <text:span text:style-name="T1">make</text:span>. <text:s/>This will compile the C portions of the environment and dump them into <text:span text:style-name="T1">$TEST_ROOT/bin</text:span>.</text:p>
      <text:p text:style-name="P16"><text:tab/>You will need python to run theses tools. <text:s/>Python was chosen because it lends more programming structure than shell, is easier than C, and provides most of the functions needed to implement the infrastructure out of the box. <text:s/>The modules that you will need are subprocess, and httplib. <text:s/>Subprocess is not available until python 2.4 as a standard part of the python install. <text:s/>All other modules are either part of the test environment or part of a standard python install. <text:s/>Errors involving cgi_interface, http_interface, toolenv, or crt probably mean the python path does not have $TEST_ROOT/lib in it.</text:p>
      <text:p text:style-name="P16"><text:tab/>Install the <text:span text:style-name="T1">cgi</text:span> program, <text:span text:style-name="T1">gronk</text:span>, on the target machine. <text:s/>It goes in the <text:span text:style-name="T1">vivisimo/www/cgi-bin</text:span> directory of the install. <text:s/>How to compile it is in the tools section below.</text:p>
      <text:p text:style-name="P14"><text:span text:style-name="T2"><text:tab/>If you have done everything above, exactly as specified, the tests that exist should run just by typing the name of the test file; for example, </text:span><text:span text:style-name="T3">oracle-1.tst</text:span><text:span text:style-name="T2">.</text:span></text:p>
      <text:h text:style-name="P1" text:outline-level="1">What is a Test?</text:h>
      <text:p text:style-name="Text_20_body"><text:tab/>For our purposes, a test is any program. <text:s/>For the moment, any executable can be a test. <text:s/>There are only a couple of rules that these programs must follow:</text:p>
      <text:list text:style-name="L2">
        <text:list-item>
          <text:p text:style-name="P17">One directory, one test. <text:s/>Each test exists in it's own directory. <text:s/>Even if the the whole test is one file, it is in a directory by itself.</text:p>
        </text:list-item>
        <text:list-item>
          <text:p text:style-name="P17">The directory name is the same as that of the test.</text:p>
        </text:list-item>
        <text:list-item>
          <text:p text:style-name="P17">All tests will have an exit status. <text:s/>While not required, it is strongly preferred that exit 0 be used to indicate a passing test. <text:s/>Any other exit status indicates a failure of some sort.</text:p>
        </text:list-item>
      </text:list>
      <text:h text:style-name="Heading_20_2" text:outline-level="2">An Example Test</text:h>
      <text:p text:style-name="Text_20_body"><text:tab/>In most instances, a test will consist of the test program and associated files needed to make the test run. <text:s/>This example will show a simple crawl/search/verify test which will probably make up the bulk of the initial crawler tests. <text:s/>This test is called oracle-1. <text:s/>It has three required files associated with it.</text:p>
      <text:list text:style-name="L3">
        <text:list-item>
          <text:p text:style-name="P18">oracle-1.tst <text:s/><text:span text:style-name="T2">This is the actual test file. <text:s/>We will take a closer look at this shortly.</text:span></text:p>
        </text:list-item>
        <text:list-item>
          <text:p text:style-name="P18">oracle-1.xml <text:s/><text:span text:style-name="T2">This is the XML produced when the collection is created in velocity. <text:s/>This collection is a crawl of an oracle database containing the WWII_Navy tables and views. <text:s/>Here, we are only crawling the view vessel_view.</text:span></text:p>
        </text:list-item>
        <text:list-item>
          <text:p text:style-name="P18">oracle-1.xml.stats <text:s/><text:span text:style-name="T2">This is the collection XML produced when the collection has been successfully run from Velocity.</text:span></text:p>
        </text:list-item>
      </text:list>
      <text:p text:style-name="P19"><text:tab/>In addition to these files, there is a directory called <text:span text:style-name="T1">query_cmp_files</text:span>. <text:s/>This directory contains saved search files from previous executions of a query/search. <text:s/>It is checked for correctness and saved. <text:s/>When the test is run, the queries are automatically executed again. <text:s/>The search XML is brought back to the host machine and the new results are compared to the old results to assure that this basic test still works as it did before.</text:p>
      <text:h text:style-name="P20" text:outline-level="3">oracle-1.tst</text:h>
      <text:p text:style-name="P21"><text:span text:style-name="T2"><text:tab/></text:span>#!/bin/bash</text:p>
      <text:p text:style-name="P21"><text:tab/>#####################################################################</text:p>
      <text:p text:style-name="P21"><text:tab/>###</text:p>
      <text:p text:style-name="P21"><text:tab/># <text:s text:c="2"/>Global stuff</text:p>
      <text:p text:style-name="P21"><text:tab/>###</text:p>
      <text:p text:style-name="P21"><text:s text:c="2"/><text:tab/> source $TEST_ROOT/lib/global_setting.sh</text:p>
      <text:p text:style-name="P21"><text:s/><text:tab/> <text:s/>VCOLLECTION="oracle-1"</text:p>
      <text:p text:style-name="P21"><text:s/><text:tab/> <text:s/>DESCRIPTION="oracle simple view crawl and search"</text:p>
      <text:p text:style-name="P21"><text:tab/>###</text:p>
      <text:p text:style-name="P21"><text:tab/>###</text:p>
      <text:p text:style-name="P21"><text:tab/>source $TEST_ROOT/lib/funclib.sh</text:p>
      <text:p text:style-name="P21"><text:tab/>source $TEST_ROOT/lib/basic_query_test.sh</text:p>
      <text:p text:style-name="P21"><text:tab/>#####################################################################</text:p>
      <text:p text:style-name="P21"><text:tab/>test_header $VCOLLECTION $DESCRIPTION</text:p>
      <text:p text:style-name="P21"><text:tab/>source $TEST_ROOT/lib/standard_setup.sh</text:p>
      <text:p text:style-name="P21"><text:tab/>crawl_check $SHOST $VCOLLECTION</text:p>
      <text:p text:style-name="P21"><text:tab/>#</text:p>
      <text:p text:style-name="P21"><text:tab/># <text:s text:c="2"/>function basic_query_test</text:p>
      <text:p text:style-name="P21"><text:tab/># <text:s text:c="2"/>args are test number, host, collection, query string</text:p>
      <text:p text:style-name="P21"><text:tab/>#</text:p>
      <text:p text:style-name="P21"><text:tab/>basic_query_test 1 $SHOST $VCOLLECTION Arizona</text:p>
      <text:p text:style-name="P21"><text:tab/>basic_query_test 2 $SHOST $VCOLLECTION Arizona+Battleship</text:p>
      <text:p text:style-name="P21"><text:tab/>basic_query_test 3 $SHOST $VCOLLECTION bismarck</text:p>
      <text:p text:style-name="P21"><text:tab/>basic_query_test 4 $SHOST $VCOLLECTION arizona</text:p>
      <text:p text:style-name="P21"><text:tab/>basic_query_test 5 $SHOST $VCOLLECTION Blücher</text:p>
      <text:p text:style-name="P21"/>
      <text:p text:style-name="P21"><text:tab/>source $TEST_ROOT/lib/standard_results.sh</text:p>
      <text:p text:style-name="P21"/>
      <text:p text:style-name="P21"><text:tab/>You can see a few things. <text:s/>First, a lot of the test is being sourced from some standard library. <text:s/>These are the parts which set up the collection on the target, initiate the crawl and wait for the crawl to complete. <text:s/><text:span text:style-name="T1">test_header</text:span> just writes the test description data. <text:s/>The <text:span text:style-name="T1">standard_setup</text:span> section gets the options, sets up the collection(puts <text:span text:style-name="T1">oracle-1.xml</text:span> to the target machine) and starts the crawl. <text:s/><text:span text:style-name="T1">crawl_check</text:span> makes sure this crawl looks like the one stored in <text:span text:style-name="T1">oracle_1.xml.stats</text:span>. <text:s/>Each instance <text:span text:style-name="T1">basic_query_test</text:span> initiates one of 5 queries and automatically checks the returned result with the stored result. <text:s text:c="2"/>The <text:span text:style-name="T1">standard_results</text:span> section issues the PASS/FAIL and the exit status. <text:s/>In order to do all of this, you have set the <text:span text:style-name="T1">TEST_ROOT</text:span> environment variable (more on it below).</text:p>
      <text:p text:style-name="P21"><text:tab/>Deciding on your PASS/FAIL criteria can be the tricky part. <text:s/>It has to be large enough to be a reliable measure of the test result. <text:s/>It has to be static, i.e., it can not change from run to run. <text:s/>It has to be possible to validate using automated means if you want the test to be fully automated. <text:s/>For example, it turns out that the only static portion of a search are the result URLs. <text:s/>Everything else (score, order, etc) is subject to change from run to run. <text:s/>That means, to get a static result, the URLs have to found in both the compare file and the new result file, extracted and sorted before they can be compared.</text:p>
      <text:p text:style-name="P21"><text:tab/>What have you done to get to this point?</text:p>
      <text:list text:style-name="L4">
        <text:list-item>
          <text:p text:style-name="P22">Created the collection.</text:p>
        </text:list-item>
        <text:list-item>
          <text:p text:style-name="P22">Saved the collection xml file.</text:p>
        </text:list-item>
        <text:list-item>
          <text:p text:style-name="P22">Run the collection.</text:p>
        </text:list-item>
        <text:list-item>
          <text:p text:style-name="P22">Saved the new collection xml file as test.xml.stats. <text:s/>You should also check the crawl and indexing data to make sure it is correct.</text:p>
        </text:list-item>
        <text:list-item>
          <text:p text:style-name="P22">Written the .tst file. <text:s/>In most instances, this should be a copy of an existing test and then make some short changes to reflect the new name and collection.</text:p>
        </text:list-item>
        <text:list-item>
          <text:p text:style-name="P22">Saved the query/search xml from the initial searches.</text:p>
        </text:list-item>
        <text:list-item>
          <text:p text:style-name="P22">Checked the searches to make sure they returned what you expected.</text:p>
        </text:list-item>
      </text:list>
      <text:p text:style-name="P21"><text:tab/>It may seem like a lot, but there are a number of tools to help you get through this. <text:s/>Once the collection is created, it should take no more than 20 minutes to create the actual test when it is this simple. <text:s/>The caveat, of course, is that more complicated tests take longer. <text:s/>How long depends on what kind of data needs to be produced and what other code has to be written.</text:p>
      <text:p text:style-name="P21"><text:tab/>When you are ready to write a test for the first time, the easiest way is for us to sit and do it together. <text:s/>No matter what is going on, for this, I will make time.</text:p>
      <text:h text:style-name="P1" text:outline-level="1">The Tools</text:h>
      <text:h text:style-name="Heading_20_3" text:outline-level="3">gronk</text:h>
      <text:p text:style-name="Text_20_body"><text:tab/>There are a number of tools which will make writing tests easier. <text:s/>Many of the tools are standalone. <text:s/>Most, however, depend on a cgi program. <text:s/>Before you can run all of the tools, <text:span text:style-name="T1"><text:s/>gronk </text:span><text:span text:style-name="T2">must be put in the </text:span><text:span text:style-name="T1">vivisimo/www/cgi-bin</text:span><text:span text:style-name="T2"> directory. <text:s/>This is true for all target platforms. <text:s/>This is a C program which allows many of the testing tools to work. <text:s/>gronk has been tested on linux (32 and 64 bit), Solaris and Windows. <text:s/>The source is in the utils/src/ctools directory. <text:s/>Compiling for linux and Solaris is easy:</text:span></text:p>
      <text:p text:style-name="P23">gcc -o gronk gronk.c</text:p>
      <text:p text:style-name="P16">Compiling on Windows requires cygwin;</text:p>
      <text:p text:style-name="P23">gcc -DPLATFORM_WINDOWS -mno-cygwin -o gronk gronk.c</text:p>
      <text:p text:style-name="P16"><text:tab/>This is one large file. <text:s/>It was done that way for ease of compilation on multiple platforms. <text:s/>There is a library'ized version which is built using make files, but I felt that setting up that environment was something you didn't need or want when you are dealing with various operating systems.</text:p>
      <text:p text:style-name="P16"/>
      <text:h text:style-name="P24" text:outline-level="3">The Rest of the Tools</text:h>
      <text:h text:style-name="Heading_20_5" text:outline-level="5">Tool Arguments and Environment Variables</text:h>
      <text:p text:style-name="Text_20_body"><text:tab/>All of the tools share a common set of arguments. <text:s/>While not all tools will use all of the arguments, all of the tools will accept them. <text:s/>They are:</text:p>
      <text:list text:style-name="L5">
        <text:list-item>
          <text:p text:style-name="P25"><text:span text:style-name="T1">-P &lt;password&gt;</text:span> or <text:span text:style-name="T1">–-password=&lt;password&gt;</text:span> <text:s text:c="2"/>The user password for the target. <text:s/>Overrides <text:span text:style-name="T1">VIVPW</text:span> environment variable. <text:s/>If you have used <text:span text:style-name="T1">setup</text:span> correctly, you can ignore this option.</text:p>
        </text:list-item>
        <text:list-item>
          <text:p text:style-name="P25"><text:span text:style-name="T1">-H &lt;host name&gt; </text:span><text:span text:style-name="T2">or –</text:span><text:span text:style-name="T1">host=&lt;host name&gt;</text:span> <text:s/>The name of the target host. <text:s/>Overrides <text:span text:style-name="T1">VIVHOST</text:span> environment variable. <text:s/>If you have used <text:span text:style-name="T1">setup</text:span> correctly, you can ignore this option.</text:p>
        </text:list-item>
        <text:list-item>
          <text:p text:style-name="P25"><text:span text:style-name="T1">-U &lt;user name&gt;</text:span> <text:s/>or <text:span text:style-name="T1">–user=&lt;user name&gt;</text:span> The Vivisimo user name on the target. <text:s/>Overrides <text:span text:style-name="T1">VIVUSER</text:span> environment variable. <text:s/>If you have used <text:span text:style-name="T1">setup</text:span> correctly, you can ignore this option.</text:p>
        </text:list-item>
        <text:list-item>
          <text:p text:style-name="P25"><text:span text:style-name="T1">-C &lt;collection name&gt;</text:span> <text:s/>or <text:span text:style-name="T1">–collection=&lt;collection name&gt;</text:span> The name of the collection to be worked with</text:p>
        </text:list-item>
        <text:list-item>
          <text:p text:style-name="P25"><text:span text:style-name="T1">-p &lt;search port&gt;</text:span> or <text:span text:style-name="T1">–port=&lt;search port&gt;</text:span> Specifies the port searches are to execute through. <text:s/>Overrides <text:span text:style-name="T1">VIVPORT</text:span> environment variable. <text:s/>If you have used <text:span text:style-name="T1">setup</text:span> correctly, you can ignore this option.</text:p>
        </text:list-item>
        <text:list-item>
          <text:p text:style-name="P25"><text:span text:style-name="T1">-Q &lt;query string&gt;</text:span> or <text:span text:style-name="T1">–query=&lt;query string&gt;</text:span> Specifies a query string to search on</text:p>
        </text:list-item>
        <text:list-item>
          <text:p text:style-name="P25"><text:span text:style-name="T1">-B &lt;binlist&gt;</text:span> or <text:span text:style-name="T1">–binlist=&lt;binlist&gt;</text:span> <text:s/>Specifies a list of bins to get or test. <text:s/>For example, ship:Battleship will look for keyword Battleship in the ship bin. <text:s/>ship:Battleship:nation:USA will look for all of the USA Battleships in the nested bins ship and nation.</text:p>
        </text:list-item>
        <text:list-item>
          <text:p text:style-name="P25"><text:span text:style-name="T1">-f</text:span> or <text:span text:style-name="T1">–force</text:span> <text:s/>This used to force some actions. <text:s/>It applies only to deletions and process interruptions.</text:p>
        </text:list-item>
        <text:list-item>
          <text:p text:style-name="P25"><text:span text:style-name="T1">-n &lt;number&gt;</text:span> or <text:span text:style-name="T1">–num=&lt;number&gt;</text:span> <text:s/>num is the maximum number of results to return. <text:s/>The default is 200. <text:s/>With this, you can change it.</text:p>
        </text:list-item>
        <text:list-item>
          <text:p text:style-name="P25"><text:span text:style-name="T1">-F &lt;filepath&gt;</text:span> or <text:span text:style-name="T1">–filepath=&lt;filepath&gt;</text:span> <text:s/>If you are putting a file to the target, this is the full path of the local file. <text:s/>If you are getting a file from the target, this is the full path of the remote file on the target.</text:p>
        </text:list-item>
        <text:list-item>
          <text:p text:style-name="P25"><text:span text:style-name="T1">-D &lt;targetdir&gt;</text:span> or <text:span text:style-name="T1">–targetdir=&lt;targetdir&gt;</text:span> <text:s/>Where to put a file on the target machine.</text:p>
        </text:list-item>
        <text:list-item>
          <text:p text:style-name="P25"><text:span text:style-name="T1">-d &lt;dirtype&gt;</text:span> or <text:span text:style-name="T1">–dirtype=&lt;dirtype&gt;</text:span> <text:s/>For direct execution of a vivisimo command, this specifies what kind of executable it is. <text:s/>Legal values are bin, service(s), converter(s), or collection(s).</text:p>
        </text:list-item>
        <text:list-item>
          <text:p text:style-name="P25"><text:span text:style-name="T1">-T &lt;target os&gt;</text:span> or <text:span text:style-name="T1">–targetos=&lt;target os&gt;</text:span> <text:s/>Specifies the operating system of the target machine. <text:s/>Values are windows, linux, solaris, etc. <text:s/>All lower case. <text:s/>Overrides <text:span text:style-name="T1">VIVTARGETOS</text:span> environment variable. <text:s/>If you have used <text:span text:style-name="T1">setup</text:span> correctly, you can ignore this option.</text:p>
        </text:list-item>
        <text:list-item>
          <text:p text:style-name="P25"><text:span text:style-name="T1">-O &lt;output file&gt;</text:span> or <text:span text:style-name="T1">–outputfile=&lt;outputfile&gt;</text:span> <text:s/>Specifies where to dump the results of a query on the local machine.</text:p>
        </text:list-item>
        <text:list-item>
          <text:p text:style-name="P25"><text:span text:style-name="T1">-t &lt;max run time&gt;</text:span> or <text:span text:style-name="T1">–maxtime=&lt;max run time&gt;</text:span> <text:s/>You can set a time limit for a crawl. <text:s/>This option does it.</text:p>
        </text:list-item>
        <text:list-item>
          <text:p text:style-name="P25"><text:span text:style-name="T1">-R &lt;project&gt;</text:span> or <text:span text:style-name="T1">–project=&lt;project&gt;</text:span> <text:s/>Although most work will be done in query-meta, this allows you to change the project. <text:s/>Overrides <text:span text:style-name="T1">VIVPROJECT</text:span> environment variable. <text:s/>If you have used <text:span text:style-name="T1">setup</text:span> correctly, you can ignore this option.</text:p>
        </text:list-item>
        <text:list-item>
          <text:p text:style-name="P26">-w <text:span text:style-name="T2">or</text:span> –winfiles <text:s/><text:span text:style-name="T2">This option has no argument. <text:s/>The -w option is used when you are searching a </text:span>windows<text:span text:style-name="T2"> based crawl and what has been crawled are </text:span>files<text:span text:style-name="T2">. <text:s/>This was necessary because it returns file urls that look different than linux/solaris crawls due to the nature of the target OS. <text:s/>It is different from setting </text:span>VIVTARGETOS<text:span text:style-name="T2"> to windows</text:span></text:p>
        </text:list-item>
        <text:list-item>
          <text:p text:style-name="P27"><text:span text:style-name="T1">-s &lt;sql statement&gt;</text:span> or <text:span text:style-name="T1">–sql=&lt;sql statement&gt;</text:span> <text:s/>Argument to pass a sql statement to query_db.</text:p>
        </text:list-item>
        <text:list-item>
          <text:p text:style-name="P27"><text:span text:style-name="T1">-b &lt;database&gt;</text:span> or <text:span text:style-name="T1">–database=&lt;database&gt;</text:span> <text:s/>Supply the appropriate database to be queried if the command requires it.</text:p>
        </text:list-item>
        <text:list-item>
          <text:p text:style-name="P27"><text:span text:style-name="T1">-c &lt;db command&gt;</text:span> or <text:span text:style-name="T1">–dbcommand=&lt;dbcommand&gt;</text:span> <text:s/>Supply the executable to for the database program to be executed. <text:s/>If none, and it is required, it defaults to the Vivisimo installation of sqlite-shell.</text:p>
        </text:list-item>
      </text:list>
      <text:p text:style-name="Text_20_body"><text:tab/>All of these arguments, except collection name, can alternatively be set using environment variables. <text:s/>There are also some environment variables that are required and separate from the arguments. <text:s/>All of them should be set in the <text:span text:style-name="T1">setup</text:span> file. <text:s/>The environment variables are:</text:p>
      <text:list text:style-name="L6">
        <text:list-item>
          <text:p text:style-name="P28"><text:span text:style-name="T1">TEST_ROOT</text:span> <text:s/>This is required. <text:s/>It is set to the install directory of the test infrastructure. <text:s/>If you have put the test infrastructure in <text:span text:style-name="T1">/home/me/TESTENV</text:span>, then <text:span text:style-name="T1">TEST_ROOT=/home/me/TESTENV</text:span>.</text:p>
        </text:list-item>
        <text:list-item>
          <text:p text:style-name="P28"><text:span text:style-name="T1">VIVPORT</text:span> <text:s/>Set it to the port of the query service. <text:s/>It defaults to <text:span text:style-name="T1">7205</text:span> (at least it should). <text:s/>It can be used instead of <text:span text:style-name="T1">-p</text:span>.</text:p>
        </text:list-item>
        <text:list-item>
          <text:p text:style-name="P28"><text:span text:style-name="T1">VIVHOST</text:span> <text:s/>Set it to the remote host. <text:s/>It can be used instead of <text:span text:style-name="T1">-H</text:span>.</text:p>
        </text:list-item>
        <text:list-item>
          <text:p text:style-name="P28"><text:span text:style-name="T1">VIVUSER</text:span> <text:s/>Set it to the Vivisimo user. <text:s/>It can be used instead of <text:span text:style-name="T1">-U</text:span>.</text:p>
        </text:list-item>
        <text:list-item>
          <text:p text:style-name="P28"><text:span text:style-name="T1">VIVPW</text:span> <text:s/>Set it to the user password. <text:s/>It can be used instead of <text:span text:style-name="T1">-P</text:span></text:p>
        </text:list-item>
        <text:list-item>
          <text:p text:style-name="P28"><text:span text:style-name="T1">VIVTARGETOS</text:span> <text:s/>This is required <text:span text:style-name="T1">only</text:span> if the target machine is running <text:span text:style-name="T1">windows</text:span>. <text:s/>In that case, it should be <text:span text:style-name="T1">VIVTARGETOS=windows</text:span>. <text:s/>For linux or Solaris you can use no value or any value but windows. <text:s/>It can be used instead of <text:span text:style-name="T1">-T</text:span></text:p>
        </text:list-item>
        <text:list-item>
          <text:p text:style-name="P28"><text:span text:style-name="T1">VIVPROJECT</text:span> <text:s/>Used to specify the project. <text:s/>It defaults to <text:span text:style-name="T1">query-meta</text:span>. <text:s/>It can be used instead of <text:span text:style-name="T1">-R</text:span>.</text:p>
        </text:list-item>
        <text:list-item>
          <text:p text:style-name="P28"><text:span text:style-name="T1">PATH</text:span> <text:s/>You should modify your path to include <text:span text:style-name="T1">$TEST_ROOT/utils/bin:$TEST_ROOT/bin</text:span>.</text:p>
        </text:list-item>
        <text:list-item>
          <text:p text:style-name="P28"><text:span text:style-name="T1">PYTHONPATH</text:span> <text:s/>Specifies the location of the test infrastructure python libs.</text:p>
        </text:list-item>
      </text:list>
      <text:p text:style-name="Text_20_body"><text:tab/>I use a setup file with the environment variables defined and I run it from the infrastructure install directory. <text:s/>It looks a bit like this:</text:p>
      <text:p text:style-name="P29">export TEST_ROOT=`pwd`</text:p>
      <text:p text:style-name="P29">export VIVHOST=testbed4</text:p>
      <text:p text:style-name="P29">export VIVPORT=7205</text:p>
      <text:p text:style-name="P29">export VIVTARGETOS=linux</text:p>
      <text:p text:style-name="P29">export VIVUSER=&lt;my user name&gt;</text:p>
      <text:p text:style-name="P29">export VIVPW=&lt;my password&gt;</text:p>
      <text:p text:style-name="P29">export PATH=$PATH:$TEST_ROOT/bin:$TEST_ROOT/utils/bin</text:p>
      <text:p text:style-name="P30"/>
      <text:h text:style-name="Heading_20_5" text:outline-level="5">The Tools</text:h>
      <text:p text:style-name="Text_20_body"><text:tab/>There are tools available to allow you to do remotely, most of the things you can do with a collection from the UI. <text:s/>They all use the arguments and environment variables described above. <text:s/>Additional arguments that are specific to each of the tools will be described as necessary. <text:s/>Remember, <text:span text:style-name="T3">if you have set the environment variables as recommended, you can ignore the -H, -U, -P, -T, and -R options entirely</text:span><text:span text:style-name="T2">.</text:span></text:p>
      <text:list text:style-name="L7">
        <text:list-item>
          <text:p text:style-name="P31">build_index<text:span text:style-name="T2"> <text:s text:c="2"/>Build the index for the specified collection</text:span></text:p>
          <text:list>
            <text:list-item>
              <text:p text:style-name="P32">valid options: -C, -H, -U, -P, -T, -R, --help</text:p>
            </text:list-item>
            <text:list-item>
              <text:p text:style-name="P32">exit status: <text:s/>0 = successfully started, 1 = failed</text:p>
            </text:list-item>
            <text:list-item>
              <text:p text:style-name="P32">implementation language: <text:s/>python</text:p>
            </text:list-item>
          </text:list>
        </text:list-item>
        <text:list-item>
          <text:p text:style-name="P31">collection_exists <text:span text:style-name="T2">Does a given collection exist.</text:span></text:p>
          <text:list>
            <text:list-item>
              <text:p text:style-name="P32">valid options: -C, -H, -U, -P, -T, -R, --help</text:p>
            </text:list-item>
            <text:list-item>
              <text:p text:style-name="P32">exit status: <text:s/>1 = collection exists, 0 otherwise</text:p>
            </text:list-item>
            <text:list-item>
              <text:p text:style-name="P32">implementation language: <text:s/>python</text:p>
            </text:list-item>
          </text:list>
        </text:list-item>
        <text:list-item>
          <text:p text:style-name="P31">create_collection <text:s/><text:span text:style-name="T2">Create a new collection on the target using the save xml on the local host.</text:span></text:p>
          <text:list>
            <text:list-item>
              <text:p text:style-name="P32">valid options: -C, -H, -U, -P, -T, -R, --help</text:p>
            </text:list-item>
            <text:list-item>
              <text:p text:style-name="P32">exit status: <text:s/>0 = successfully started, 1 = failed</text:p>
            </text:list-item>
            <text:list-item>
              <text:p text:style-name="P32">implementation language: <text:s/>python</text:p>
            </text:list-item>
          </text:list>
        </text:list-item>
        <text:list-item>
          <text:p text:style-name="P31">delete_collection <text:span text:style-name="T2">Delete a named collection on the target.</text:span></text:p>
          <text:list>
            <text:list-item>
              <text:p text:style-name="P32">valid options: -C, -H, -U, -P, -f, -T, -R, --help</text:p>
            </text:list-item>
            <text:list-item>
              <text:p text:style-name="P32">exit status: <text:s/>0 = successfully started, 1 = failed</text:p>
            </text:list-item>
            <text:list-item>
              <text:p text:style-name="P32">implementation language: <text:s/>python</text:p>
            </text:list-item>
          </text:list>
        </text:list-item>
        <text:list-item>
          <text:p text:style-name="P31">delete_data<text:span text:style-name="T2"> Delete the data from a named collection, but keep the collection itself intact.</text:span></text:p>
          <text:list>
            <text:list-item>
              <text:p text:style-name="P32">valid options: -C, -H, -U, -P, -f, -T, -R, --help</text:p>
            </text:list-item>
            <text:list-item>
              <text:p text:style-name="P32">exit status: <text:s/>0 = successfully started, 1 = failed</text:p>
            </text:list-item>
            <text:list-item>
              <text:p text:style-name="P32">implementation language: <text:s/>python</text:p>
            </text:list-item>
          </text:list>
        </text:list-item>
        <text:list-item>
          <text:p text:style-name="P31">get_collection <text:span text:style-name="T2">Copy the collection data xml file from the target to the local host. <text:s/>The file is stored in &lt;collection_name&gt;.xml.run so it does not destroy an existing xml file should one exist in the local directory.</text:span></text:p>
          <text:list>
            <text:list-item>
              <text:p text:style-name="P32">valid options: -C, -H, -U, -P, -T, -R, --help</text:p>
            </text:list-item>
            <text:list-item>
              <text:p text:style-name="P32">exit status: <text:s/>0 = successfully started, 1 = failed</text:p>
            </text:list-item>
            <text:list-item>
              <text:p text:style-name="P32">implementation language: <text:s/>python</text:p>
              <text:list>
                <text:list-item>
                  <text:p text:style-name="P33"><text:span text:style-name="T1">get_raw_collection </text:span>Copy the collection xml file from the target to the local host. <text:s/>The file is stored in &lt;collection_name&gt;.xml.raw so it does not destroy an existing xml file should one exist in the local directory. <text:s/>This gets the actual collection xml from the repository.</text:p>
                </text:list-item>
              </text:list>
            </text:list-item>
            <text:list-item>
              <text:p text:style-name="P32">valid options: -C, -H, -U, -P, -T, -R, --help</text:p>
            </text:list-item>
            <text:list-item>
              <text:p text:style-name="P32">exit status: <text:s/>0 = successfully started, 1 = failed</text:p>
            </text:list-item>
            <text:list-item>
              <text:p text:style-name="P32">implementation language: <text:s/>python</text:p>
              <text:list>
                <text:list-item>
                  <text:p text:style-name="P33"><text:span text:style-name="T1">get_collection_admin </text:span>Copy the collection admin html file from the target to the local host. <text:s/>The file is stored in &lt;collection_name&gt;.admin.html.</text:p>
                </text:list-item>
              </text:list>
            </text:list-item>
            <text:list-item>
              <text:p text:style-name="P32">valid options: -C, -H, -U, -P, -T, -R, --help</text:p>
            </text:list-item>
            <text:list-item>
              <text:p text:style-name="P32">exit status: <text:s/>0 = successfully started, 1 = failed</text:p>
            </text:list-item>
            <text:list-item>
              <text:p text:style-name="P32">implementation language: <text:s/>python</text:p>
            </text:list-item>
          </text:list>
        </text:list-item>
        <text:list-item>
          <text:p text:style-name="P31">get_raw_source <text:span text:style-name="T2">Copy the source xml file from the target repository to the local host. <text:s/>The file is stored in &lt;source_name&gt;.xml.raw so it does not destroy an existing xml file should one exist in the local directory.</text:span></text:p>
          <text:list>
            <text:list-item>
              <text:p text:style-name="P32">valid options: -C, -S, -H, -U, -P, -T, -R, --help</text:p>
            </text:list-item>
            <text:list-item>
              <text:p text:style-name="P32">exit status: <text:s/>0 = successfully started, 1 = failed</text:p>
            </text:list-item>
            <text:list-item>
              <text:p text:style-name="P32">implementation language: <text:s/>python</text:p>
            </text:list-item>
          </text:list>
        </text:list-item>
        <text:list-item>
          <text:p text:style-name="P31">get_bin_attribute <text:span text:style-name="T2">Copy the collection bin attribute data xml from the target to the local host. <text:s/>The file is stored in &lt;collection_name&gt;.vce.</text:span></text:p>
          <text:list>
            <text:list-item>
              <text:p text:style-name="P32">valid options: -A, -C, -H, -U, -P, -T, -R, -n, --help</text:p>
            </text:list-item>
            <text:list-item>
              <text:p text:style-name="P32">exit status: <text:s/>0 = successfully started, 1 = failed</text:p>
            </text:list-item>
            <text:list-item>
              <text:p text:style-name="P32">implementation language: <text:s/>python</text:p>
            </text:list-item>
          </text:list>
        </text:list-item>
        <text:list-item>
          <text:p text:style-name="P31">get_vce <text:span text:style-name="T2">Get the raw search vce from query_meta for a given collection.</text:span></text:p>
          <text:list>
            <text:list-item>
              <text:p text:style-name="P32">valid options: -C, -H, -U, -P, -T, -R, -n, --help</text:p>
            </text:list-item>
            <text:list-item>
              <text:p text:style-name="P32">exit status: <text:s/>0 = successfully started, 1 = failed</text:p>
            </text:list-item>
            <text:list-item>
              <text:p text:style-name="P32">implementation language: <text:s/>python</text:p>
            </text:list-item>
          </text:list>
        </text:list-item>
        <text:list-item>
          <text:p text:style-name="P31">get_raw_dictionary <text:span text:style-name="T2">Copy the dictionary xml file from the target repository to the local host. <text:s/>The file is stored in &lt;dictionary_name&gt;.xml.raw so it does not destroy an existing xml file should one exist in the local directory.</text:span></text:p>
          <text:list>
            <text:list-item>
              <text:p text:style-name="P32">valid options: -C, -H, -U, -P, -T, -R, --help</text:p>
            </text:list-item>
            <text:list-item>
              <text:p text:style-name="P32">exit status: <text:s/>0 = successfully started, 1 = failed</text:p>
            </text:list-item>
            <text:list-item>
              <text:p text:style-name="P32">implementation language: <text:s/>python</text:p>
            </text:list-item>
          </text:list>
        </text:list-item>
        <text:list-item>
          <text:p text:style-name="P31">get_status <text:s/><text:span text:style-name="T2">Get the status of the crawl of a named collection.</text:span></text:p>
          <text:list>
            <text:list-item>
              <text:p text:style-name="P32">valid options: -C, -H, -U, -P, -T, -R, --help</text:p>
            </text:list-item>
            <text:list-item>
              <text:p text:style-name="P32">exit status: <text:s/>0 = all idle, 2 = running indexer, 3 = running crawler, 1 = unknown</text:p>
            </text:list-item>
            <text:list-item>
              <text:p text:style-name="P32">implementation language: <text:s/>python</text:p>
            </text:list-item>
          </text:list>
        </text:list-item>
        <text:list-item>
          <text:p text:style-name="P31">query_service_status <text:s/><text:span text:style-name="T2">Check the status of the query service. <text:s/>Exit 0 if idle, otherwise exit 1.</text:span></text:p>
          <text:list>
            <text:list-item>
              <text:p text:style-name="P32">valid options: -C, -H, -U, -P, -T, -R, --help</text:p>
            </text:list-item>
            <text:list-item>
              <text:p text:style-name="P32">exit status: <text:s/>0 = query service idle, 1 = running</text:p>
            </text:list-item>
            <text:list-item>
              <text:p text:style-name="P32">implementation language: <text:s/>python</text:p>
            </text:list-item>
          </text:list>
        </text:list-item>
        <text:list-item>
          <text:p text:style-name="P31">refresh_crawl <text:s/><text:span text:style-name="T2">refresh or start a crawl of a collection (same as UI).</text:span></text:p>
          <text:list>
            <text:list-item>
              <text:p text:style-name="P32">valid options: -C, -H, -U, -P, -T, -R, --help</text:p>
            </text:list-item>
            <text:list-item>
              <text:p text:style-name="P32">exit status: <text:s/>0 = successfully started, 1 = failed</text:p>
            </text:list-item>
            <text:list-item>
              <text:p text:style-name="P32">implementation language: <text:s/>python</text:p>
            </text:list-item>
          </text:list>
        </text:list-item>
        <text:list-item>
          <text:p text:style-name="P31">resume_crawl <text:s/><text:span text:style-name="T2">resume or start a crawl of a collection (same as UI).</text:span></text:p>
          <text:list>
            <text:list-item>
              <text:p text:style-name="P32">valid options: -C, -H, -U, -P, -T, -R, --help</text:p>
            </text:list-item>
            <text:list-item>
              <text:p text:style-name="P32">exit status: <text:s/>0 = successfully started, 1 = failed</text:p>
            </text:list-item>
            <text:list-item>
              <text:p text:style-name="P32">implementation language: <text:s/>python</text:p>
            </text:list-item>
          </text:list>
        </text:list-item>
        <text:list-item>
          <text:p text:style-name="P31">run_query <text:s/><text:span text:style-name="T2">run a query against a named collection. <text:s/>The query results are placed in a file called </text:span>query_results<text:span text:style-name="T2">. <text:s/>This can be changed with the -O command line option.</text:span></text:p>
          <text:list>
            <text:list-item>
              <text:p text:style-name="P32">valid options: -C, -H, -U, -P, -T, -R, -O, -Q, --help</text:p>
            </text:list-item>
            <text:list-item>
              <text:p text:style-name="P32">exit status: <text:s/>0 = successfully started, 1 = failed</text:p>
            </text:list-item>
            <text:list-item>
              <text:p text:style-name="P32">implementation language: <text:s/>python</text:p>
            </text:list-item>
          </text:list>
        </text:list-item>
        <text:list-item>
          <text:p text:style-name="P31">simple_search <text:s/><text:span text:style-name="T2">this runs a query using run_query. <text:s/>It then compares the returned result with the results that have been saved in a </text:span>.cmp<text:span text:style-name="T2"> file.</text:span></text:p>
          <text:list>
            <text:list-item>
              <text:p text:style-name="P32">valid options: -C, -H, -U, -P, -T, -R, -w</text:p>
            </text:list-item>
            <text:list-item>
              <text:p text:style-name="P32">exit status: <text:s/>0 = successful, 1 = failed</text:p>
            </text:list-item>
            <text:list-item>
              <text:p text:style-name="P32">implementation language: <text:s/>shell</text:p>
            </text:list-item>
          </text:list>
        </text:list-item>
      </text:list>
      <text:list text:style-name="L7">
        <text:list-item text:start-value="1">
          <text:p text:style-name="P31">simple_binning <text:s/><text:span text:style-name="T2">this is the same a simple_search, but it knows enough to also check binning results. <text:s/>This also uses the </text:span>-w<text:span text:style-name="T2"> option.</text:span></text:p>
          <text:list>
            <text:list-item>
              <text:p text:style-name="P32">valid options: -C, -H, -U, -P, -T, -R, -w</text:p>
            </text:list-item>
            <text:list-item>
              <text:p text:style-name="P32">exit status: <text:s/>0 = successful, 1 = failed</text:p>
            </text:list-item>
            <text:list-item>
              <text:p text:style-name="P32">implementation language: <text:s/>shell</text:p>
            </text:list-item>
          </text:list>
        </text:list-item>
        <text:list-item>
          <text:p text:style-name="P31">start_crawl<text:span text:style-name="T2"> <text:s/>start a crawl of a collection (same as UI).</text:span></text:p>
          <text:list>
            <text:list-item>
              <text:p text:style-name="P32">valid options: -C, -H, -U, -P, -T, -R, --help</text:p>
            </text:list-item>
            <text:list-item>
              <text:p text:style-name="P32">exit status: <text:s/>0 = successfully started, 1 = failed</text:p>
            </text:list-item>
            <text:list-item>
              <text:p text:style-name="P32">implementation language: <text:s/>python</text:p>
            </text:list-item>
          </text:list>
        </text:list-item>
        <text:list-item>
          <text:p text:style-name="P31">start_query_service</text:p>
          <text:list>
            <text:list-item>
              <text:p text:style-name="P32">valid options: <text:s/>-H, -U, -P, -T, -R, --help</text:p>
            </text:list-item>
            <text:list-item>
              <text:p text:style-name="P32">exit status: <text:s/>0 = successful, 1 = failed</text:p>
            </text:list-item>
            <text:list-item>
              <text:p text:style-name="P32">implementation language: <text:s/>python</text:p>
            </text:list-item>
          </text:list>
        </text:list-item>
        <text:list-item>
          <text:p text:style-name="P31">stop_crawl <text:span text:style-name="T2">stop a crawl of a collection (same as UI).</text:span></text:p>
          <text:list>
            <text:list-item>
              <text:p text:style-name="P32">valid options: -C, -H, -U, -P, -f, -T, -R, --help</text:p>
            </text:list-item>
            <text:list-item>
              <text:p text:style-name="P32">exit status: <text:s/>0 = successfully started, 1 = failed</text:p>
            </text:list-item>
            <text:list-item>
              <text:p text:style-name="P32">implementation language: <text:s/>python</text:p>
            </text:list-item>
          </text:list>
        </text:list-item>
        <text:list-item>
          <text:p text:style-name="P31">stop_crindex <text:s/><text:span text:style-name="T2">stop the crawler or indexer, whichever is running, for a collection.</text:span></text:p>
          <text:list>
            <text:list-item>
              <text:p text:style-name="P32">valid options: -C, -H, -U, -P, -f, -T, -R, --help</text:p>
            </text:list-item>
            <text:list-item>
              <text:p text:style-name="P32">exit status: <text:s/>0 = successfully started, 1 = failed</text:p>
            </text:list-item>
            <text:list-item>
              <text:p text:style-name="P32">implementation language: <text:s/>python</text:p>
            </text:list-item>
          </text:list>
        </text:list-item>
        <text:list-item>
          <text:p text:style-name="P31">stop_indexing <text:s/><text:span text:style-name="T2">stop the indexer (same as UI).</text:span></text:p>
          <text:list>
            <text:list-item>
              <text:p text:style-name="P32">valid options: -C, -H, -U, -P, -f, -T, -R, --help</text:p>
            </text:list-item>
            <text:list-item>
              <text:p text:style-name="P32">exit status: <text:s/>0 = successfully started, 1 = failed</text:p>
            </text:list-item>
            <text:list-item>
              <text:p text:style-name="P32">implementation language: <text:s/>python</text:p>
            </text:list-item>
          </text:list>
        </text:list-item>
        <text:list-item>
          <text:p text:style-name="P31">stop_query_service <text:s/><text:span text:style-name="T2">stop the query service.</text:span></text:p>
          <text:list>
            <text:list-item>
              <text:p text:style-name="P32">valid options: -H, -U, -P, -T, -R, --help</text:p>
            </text:list-item>
            <text:list-item>
              <text:p text:style-name="P32">exit status: <text:s/>0 = successful, 1 = failed</text:p>
            </text:list-item>
            <text:list-item>
              <text:p text:style-name="P32">implementation language: <text:s/>python</text:p>
            </text:list-item>
          </text:list>
        </text:list-item>
        <text:list-item>
          <text:p text:style-name="P32"><text:span text:style-name="T1">vivisimo_dir</text:span> Given the host and a directory type, return the location of that directory within the Vivisimo install tree.</text:p>
          <text:list>
            <text:list-item>
              <text:p text:style-name="P32">valid options: <text:s/>-H, -d, --help</text:p>
            </text:list-item>
            <text:list-item>
              <text:p text:style-name="P32">exit status: <text:s/>Returns a string containing the directory, or None.</text:p>
            </text:list-item>
            <text:list-item>
              <text:p text:style-name="P32">implementation language: <text:s/>python</text:p>
            </text:list-item>
          </text:list>
        </text:list-item>
      </text:list>
      <text:list text:style-name="L7">
        <text:list-item text:start-value="1">
          <text:p text:style-name="P31">wait_for_idle <text:s/><text:span text:style-name="T2">wait for the crawl status of a collection to be idle.</text:span></text:p>
          <text:list>
            <text:list-item>
              <text:p text:style-name="P32">valid options: -C, -H, -U, -P, -t, -T, -R, --help</text:p>
            </text:list-item>
            <text:list-item>
              <text:p text:style-name="P32">exit status: <text:s/>0 = crawler is idle, 1 = crawler was killed</text:p>
            </text:list-item>
            <text:list-item>
              <text:p text:style-name="P32">implementation language: <text:s/>python</text:p>
            </text:list-item>
          </text:list>
        </text:list-item>
        <text:list-item>
          <text:p text:style-name="P32"><text:span text:style-name="T1">where_is_vivisimo</text:span> <text:s/>Given the host, return the install location of the Vivisimo software.</text:p>
          <text:list>
            <text:list-item>
              <text:p text:style-name="P32">valid options: -H, --help</text:p>
            </text:list-item>
            <text:list-item>
              <text:p text:style-name="P32">exit status: <text:s/>0 = successfully started, 1 = failed</text:p>
            </text:list-item>
            <text:list-item>
              <text:p text:style-name="P32">implementation language: <text:s/>python</text:p>
            </text:list-item>
          </text:list>
        </text:list-item>
        <text:list-item>
          <text:p text:style-name="P32"><text:span text:style-name="T1">put_file</text:span> Copy a file from the local machine to a specified directory on the target.</text:p>
          <text:list>
            <text:list-item>
              <text:p text:style-name="P32">valid options: -H, -F, -D, --help</text:p>
            </text:list-item>
            <text:list-item>
              <text:p text:style-name="P32">exit status: <text:s/>0 = successfully started, 1 = failed</text:p>
            </text:list-item>
            <text:list-item>
              <text:p text:style-name="P32">implementation language: <text:s/>python</text:p>
            </text:list-item>
          </text:list>
        </text:list-item>
        <text:list-item>
          <text:p text:style-name="P32"><text:span text:style-name="T1">get_file</text:span> <text:s/>Get a file from a specified directory on the target to the local machine.</text:p>
          <text:list>
            <text:list-item>
              <text:p text:style-name="P32">valid options: -H, -F, --help</text:p>
            </text:list-item>
            <text:list-item>
              <text:p text:style-name="P32">exit status: <text:s/>0 = successfully started, 1 = failed</text:p>
            </text:list-item>
            <text:list-item>
              <text:p text:style-name="P32">implementation language: <text:s/>python</text:p>
            </text:list-item>
          </text:list>
        </text:list-item>
        <text:list-item>
          <text:p text:style-name="P32"><text:span text:style-name="T1">get_crawl_dir</text:span> <text:s/>Get the current crawl directory (crawl0, crawl1, etc) from the target.</text:p>
          <text:list>
            <text:list-item>
              <text:p text:style-name="P32">valid options: -H, -C, -U, -P--help</text:p>
            </text:list-item>
            <text:list-item>
              <text:p text:style-name="P32">exit status: <text:s/>0 = successfully started, 1 = failed</text:p>
            </text:list-item>
            <text:list-item>
              <text:p text:style-name="P32">implementation language: <text:s/>python</text:p>
            </text:list-item>
          </text:list>
        </text:list-item>
        <text:list-item>
          <text:p text:style-name="P32"><text:span text:style-name="T1">query_db</text:span> <text:s/>Query the named database on the target. <text:s/>It can be any of the system or collection databases that are controlled using sqlite.</text:p>
          <text:list>
            <text:list-item>
              <text:p text:style-name="P32">valid options: -H, -C, -s, -b, -c, --help</text:p>
            </text:list-item>
            <text:list-item>
              <text:p text:style-name="P32">valid databases: <text:s/>log, cache, system, report. <text:s/>Default is system.</text:p>
            </text:list-item>
            <text:list-item>
              <text:p text:style-name="P32">exit status: <text:s/>0 = successfully started, 1 = failed</text:p>
            </text:list-item>
            <text:list-item>
              <text:p text:style-name="P32">implementation language: <text:s/>python</text:p>
            </text:list-item>
          </text:list>
        </text:list-item>
        <text:list-item>
          <text:p text:style-name="P31">vtd <text:span text:style-name="T2"><text:s/>the vivisimo test driver. <text:s/>This will take a list of tests, run the list, and capture the test results. <text:s/>It also creates a test results file which summarizes the PASS/FAIL results of the test list. <text:s/>The options for this tool are completely different than the options for the other tools, and there are many of them. <text:s/>See the </text:span>vtd<text:span text:style-name="T2"> section for a complete description.</text:span></text:p>
          <text:list>
            <text:list-item>
              <text:p text:style-name="P32">valid options: <text:s/>Many. <text:s/>See section on <text:span text:style-name="T1">VTD</text:span>.</text:p>
            </text:list-item>
            <text:list-item>
              <text:p text:style-name="P32">exit status: <text:s/>Always exit 0.</text:p>
            </text:list-item>
            <text:list-item>
              <text:p text:style-name="P32">implementation language: <text:s/>C</text:p>
            </text:list-item>
          </text:list>
        </text:list-item>
        <text:list-item>
          <text:p text:style-name="P32"><text:span text:style-name="T1">check_bin</text:span> <text:s/>Check the contents of a bin. <text:s/>Make sure the uri's in the bin match what is supposed to be there. <text:s/>Uses the same options as <text:span text:style-name="T1">get_bin</text:span>.</text:p>
          <text:list>
            <text:list-item>
              <text:p text:style-name="P32">valid options: -C, -H, -U, -P, -B, -n, -T, -R, --help</text:p>
            </text:list-item>
            <text:list-item>
              <text:p text:style-name="P32">exit status: <text:s/>0 = successfully started, 1 = failed</text:p>
            </text:list-item>
            <text:list-item>
              <text:p text:style-name="P32">implementation language: <text:s/>python</text:p>
            </text:list-item>
          </text:list>
        </text:list-item>
        <text:list-item>
          <text:p text:style-name="P32"><text:span text:style-name="T1">get_bin</text:span> <text:s/>get a binning label contents.</text:p>
          <text:list>
            <text:list-item>
              <text:p text:style-name="P32">valid options: -C, -H, -U, -P, -B, -n, -T, -R, --help</text:p>
            </text:list-item>
            <text:list-item>
              <text:p text:style-name="P32">exit status: <text:s/>0 = successfully started, 1 = failed</text:p>
            </text:list-item>
            <text:list-item>
              <text:p text:style-name="P32">implementation language: <text:s/>python</text:p>
            </text:list-item>
          </text:list>
        </text:list-item>
      </text:list>
      <text:list text:style-name="L7">
        <text:list-item text:start-value="1">
          <text:p text:style-name="P32"><text:span text:style-name="T1">genrand </text:span><text:s/>generates a random number between a defined minimum and maximum. <text:s/>The defaults are 1 and 100 if no options are specified.</text:p>
          <text:list>
            <text:list-item>
              <text:p text:style-name="P32">valid options: <text:s/><text:span text:style-name="T1">-m &lt;min&gt;, -M &lt;max&gt;</text:span></text:p>
            </text:list-item>
            <text:list-item>
              <text:p text:style-name="P32">exit status: <text:s/>Returns a random integer between min and max, inclusive.</text:p>
            </text:list-item>
            <text:list-item>
              <text:p text:style-name="P32">implementation language: <text:s/>C</text:p>
            </text:list-item>
          </text:list>
        </text:list-item>
      </text:list>
      <text:list text:style-name="L7">
        <text:list-item text:start-value="1">
          <text:p text:style-name="P31">randstring <text:s/><text:span text:style-name="T2">generates a random string from a specified base string. <text:s/>The string is specified as the only argument. <text:s/>If no string is specified, </text:span>abcdefghijklmnopqrstuvwxyz1234567890+<text:span text:style-name="T2"> is used as the seed string. <text:s/>The returned string contains all of the characters, they are just in a random order.</text:span></text:p>
          <text:list>
            <text:list-item>
              <text:p text:style-name="P32">valid options: <text:s/>Any string</text:p>
            </text:list-item>
            <text:list-item>
              <text:p text:style-name="P32">exit status: <text:s/>Returns a string which is a random mix of the input string.</text:p>
            </text:list-item>
            <text:list-item>
              <text:p text:style-name="P32">implementation language: <text:s/>C</text:p>
            </text:list-item>
          </text:list>
        </text:list-item>
      </text:list>
      <text:h text:style-name="Heading_20_3" text:outline-level="3" text:is-list-header="true">vtd</text:h>
      <text:p text:style-name="Text_20_body"><text:tab/>vtd is the vivisimo test driver. <text:s/>It accepts as input a list of tests which it runs automatically, one test after another. <text:s/>Concurrency can be invoked with the -C option.</text:p>
      <text:p text:style-name="Text_20_body"><text:tab/>Usage: <text:s/><text:span text:style-name="T1">vtd -i &lt;input_file&gt; -o &lt;results_file&gt; -C &lt;number&gt;</text:span></text:p>
      <text:p text:style-name="P34"><text:s text:c="10"/><text:tab/><text:tab/> <text:s/>-T &lt;default_timeout&gt; -t &lt;run_time&gt; -r &lt;repeat_cnt&gt;</text:p>
      <text:p text:style-name="P34"><text:s text:c="8"/><text:tab/><text:tab/> <text:s text:c="2"/>-n -k -R -D &lt;directory&gt;</text:p>
      <text:p text:style-name="Text_20_body"/>
      <text:p text:style-name="Text_20_body"><text:tab/>All options except the <text:span text:style-name="T1">-i</text:span> option are optional. <text:s/><text:span text:style-name="T1">-i</text:span> must be specified.</text:p>
      <text:p text:style-name="Text_20_body"/>
      <text:list text:style-name="L8">
        <text:list-item>
          <text:p text:style-name="P35"><text:span text:style-name="T1">-i &lt;input_file&gt;</text:span> <text:s text:c="4"/>: <text:s/>file is a list of test command lines</text:p>
          <text:list>
            <text:list-item>
              <text:p text:style-name="P35">default: <text:s/>none, you must supply a test list (suffix = .vtd)</text:p>
            </text:list-item>
          </text:list>
        </text:list-item>
        <text:list-item>
          <text:p text:style-name="P35"><text:span text:style-name="T1">-D &lt;directory&gt;</text:span> <text:s text:c="5"/>: <text:s/>User specified run directory. <text:s/></text:p>
          <text:list>
            <text:list-item>
              <text:p text:style-name="P35">default: <text:s/>The current directory</text:p>
            </text:list-item>
          </text:list>
        </text:list-item>
        <text:list-item>
          <text:p text:style-name="P35"><text:span text:style-name="T1">-o &lt;results_file&gt; </text:span><text:s text:c="2"/>: <text:s/>file is where result should go</text:p>
          <text:list>
            <text:list-item>
              <text:p text:style-name="P35">default: <text:s/><text:span text:style-name="T1">RESULTS</text:span></text:p>
            </text:list-item>
          </text:list>
        </text:list-item>
        <text:list-item>
          <text:p text:style-name="P35"><text:span text:style-name="T1">-C &lt;number&gt;</text:span> <text:s text:c="8"/>: <text:s/>number is the quantity of test running at all times</text:p>
          <text:list>
            <text:list-item>
              <text:p text:style-name="P35">default: <text:s/>1, MAX=32</text:p>
            </text:list-item>
          </text:list>
        </text:list-item>
        <text:list-item>
          <text:p text:style-name="P35"><text:span text:style-name="T1">-T &lt;default_timeout&gt;</text:span>: <text:s/>How long a test should run before begin killed</text:p>
          <text:list>
            <text:list-item>
              <text:p text:style-name="P35">default: <text:s/>120 seconds</text:p>
            </text:list-item>
          </text:list>
        </text:list-item>
        <text:list-item>
          <text:p text:style-name="P35"><text:span text:style-name="T1">-t &lt;run_time&gt;</text:span> <text:s text:c="6"/>: <text:s/>How long should this driver run</text:p>
          <text:list>
            <text:list-item>
              <text:p text:style-name="P35">default: <text:s/>one complete pass through the test list</text:p>
            </text:list-item>
          </text:list>
        </text:list-item>
        <text:list-item>
          <text:p text:style-name="P35"><text:span text:style-name="T1">-r &lt;repeat_cnt&gt;</text:span> <text:s text:c="4"/>: <text:s/>How many time should a given test be run in a row</text:p>
          <text:list>
            <text:list-item>
              <text:p text:style-name="P35">default: <text:s/>1</text:p>
            </text:list-item>
          </text:list>
        </text:list-item>
        <text:list-item>
          <text:p text:style-name="P35"><text:span text:style-name="T1">-n</text:span> <text:s text:c="17"/>: <text:s/>All tests run in new session</text:p>
          <text:list>
            <text:list-item>
              <text:p text:style-name="P35">default: <text:s/>no</text:p>
            </text:list-item>
          </text:list>
        </text:list-item>
        <text:list-item>
          <text:p text:style-name="P35"><text:span text:style-name="T1">-k </text:span><text:s text:c="17"/>: <text:s/>Keep ALL test results</text:p>
          <text:list>
            <text:list-item>
              <text:p text:style-name="P35">default: <text:s/>dispose of passing results</text:p>
            </text:list-item>
          </text:list>
        </text:list-item>
        <text:list-item>
          <text:p text:style-name="P35"><text:span text:style-name="T1">-R</text:span> <text:s text:c="17"/>: <text:s/>Randomize test list</text:p>
          <text:list>
            <text:list-item>
              <text:p text:style-name="P35">default: <text:s/>run list in order given</text:p>
            </text:list-item>
          </text:list>
        </text:list-item>
        <text:list-item>
          <text:p text:style-name="P35"><text:span text:style-name="T1">-a</text:span> <text:s text:c="17"/>: <text:s/>Put all results in results file</text:p>
          <text:list>
            <text:list-item>
              <text:p text:style-name="P35">default: <text:s/>ignore results for unsupported or tests not found</text:p>
              <text:p text:style-name="P35"/>
            </text:list-item>
          </text:list>
        </text:list-item>
      </text:list>
      <text:p text:style-name="Text_20_body"><text:tab/>Generated Files:</text:p>
      <text:list text:style-name="L9">
        <text:list-item>
          <text:p text:style-name="P36"><text:span text:style-name="T1">RESULTS</text:span> <text:s text:c="12"/>: <text:s/>List of test results (unless changed, above)</text:p>
        </text:list-item>
        <text:list-item>
          <text:p text:style-name="P36"><text:span text:style-name="T1">RUNTESTS</text:span>.xml <text:s text:c="7"/>: <text:s/>List of completed tests in XML format</text:p>
        </text:list-item>
        <text:list-item>
          <text:p text:style-name="P36"><text:span text:style-name="T1">FAILURES</text:span> <text:s text:c="11"/>: <text:s/>Command lines of the failed tests</text:p>
        </text:list-item>
        <text:list-item>
          <text:p text:style-name="P36"><text:span text:style-name="T1">DRVLSxxx</text:span> <text:s text:c="11"/>: <text:s/>Generated if the -R option is specified. <text:s text:c="2"/>xxx is generated by tempnam(). <text:s/>A new file is generated for each pass through the list and the old file is destroyed.</text:p>
        </text:list-item>
      </text:list>
      <text:p text:style-name="Text_20_body"/>
      <text:p text:style-name="Text_20_body"><text:tab/>Generated Directories:</text:p>
      <text:list text:style-name="L10">
        <text:list-item>
          <text:p text:style-name="P37"><text:span text:style-name="T1">VTD_&lt;pid&gt;</text:span> <text:s text:c="10"/>: <text:s/>Directory which vtd moves into to run tests</text:p>
        </text:list-item>
        <text:list-item>
          <text:p text:style-name="P37"><text:span text:style-name="T1">&lt;test_name&gt;</text:span> <text:s text:c="8"/>: <text:s/>A directory named after the test is created for each test to run in. <text:s/>This directory and its contents are destroyed for passing tests unless -k is specified</text:p>
        </text:list-item>
      </text:list>
      <text:p text:style-name="P19"/>
      <text:h text:style-name="P1" text:outline-level="1">Testing Policies</text:h>
      <text:p text:style-name="P14"><text:tab/>All tests must work at the time they are submitted.</text:p>
      <text:p text:style-name="P14"><text:tab/>All tests must be accompanied by a description. <text:s/>It can be comments in the .tst file, part of the procedures document(for manual tests), or supplied as a README.</text:p>
      <text:p text:style-name="P14"><text:tab/>Tests may be submitted by simply adding them to the test tree and submitting to CVS (it is coming, there is currently not enough disk space to handle the test stuff). <text:s/></text:p>
      <text:p text:style-name="P14"><text:tab/>All tests must conform to the rules outlined above. <text:s/></text:p>
      <text:p text:style-name="P14"><text:tab/>Please have manual tests (UI tests) proofread before submitting them.</text:p>
      <text:p text:style-name="P14"><text:tab/>All tests must include a pointer to the data required to make the test pass. <text:s/>That data will then be moved to one of the test machines and the test updated accordingly.<text:span text:style-name="T2"> <text:s/></text:span></text:p>
      <text:p text:style-name="P16"><text:tab/>Make sure you do not obliterate an existing test. <text:s/></text:p>
      <text:p text:style-name="P16"><text:tab/>Do not add the test name to any existing test run lists. <text:s/>That will be done after the test is finalized. <text:s/></text:p>
      <text:p text:style-name="P16"><text:tab/>Do not use the test tree to store half finished tests. <text:s/>Too many times, these are just left and forgotten about. <text:s/>Then there is just a cluttered mess.</text:p>
      <text:p text:style-name="P16"><text:tab/>You may use any language to write a test. <text:s/>However, the language must be supported on all platforms which may be used to run the tests. <text:s/>These include linux (any flavor), windows (any flavor), and unix (Solaris, any other flavor). <text:s/>This means that a test must conform to using the highest version of the language that runs on ALL of the platforms. <text:s/>For example, if you are using python and version 2.2 is the highest version supported by Solaris, that is the highest version of python which may be used, even if all of the other platforms support version 2.4.</text:p>
      <text:p text:style-name="P16"><text:tab/><text:span text:style-name="T3">The following are nice to have items which I would like, but are beyond my level to require.</text:span></text:p>
      <text:p text:style-name="P14"><text:tab/>All new features should have accompanying tests. <text:s/>Ideally, these test would be written before the feature code was written, also know as coding to the test. <text:s/>The benefits of this technique are very high.</text:p>
      <text:list text:style-name="L11">
        <text:list-item>
          <text:p text:style-name="P38">It forces you to see what the users will see, before you write code.</text:p>
        </text:list-item>
        <text:list-item>
          <text:p text:style-name="P38">Forces you to think about really needs to be done</text:p>
        </text:list-item>
        <text:list-item>
          <text:p text:style-name="P38">Immediate feedback while you are coding. <text:s/>Since you already have the tests, you can run them to see how you stand.</text:p>
        </text:list-item>
        <text:list-item>
          <text:p text:style-name="P38">Feature creep becomes painfully obvious.</text:p>
        </text:list-item>
        <text:list-item>
          <text:p text:style-name="P38">There is a known completion point. <text:s/>When the tests pass, you are done.</text:p>
        </text:list-item>
      </text:list>
      <text:p text:style-name="P14">You do not have to write all of the tests for a huge feature up front. <text:s/>It is perfectly acceptable to write a test for a small piece, code the piece, and then move on to the next piece in a like fashion.</text:p>
      <text:p text:style-name="P14"><text:tab/>All fixes for customer bugs should have accompanying tests. <text:s/>Every time a bugfix is submitted, a test should be submitted which verifies what was broken. <text:s/>We do not want any customer to see the same bug twice. <text:s/>It's bad enough when they find one, it's just embarrassing when the same customer finds the same bug a second time after it has supposedly been fixed.</text:p>
      <text:p text:style-name="P16"/>
      <text:h text:style-name="P1" text:outline-level="1">Testing Resources</text:h>
      <text:p text:style-name="P14"><text:tab/>There are a number of data resources available, and more being added all the time. <text:s text:c="126"/></text:p>
      <text:h text:style-name="Heading_20_3" text:outline-level="3">Resources</text:h>
      <text:h text:style-name="Heading_20_5" text:outline-level="5">Test Hosts</text:h>
      <text:p text:style-name="Text_20_body"><text:tab/>There are a number of test hosts being used. <text:s/>Each has, of course the base machine. <text:s/>On top of each of the machines are installed a number of virtual machines. <text:s/>You can tell what you are on quite simply. <text:s/>Take the machine testbed5. <text:s/>testbed5 is the base machine. <text:s/>Any virtual machine would be the base machine followed by another number indicating which virtual machine it is. <text:s/>So, testbed5-5 is a virtual machine running on testbed5.</text:p>
      <text:p text:style-name="Text_20_body"><text:tab/>There are a total of 5 test hosts at this time. <text:s/>A couple of more are to be added in the near future. <text:s/>Each of these machines has a general designated purpose (but I don't hold to it completely). <text:s/></text:p>
      <text:p text:style-name="Text_20_body"><text:tab/>Testbed4 is the control machine. <text:s/>It runs DNS, DHCP and acts as the router for the test machines. <text:s/></text:p>
      <text:p text:style-name="Text_20_body"><text:tab/>Testbed5 is the database machine. <text:s/>Each virtual machine on testbed5 runs a different database. <text:s/>The base machine runs Oracle. <text:s/>It contains a test database (orcl), and another database reserved for test data.</text:p>
      <text:p text:style-name="Text_20_body"><text:tab/>Of the other machines, testbed1 is for email, testbed2 is on another subnet, and testbed3 is for Windows operating systems (not exactly organized, but it works for me). <text:s/>There are a number of virtual machines running different operating systems. <text:s/>Current operating systems include Suse, Fedora Core, Ubuntu, Solaris, BSD, Windows 2000, Windows XP, and Windows Server. <text:s/>All of the base machines run Suse so administration is consistent.</text:p>
      <text:h text:style-name="Heading_20_5" text:outline-level="5">Databases</text:h>
      <text:p text:style-name="Text_20_body"><text:tab/>Various databases exist on a number of the database platform. <text:s/>The databases may or may not exist in their own database space, but all of the tables are present. <text:s/>First, I will list the database tables and views. <text:s/>After that, the database specific information will be presented (db name, user, pw, etc).</text:p>
      <text:h text:style-name="Heading_20_7" text:outline-level="7">WWII_Navy</text:h>
      <text:p text:style-name="Text_20_body"><text:tab/>This database is quite small and is suitable for quick tests to verify basic functions. <text:s/>It consists of 4 tables and 1 view. <text:s/>The view, vessel_view, contains 359 rows. <text:s/>Int other words, you can quickly verify changes without waiting for several million rows to be crawled.</text:p>
      <text:list text:style-name="L12">
        <text:list-item>
          <text:p text:style-name="P39">Table <text:span text:style-name="T4">alignment</text:span></text:p>
          <text:list>
            <text:list-item>
              <text:p text:style-name="P40">nation – varchar(32)</text:p>
            </text:list-item>
            <text:list-item>
              <text:p text:style-name="P40">aligned – varchar912)</text:p>
            </text:list-item>
          </text:list>
        </text:list-item>
        <text:list-item>
          <text:p text:style-name="P39">Table <text:span text:style-name="T4">designation</text:span></text:p>
          <text:list>
            <text:list-item>
              <text:p text:style-name="P40">code – varchar(8)</text:p>
            </text:list-item>
            <text:list-item>
              <text:p text:style-name="P40">ship_type – varchar(64)</text:p>
            </text:list-item>
          </text:list>
        </text:list-item>
        <text:list-item>
          <text:p text:style-name="P39">Table <text:span text:style-name="T4">vessel</text:span></text:p>
          <text:list>
            <text:list-item>
              <text:p text:style-name="P40">id – integer</text:p>
            </text:list-item>
            <text:list-item>
              <text:p text:style-name="P40">ves_number – varchar(4)</text:p>
            </text:list-item>
            <text:list-item>
              <text:p text:style-name="P40">des_code – varchar(8), from designation</text:p>
            </text:list-item>
            <text:list-item>
              <text:p text:style-name="P40">name – varchar(64)</text:p>
            </text:list-item>
            <text:list-item>
              <text:p text:style-name="P40">nation – varchar(32), from alignment</text:p>
            </text:list-item>
          </text:list>
        </text:list-item>
        <text:list-item>
          <text:p text:style-name="P39">Table <text:span text:style-name="T4">vessel_url</text:span></text:p>
          <text:list>
            <text:list-item>
              <text:p text:style-name="P40">vessel_id – integer, from vessel</text:p>
            </text:list-item>
            <text:list-item>
              <text:p text:style-name="P40">vessel_name – varchar(64), from vessel, included as a convenience</text:p>
            </text:list-item>
            <text:list-item>
              <text:p text:style-name="P40">url_locater – varchar(256)</text:p>
            </text:list-item>
          </text:list>
        </text:list-item>
        <text:list-item>
          <text:p text:style-name="P39">View <text:span text:style-name="T4">vessel_view</text:span></text:p>
          <text:list>
            <text:list-item>
              <text:p text:style-name="P40">name – from vessel</text:p>
            </text:list-item>
            <text:list-item>
              <text:p text:style-name="P40">nation – from vessel</text:p>
            </text:list-item>
            <text:list-item>
              <text:p text:style-name="P40">aligned – from alignment</text:p>
            </text:list-item>
            <text:list-item>
              <text:p text:style-name="P40">ship_type – from designation</text:p>
            </text:list-item>
            <text:list-item>
              <text:p text:style-name="P40">url_locater – from vessel_url</text:p>
            </text:list-item>
          </text:list>
        </text:list-item>
      </text:list>
      <text:h text:style-name="Heading_20_7" text:outline-level="7">File Database</text:h>
      <text:p text:style-name="Text_20_body"><text:tab/>Where this table exists, it is usually quite large (millions of rows). <text:s/>It is useful for checking large table crawls. <text:s/>It consists of 2 tables. <text:s/>The file_info table is small; around 2700 rows. <text:s/>The file content table has approximately 12000000 rows in Oracle and 650000 in sqlserver.</text:p>
      <text:list text:style-name="L13">
        <text:list-item>
          <text:p text:style-name="P41">Table <text:span text:style-name="T4">file_info</text:span></text:p>
          <text:list>
            <text:list-item>
              <text:p text:style-name="P42">file_id – integer</text:p>
            </text:list-item>
            <text:list-item>
              <text:p text:style-name="P42">file_name – varchar(64)</text:p>
            </text:list-item>
            <text:list-item>
              <text:p text:style-name="P42">file_size – integer</text:p>
            </text:list-item>
            <text:list-item>
              <text:p text:style-name="P42">data_type – varchar(64)</text:p>
            </text:list-item>
            <text:list-item>
              <text:p text:style-name="P42">file_location – varchar(256)</text:p>
            </text:list-item>
          </text:list>
        </text:list-item>
        <text:list-item>
          <text:p text:style-name="P41">Table <text:span text:style-name="T4">file_content</text:span></text:p>
          <text:list>
            <text:list-item>
              <text:p text:style-name="P42">file_id – integer, from file_info</text:p>
            </text:list-item>
            <text:list-item>
              <text:p text:style-name="P42">file_name – varchar(64), same as file_info, included as a convenience</text:p>
            </text:list-item>
            <text:list-item>
              <text:p text:style-name="P42">seg_size – integer</text:p>
            </text:list-item>
            <text:list-item>
              <text:p text:style-name="P42">read_num – integer</text:p>
            </text:list-item>
            <text:list-item>
              <text:p text:style-name="P42">content – varchar(4000)</text:p>
            </text:list-item>
            <text:list-item>
              <text:p text:style-name="P42">fid_rnum – varchar(128), unique key</text:p>
            </text:list-item>
            <text:list-item>
              <text:p text:style-name="P42">file_date – date</text:p>
            </text:list-item>
          </text:list>
        </text:list-item>
      </text:list>
      <text:h text:style-name="Heading_20_5" text:outline-level="5">Email Database</text:h>
      <text:p text:style-name="Text_20_body"><text:tab/>This database was created primarily to facilitate testing of large objects (clob, blob). <text:s/>One table, lomailcontent, contains an entire email file per record as a blob. <text:s/>Table mailcontent contains the message portion of an email stored as clobs of maximum size allowed by the underlying database software.</text:p>
      <text:list text:style-name="L14">
        <text:list-item>
          <text:p text:style-name="P43">Table <text:span text:style-name="T4">email</text:span></text:p>
          <text:list>
            <text:list-item>
              <text:p text:style-name="P44">mailid – integer</text:p>
            </text:list-item>
            <text:list-item>
              <text:p text:style-name="P44">userfrom – integer, from mailuser</text:p>
            </text:list-item>
            <text:list-item>
              <text:p text:style-name="P44">senddate – varchar(64)</text:p>
            </text:list-item>
            <text:list-item>
              <text:p text:style-name="P44">subject – varchar(128)</text:p>
            </text:list-item>
          </text:list>
        </text:list-item>
        <text:list-item>
          <text:p text:style-name="P43">Table <text:span text:style-name="T4">lomailcontent</text:span></text:p>
          <text:list>
            <text:list-item>
              <text:p text:style-name="P44">mailid – integer, from email</text:p>
            </text:list-item>
            <text:list-item>
              <text:p text:style-name="P44">fulfile – blob</text:p>
            </text:list-item>
            <text:list-item>
              <text:p text:style-name="P44">filedir – varchar(256)</text:p>
            </text:list-item>
            <text:list-item>
              <text:p text:style-name="P44">filename – varchar(64)</text:p>
            </text:list-item>
            <text:list-item>
              <text:p text:style-name="P44">server – varchar(32)</text:p>
            </text:list-item>
          </text:list>
        </text:list-item>
        <text:list-item>
          <text:p text:style-name="P43">Table <text:span text:style-name="T4">mailuser</text:span></text:p>
          <text:list>
            <text:list-item>
              <text:p text:style-name="P44">userid – number</text:p>
            </text:list-item>
            <text:list-item>
              <text:p text:style-name="P44">username – varchar(64)</text:p>
            </text:list-item>
            <text:list-item>
              <text:p text:style-name="P44">domain – varchar(64)</text:p>
            </text:list-item>
          </text:list>
        </text:list-item>
        <text:list-item>
          <text:p text:style-name="P43">Table <text:span text:style-name="T4">mailcontent</text:span></text:p>
          <text:list>
            <text:list-item>
              <text:p text:style-name="P44">mailid – integer, from email</text:p>
            </text:list-item>
            <text:list-item>
              <text:p text:style-name="P44">sequence – integer</text:p>
            </text:list-item>
            <text:list-item>
              <text:p text:style-name="P44">content -- clob</text:p>
            </text:list-item>
          </text:list>
        </text:list-item>
        <text:list-item>
          <text:p text:style-name="P43">Table <text:span text:style-name="T4">email_receiver</text:span></text:p>
          <text:list>
            <text:list-item>
              <text:p text:style-name="P44">userid – integer, from mailuser</text:p>
            </text:list-item>
            <text:list-item>
              <text:p text:style-name="P44">mailid – integer, from email</text:p>
            </text:list-item>
            <text:list-item>
              <text:p text:style-name="P44">usertype – varchar(8), “TO” or “CC”</text:p>
            </text:list-item>
          </text:list>
        </text:list-item>
      </text:list>
      <text:h text:style-name="Heading_20_5" text:outline-level="5">CD Database</text:h>
      <text:p text:style-name="Text_20_body"><text:tab/>This is data from the cddb, a free database of cd data. <text:s/>The upside is that it is free and available. <text:s/>It is also now possible to crawl similar data from files and from a database. <text:s/>The downside is the the data entry for this was unmoderated and open to the public. <text:s/>This lead to much duplication and many differences in how data was supplied. <text:s/>This database is still under development, but is has potentially multiple tables with millions of rows.</text:p>
      <text:list text:style-name="L15">
        <text:list-item>
          <text:p text:style-name="P45">Table <text:span text:style-name="T4">album</text:span></text:p>
          <text:list>
            <text:list-item>
              <text:p text:style-name="P46">album_id – varchar(32)</text:p>
            </text:list-item>
            <text:list-item>
              <text:p text:style-name="P46">album_year – varchar(32)</text:p>
            </text:list-item>
            <text:list-item>
              <text:p text:style-name="P46">album_genre – varchar(32)</text:p>
            </text:list-item>
            <text:list-item>
              <text:p text:style-name="P46">run_time – integer</text:p>
            </text:list-item>
            <text:list-item>
              <text:p text:style-name="P46">album_name – varchar(256)</text:p>
            </text:list-item>
          </text:list>
        </text:list-item>
        <text:list-item>
          <text:p text:style-name="P45">Table <text:span text:style-name="T4">artist</text:span></text:p>
          <text:list>
            <text:list-item>
              <text:p text:style-name="P46">artist_id – integer</text:p>
            </text:list-item>
            <text:list-item>
              <text:p text:style-name="P46">artist_name – varchar(256)</text:p>
            </text:list-item>
          </text:list>
        </text:list-item>
        <text:list-item>
          <text:p text:style-name="P45">Table <text:span text:style-name="T4">track</text:span></text:p>
          <text:list>
            <text:list-item>
              <text:p text:style-name="P46">track_id – integer</text:p>
            </text:list-item>
            <text:list-item>
              <text:p text:style-name="P46">album_id – varchar(32), from album</text:p>
            </text:list-item>
            <text:list-item>
              <text:p text:style-name="P46">sequence – integer</text:p>
            </text:list-item>
            <text:list-item>
              <text:p text:style-name="P46">run_time – integer</text:p>
            </text:list-item>
            <text:list-item>
              <text:p text:style-name="P46">track_name – varchar(256)</text:p>
            </text:list-item>
          </text:list>
        </text:list-item>
        <text:list-item>
          <text:p text:style-name="P45">Table <text:span text:style-name="T4">track_artist</text:span></text:p>
          <text:list>
            <text:list-item>
              <text:p text:style-name="P46">artist_id – integer, from artist</text:p>
            </text:list-item>
            <text:list-item>
              <text:p text:style-name="P46">track_id – integer, from track</text:p>
            </text:list-item>
          </text:list>
        </text:list-item>
        <text:list-item>
          <text:p text:style-name="P47">View <text:span text:style-name="T4">album_view</text:span></text:p>
          <text:list>
            <text:list-item>
              <text:p text:style-name="P48">album_name, from album</text:p>
            </text:list-item>
            <text:list-item>
              <text:p text:style-name="P48">artist_name, from artist</text:p>
            </text:list-item>
            <text:list-item>
              <text:p text:style-name="P48">track_name from track</text:p>
            </text:list-item>
            <text:list-item>
              <text:p text:style-name="P48">album_genre, from album</text:p>
            </text:list-item>
            <text:list-item>
              <text:p text:style-name="P48">sequence, from track</text:p>
            </text:list-item>
          </text:list>
        </text:list-item>
      </text:list>
      <text:h text:style-name="Heading_20_5" text:outline-level="5">musicbrainz_db Database</text:h>
      <text:p text:style-name="Text_20_body"><text:tab/>This is another publicly available cd database. <text:s/>The difference is that it is distributed as a postgres database, and the data entry was moderated. <text:s/>It's still not perfect, but it is an improvement. <text:s/>It contains many tables, but from a testing perspective we only care about 4 tables and a view. <text:s/>For the time being, this database will exist only in postgres. <text:s/>This is also a real world database. <text:s/>I will not make changes to it to accommodate crawls.</text:p>
      <text:list text:style-name="L16">
        <text:list-item>
          <text:p text:style-name="P49">Table <text:span text:style-name="T4">album</text:span></text:p>
          <text:list>
            <text:list-item>
              <text:p text:style-name="P50">id – integer</text:p>
            </text:list-item>
            <text:list-item>
              <text:p text:style-name="P50">artist – integer, from artist</text:p>
            </text:list-item>
            <text:list-item>
              <text:p text:style-name="P50">name – varchar(255)</text:p>
            </text:list-item>
            <text:list-item>
              <text:p text:style-name="P50">gid – char(36)</text:p>
            </text:list-item>
            <text:list-item>
              <text:p text:style-name="P50">page – integer</text:p>
            </text:list-item>
            <text:list-item>
              <text:p text:style-name="P50">language – integer, from an undescribed table called language</text:p>
            </text:list-item>
            <text:list-item>
              <text:p text:style-name="P50">script -- integer</text:p>
            </text:list-item>
          </text:list>
        </text:list-item>
        <text:list-item>
          <text:p text:style-name="P49">Table <text:span text:style-name="T4">artist</text:span></text:p>
          <text:list>
            <text:list-item>
              <text:p text:style-name="P50">id – integer</text:p>
            </text:list-item>
            <text:list-item>
              <text:p text:style-name="P50">name – varchar(255)</text:p>
            </text:list-item>
            <text:list-item>
              <text:p text:style-name="P50">gid – char(36)</text:p>
            </text:list-item>
            <text:list-item>
              <text:p text:style-name="P50">sortname – varchar(255)</text:p>
            </text:list-item>
            <text:list-item>
              <text:p text:style-name="P50">page – integer</text:p>
            </text:list-item>
            <text:list-item>
              <text:p text:style-name="P50">resolution – varchar(64)</text:p>
            </text:list-item>
            <text:list-item>
              <text:p text:style-name="P50">begindate – char(10), birth date</text:p>
            </text:list-item>
            <text:list-item>
              <text:p text:style-name="P50">enddate – char(10), death date</text:p>
            </text:list-item>
            <text:list-item>
              <text:p text:style-name="P50">type -- integer</text:p>
            </text:list-item>
          </text:list>
        </text:list-item>
        <text:list-item>
          <text:p text:style-name="P49">Table <text:span text:style-name="T4">albumjoin</text:span></text:p>
          <text:list>
            <text:list-item>
              <text:p text:style-name="P50">id – integer</text:p>
            </text:list-item>
            <text:list-item>
              <text:p text:style-name="P50">album – integer, from album</text:p>
            </text:list-item>
            <text:list-item>
              <text:p text:style-name="P50">track – integer, from track</text:p>
            </text:list-item>
            <text:list-item>
              <text:p text:style-name="P50">sequence -- integer</text:p>
            </text:list-item>
          </text:list>
        </text:list-item>
        <text:list-item>
          <text:p text:style-name="P49">Table <text:span text:style-name="T4">track</text:span></text:p>
          <text:list>
            <text:list-item>
              <text:p text:style-name="P50">id – integer</text:p>
            </text:list-item>
            <text:list-item>
              <text:p text:style-name="P50">artist – integer, from artist</text:p>
            </text:list-item>
            <text:list-item>
              <text:p text:style-name="P50">name – varchar(255)</text:p>
            </text:list-item>
            <text:list-item>
              <text:p text:style-name="P50">gid – char(36)</text:p>
            </text:list-item>
            <text:list-item>
              <text:p text:style-name="P50">length – integer</text:p>
            </text:list-item>
            <text:list-item>
              <text:p text:style-name="P50">year -- integer</text:p>
            </text:list-item>
          </text:list>
        </text:list-item>
        <text:list-item>
          <text:p text:style-name="P49">View <text:span text:style-name="T4">album_view</text:span></text:p>
          <text:list>
            <text:list-item>
              <text:p text:style-name="P50">artist – varchar(255), from artist.name</text:p>
            </text:list-item>
            <text:list-item>
              <text:p text:style-name="P50">length – integer, from track.length</text:p>
            </text:list-item>
            <text:list-item>
              <text:p text:style-name="P50">album – varchar(255), from album.name</text:p>
            </text:list-item>
            <text:list-item>
              <text:p text:style-name="P50">track – varchar(255), from track.name</text:p>
            </text:list-item>
            <text:list-item>
              <text:p text:style-name="P50">sequence – integer, from albumjoin.sequence</text:p>
            </text:list-item>
            <text:list-item>
              <text:p text:style-name="P50">5506772 rows</text:p>
            </text:list-item>
          </text:list>
        </text:list-item>
        <text:list-item>
          <text:p text:style-name="P51"><text:span text:style-name="T1">Table </text:span><text:span text:style-name="T3">album_view_table</text:span> <text:s/>-- this is a table variant of the view <text:span text:style-name="T3">album_view</text:span>. <text:s/>It is here to compare crawl performance and results when the difference is this trivial. <text:s/>The tables was created as a “create table album_view_table as select * from album_view;”. <text:s/>Other than the table name, everything should be identical.</text:p>
        </text:list-item>
        <text:list-item>
          <text:p text:style-name="P51"><text:span text:style-name="T1">Table </text:span><text:span text:style-name="T3">album_view_idx_table –</text:span><text:span text:style-name="T5"> this is identical to </text:span><text:span text:style-name="T3">album_view_table</text:span><text:span text:style-name="T5"> with the addition of a unique index column.</text:span></text:p>
        </text:list-item>
      </text:list>
      <text:h text:style-name="Heading_20_5" text:outline-level="5">Oracle</text:h>
      <table:table table:name="Table1" table:style-name="Table1">
        <table:table-column table:style-name="Table1.A"/>
        <table:table-column table:style-name="Table1.B"/>
        <table:table-header-rows>
          <table:table-row>
            <table:table-cell table:style-name="Table1.A1" table:number-columns-spanned="2" office:value-type="string">
              <text:p text:style-name="P52">WWII_Navy</text:p>
            </table:table-cell>
            <table:covered-table-cell/>
          </table:table-row>
        </table:table-header-rows>
        <table:table-row>
          <table:table-cell table:style-name="Table1.A2" office:value-type="string">
            <text:p text:style-name="P52">Parameter</text:p>
          </table:table-cell>
          <table:table-cell table:style-name="Table1.B2" office:value-type="string">
            <text:p text:style-name="P53">Value</text:p>
          </table:table-cell>
        </table:table-row>
        <table:table-row>
          <table:table-cell table:style-name="Table1.A2" office:value-type="string">
            <text:p text:style-name="P54">user</text:p>
          </table:table-cell>
          <table:table-cell table:style-name="Table1.B2" office:value-type="string">
            <text:p text:style-name="P55">gaw</text:p>
          </table:table-cell>
        </table:table-row>
        <table:table-row>
          <table:table-cell table:style-name="Table1.A4" office:value-type="string">
            <text:p text:style-name="Table_20_Contents">password</text:p>
          </table:table-cell>
          <table:table-cell table:style-name="Table1.B2" office:value-type="string">
            <text:p text:style-name="P56">testing normal</text:p>
          </table:table-cell>
        </table:table-row>
        <table:table-row table:style-name="Table1.5">
          <table:table-cell table:style-name="Table1.A4" office:value-type="string">
            <text:p text:style-name="Table_20_Contents">port</text:p>
          </table:table-cell>
          <table:table-cell table:style-name="Table1.B2" office:value-type="string">
            <text:p text:style-name="P56">1521</text:p>
          </table:table-cell>
        </table:table-row>
        <table:table-row>
          <table:table-cell table:style-name="Table1.A4" office:value-type="string">
            <text:p text:style-name="Table_20_Contents">host</text:p>
          </table:table-cell>
          <table:table-cell table:style-name="Table1.B2" office:value-type="string">
            <text:p text:style-name="P56">testbed5</text:p>
          </table:table-cell>
        </table:table-row>
        <table:table-row>
          <table:table-cell table:style-name="Table1.A4" office:value-type="string">
            <text:p text:style-name="Table_20_Contents">database name</text:p>
          </table:table-cell>
          <table:table-cell table:style-name="Table1.B2" office:value-type="string">
            <text:p text:style-name="P56">orcl</text:p>
          </table:table-cell>
        </table:table-row>
        <table:table-row>
          <table:table-cell table:style-name="Table1.A4" office:value-type="string">
            <text:p text:style-name="Table_20_Contents">best table/view</text:p>
          </table:table-cell>
          <table:table-cell table:style-name="Table1.B2" office:value-type="string">
            <text:p text:style-name="P56">vessel_view</text:p>
          </table:table-cell>
        </table:table-row>
      </table:table>
      <text:list text:style-name="L17">
        <text:list-item>
          <text:list>
            <text:list-header>
              <text:p text:style-name="P57"/>
            </text:list-header>
          </text:list>
        </text:list-item>
      </text:list>
      <table:table table:name="Table2" table:style-name="Table2">
        <table:table-column table:style-name="Table2.A"/>
        <table:table-column table:style-name="Table2.B"/>
        <table:table-header-rows>
          <table:table-row>
            <table:table-cell table:style-name="Table2.A1" table:number-columns-spanned="2" office:value-type="string">
              <text:p text:style-name="P52">email database</text:p>
            </table:table-cell>
            <table:covered-table-cell/>
          </table:table-row>
        </table:table-header-rows>
        <table:table-row>
          <table:table-cell table:style-name="Table2.A2" office:value-type="string">
            <text:p text:style-name="P52">Parameter</text:p>
          </table:table-cell>
          <table:table-cell table:style-name="Table2.B2" office:value-type="string">
            <text:p text:style-name="P53">Value</text:p>
          </table:table-cell>
        </table:table-row>
        <table:table-row>
          <table:table-cell table:style-name="Table2.A2" office:value-type="string">
            <text:p text:style-name="P54">user</text:p>
          </table:table-cell>
          <table:table-cell table:style-name="Table2.B2" office:value-type="string">
            <text:p text:style-name="P55">gaw</text:p>
          </table:table-cell>
        </table:table-row>
        <table:table-row>
          <table:table-cell table:style-name="Table2.A4" office:value-type="string">
            <text:p text:style-name="Table_20_Contents">password</text:p>
          </table:table-cell>
          <table:table-cell table:style-name="Table2.B2" office:value-type="string">
            <text:p text:style-name="P56">testing normal</text:p>
          </table:table-cell>
        </table:table-row>
        <table:table-row table:style-name="Table2.5">
          <table:table-cell table:style-name="Table2.A4" office:value-type="string">
            <text:p text:style-name="Table_20_Contents">port</text:p>
          </table:table-cell>
          <table:table-cell table:style-name="Table2.B2" office:value-type="string">
            <text:p text:style-name="P56">1521</text:p>
          </table:table-cell>
        </table:table-row>
        <table:table-row>
          <table:table-cell table:style-name="Table2.A4" office:value-type="string">
            <text:p text:style-name="Table_20_Contents">host</text:p>
          </table:table-cell>
          <table:table-cell table:style-name="Table2.B2" office:value-type="string">
            <text:p text:style-name="P56">testbed5</text:p>
          </table:table-cell>
        </table:table-row>
        <table:table-row>
          <table:table-cell table:style-name="Table2.A4" office:value-type="string">
            <text:p text:style-name="Table_20_Contents">database name</text:p>
          </table:table-cell>
          <table:table-cell table:style-name="Table2.B2" office:value-type="string">
            <text:p text:style-name="P56">orcl</text:p>
          </table:table-cell>
        </table:table-row>
        <table:table-row>
          <table:table-cell table:style-name="Table2.A4" office:value-type="string">
            <text:p text:style-name="Table_20_Contents">best table/view</text:p>
          </table:table-cell>
          <table:table-cell table:style-name="Table2.B2" office:value-type="string">
            <text:p text:style-name="P56">use all together</text:p>
          </table:table-cell>
        </table:table-row>
      </table:table>
      <text:list text:style-name="L17">
        <text:list-header>
          <text:p text:style-name="P57"/>
        </text:list-header>
      </text:list>
      <table:table table:name="Table3" table:style-name="Table3">
        <table:table-column table:style-name="Table3.A"/>
        <table:table-column table:style-name="Table3.B"/>
        <table:table-header-rows>
          <table:table-row>
            <table:table-cell table:style-name="Table3.A1" table:number-columns-spanned="2" office:value-type="string">
              <text:p text:style-name="P52">CD Database</text:p>
            </table:table-cell>
            <table:covered-table-cell/>
          </table:table-row>
        </table:table-header-rows>
        <table:table-row>
          <table:table-cell table:style-name="Table3.A2" office:value-type="string">
            <text:p text:style-name="P52">Parameter</text:p>
          </table:table-cell>
          <table:table-cell table:style-name="Table3.B2" office:value-type="string">
            <text:p text:style-name="P53">Value</text:p>
          </table:table-cell>
        </table:table-row>
        <table:table-row>
          <table:table-cell table:style-name="Table3.A2" office:value-type="string">
            <text:p text:style-name="P54">user</text:p>
          </table:table-cell>
          <table:table-cell table:style-name="Table3.B2" office:value-type="string">
            <text:p text:style-name="P55">gaw</text:p>
          </table:table-cell>
        </table:table-row>
        <table:table-row>
          <table:table-cell table:style-name="Table3.A4" office:value-type="string">
            <text:p text:style-name="Table_20_Contents">password</text:p>
          </table:table-cell>
          <table:table-cell table:style-name="Table3.B2" office:value-type="string">
            <text:p text:style-name="P56">testing normal</text:p>
          </table:table-cell>
        </table:table-row>
        <table:table-row table:style-name="Table3.5">
          <table:table-cell table:style-name="Table3.A4" office:value-type="string">
            <text:p text:style-name="Table_20_Contents">port</text:p>
          </table:table-cell>
          <table:table-cell table:style-name="Table3.B2" office:value-type="string">
            <text:p text:style-name="P56">1521</text:p>
          </table:table-cell>
        </table:table-row>
        <table:table-row>
          <table:table-cell table:style-name="Table3.A4" office:value-type="string">
            <text:p text:style-name="Table_20_Contents">host</text:p>
          </table:table-cell>
          <table:table-cell table:style-name="Table3.B2" office:value-type="string">
            <text:p text:style-name="P56">testbed5</text:p>
          </table:table-cell>
        </table:table-row>
        <table:table-row>
          <table:table-cell table:style-name="Table3.A4" office:value-type="string">
            <text:p text:style-name="Table_20_Contents">database name</text:p>
          </table:table-cell>
          <table:table-cell table:style-name="Table3.B2" office:value-type="string">
            <text:p text:style-name="P56">orcl</text:p>
          </table:table-cell>
        </table:table-row>
        <table:table-row>
          <table:table-cell table:style-name="Table3.A4" office:value-type="string">
            <text:p text:style-name="Table_20_Contents">best table/view</text:p>
          </table:table-cell>
          <table:table-cell table:style-name="Table3.B2" office:value-type="string">
            <text:p text:style-name="P56">Work in progress</text:p>
          </table:table-cell>
        </table:table-row>
      </table:table>
      <text:list text:style-name="L17">
        <text:list-header>
          <text:p text:style-name="P57"/>
        </text:list-header>
      </text:list>
      <table:table table:name="Table4" table:style-name="Table4">
        <table:table-column table:style-name="Table4.A"/>
        <table:table-column table:style-name="Table4.B"/>
        <table:table-header-rows>
          <table:table-row>
            <table:table-cell table:style-name="Table4.A1" table:number-columns-spanned="2" office:value-type="string">
              <text:p text:style-name="P52">Files</text:p>
            </table:table-cell>
            <table:covered-table-cell/>
          </table:table-row>
        </table:table-header-rows>
        <table:table-row>
          <table:table-cell table:style-name="Table4.A2" office:value-type="string">
            <text:p text:style-name="P52">Parameter</text:p>
          </table:table-cell>
          <table:table-cell table:style-name="Table4.B2" office:value-type="string">
            <text:p text:style-name="P53">Value</text:p>
          </table:table-cell>
        </table:table-row>
        <table:table-row>
          <table:table-cell table:style-name="Table4.A2" office:value-type="string">
            <text:p text:style-name="P54">user</text:p>
          </table:table-cell>
          <table:table-cell table:style-name="Table4.B2" office:value-type="string">
            <text:p text:style-name="P55">gaw</text:p>
          </table:table-cell>
        </table:table-row>
        <table:table-row>
          <table:table-cell table:style-name="Table4.A4" office:value-type="string">
            <text:p text:style-name="Table_20_Contents">password</text:p>
          </table:table-cell>
          <table:table-cell table:style-name="Table4.B2" office:value-type="string">
            <text:p text:style-name="P56">testing normal</text:p>
          </table:table-cell>
        </table:table-row>
        <table:table-row table:style-name="Table4.5">
          <table:table-cell table:style-name="Table4.A4" office:value-type="string">
            <text:p text:style-name="Table_20_Contents">port</text:p>
          </table:table-cell>
          <table:table-cell table:style-name="Table4.B2" office:value-type="string">
            <text:p text:style-name="P56">1521</text:p>
          </table:table-cell>
        </table:table-row>
        <table:table-row>
          <table:table-cell table:style-name="Table4.A4" office:value-type="string">
            <text:p text:style-name="Table_20_Contents">host</text:p>
          </table:table-cell>
          <table:table-cell table:style-name="Table4.B2" office:value-type="string">
            <text:p text:style-name="P56">testbed5</text:p>
          </table:table-cell>
        </table:table-row>
        <table:table-row>
          <table:table-cell table:style-name="Table4.A4" office:value-type="string">
            <text:p text:style-name="Table_20_Contents">database name</text:p>
          </table:table-cell>
          <table:table-cell table:style-name="Table4.B2" office:value-type="string">
            <text:p text:style-name="P56">orcl</text:p>
          </table:table-cell>
        </table:table-row>
        <table:table-row>
          <table:table-cell table:style-name="Table4.A4" office:value-type="string">
            <text:p text:style-name="Table_20_Contents">best table/view</text:p>
          </table:table-cell>
          <table:table-cell table:style-name="Table4.B2" office:value-type="string">
            <text:p text:style-name="P56">file_content</text:p>
          </table:table-cell>
        </table:table-row>
      </table:table>
      <text:p text:style-name="Text_20_body"/>
      <text:h text:style-name="Heading_20_5" text:outline-level="5">Postgres</text:h>
      <text:p text:style-name="Standard"/>
      <table:table table:name="Table5" table:style-name="Table5">
        <table:table-column table:style-name="Table5.A"/>
        <table:table-column table:style-name="Table5.B"/>
        <table:table-header-rows>
          <table:table-row>
            <table:table-cell table:style-name="Table5.A1" table:number-columns-spanned="2" office:value-type="string">
              <text:p text:style-name="P52">WWII_Navy</text:p>
            </table:table-cell>
            <table:covered-table-cell/>
          </table:table-row>
        </table:table-header-rows>
        <table:table-row>
          <table:table-cell table:style-name="Table5.A2" office:value-type="string">
            <text:p text:style-name="P52">Parameter</text:p>
          </table:table-cell>
          <table:table-cell table:style-name="Table5.B2" office:value-type="string">
            <text:p text:style-name="P53">Value</text:p>
          </table:table-cell>
        </table:table-row>
        <table:table-row>
          <table:table-cell table:style-name="Table5.A2" office:value-type="string">
            <text:p text:style-name="P54">user</text:p>
          </table:table-cell>
          <table:table-cell table:style-name="Table5.B2" office:value-type="string">
            <text:p text:style-name="P55">gaw</text:p>
          </table:table-cell>
        </table:table-row>
        <table:table-row>
          <table:table-cell table:style-name="Table5.A4" office:value-type="string">
            <text:p text:style-name="Table_20_Contents">password</text:p>
          </table:table-cell>
          <table:table-cell table:style-name="Table5.B2" office:value-type="string">
            <text:p text:style-name="P56">testing normal</text:p>
          </table:table-cell>
        </table:table-row>
        <table:table-row table:style-name="Table5.5">
          <table:table-cell table:style-name="Table5.A4" office:value-type="string">
            <text:p text:style-name="Table_20_Contents">port</text:p>
          </table:table-cell>
          <table:table-cell table:style-name="Table5.B2" office:value-type="string">
            <text:p text:style-name="P56">5432</text:p>
          </table:table-cell>
        </table:table-row>
        <table:table-row>
          <table:table-cell table:style-name="Table5.A4" office:value-type="string">
            <text:p text:style-name="Table_20_Contents">host</text:p>
          </table:table-cell>
          <table:table-cell table:style-name="Table5.B2" office:value-type="string">
            <text:p text:style-name="P56">testbed5-1</text:p>
          </table:table-cell>
        </table:table-row>
        <table:table-row>
          <table:table-cell table:style-name="Table5.A4" office:value-type="string">
            <text:p text:style-name="Table_20_Contents">database name</text:p>
          </table:table-cell>
          <table:table-cell table:style-name="Table5.B2" office:value-type="string">
            <text:p text:style-name="P56">WWII_Navy</text:p>
          </table:table-cell>
        </table:table-row>
        <table:table-row>
          <table:table-cell table:style-name="Table5.A4" office:value-type="string">
            <text:p text:style-name="Table_20_Contents">best table/view</text:p>
          </table:table-cell>
          <table:table-cell table:style-name="Table5.B2" office:value-type="string">
            <text:p text:style-name="P56">vessel_view</text:p>
          </table:table-cell>
        </table:table-row>
      </table:table>
      <text:p text:style-name="Standard"/>
      <table:table table:name="Table6" table:style-name="Table6">
        <table:table-column table:style-name="Table6.A"/>
        <table:table-column table:style-name="Table6.B"/>
        <table:table-header-rows>
          <table:table-row>
            <table:table-cell table:style-name="Table6.A1" table:number-columns-spanned="2" office:value-type="string">
              <text:p text:style-name="P52">musicbrainz_db</text:p>
            </table:table-cell>
            <table:covered-table-cell/>
          </table:table-row>
        </table:table-header-rows>
        <table:table-row>
          <table:table-cell table:style-name="Table6.A2" office:value-type="string">
            <text:p text:style-name="P52">Parameter</text:p>
          </table:table-cell>
          <table:table-cell table:style-name="Table6.B2" office:value-type="string">
            <text:p text:style-name="P53">Value</text:p>
          </table:table-cell>
        </table:table-row>
        <table:table-row>
          <table:table-cell table:style-name="Table6.A2" office:value-type="string">
            <text:p text:style-name="P54">user</text:p>
          </table:table-cell>
          <table:table-cell table:style-name="Table6.B2" office:value-type="string">
            <text:p text:style-name="P55">gaw</text:p>
          </table:table-cell>
        </table:table-row>
        <table:table-row>
          <table:table-cell table:style-name="Table6.A4" office:value-type="string">
            <text:p text:style-name="Table_20_Contents">password</text:p>
          </table:table-cell>
          <table:table-cell table:style-name="Table6.B2" office:value-type="string">
            <text:p text:style-name="P56">testing normal</text:p>
          </table:table-cell>
        </table:table-row>
        <table:table-row table:style-name="Table6.5">
          <table:table-cell table:style-name="Table6.A4" office:value-type="string">
            <text:p text:style-name="Table_20_Contents">port</text:p>
          </table:table-cell>
          <table:table-cell table:style-name="Table6.B2" office:value-type="string">
            <text:p text:style-name="P56">5432</text:p>
          </table:table-cell>
        </table:table-row>
        <table:table-row>
          <table:table-cell table:style-name="Table6.A4" office:value-type="string">
            <text:p text:style-name="Table_20_Contents">host</text:p>
          </table:table-cell>
          <table:table-cell table:style-name="Table6.B2" office:value-type="string">
            <text:p text:style-name="P56">testbed5-1</text:p>
          </table:table-cell>
        </table:table-row>
        <table:table-row>
          <table:table-cell table:style-name="Table6.A4" office:value-type="string">
            <text:p text:style-name="Table_20_Contents">database name</text:p>
          </table:table-cell>
          <table:table-cell table:style-name="Table6.B2" office:value-type="string">
            <text:p text:style-name="P56">musicbrainz_db</text:p>
          </table:table-cell>
        </table:table-row>
        <table:table-row>
          <table:table-cell table:style-name="Table6.A4" office:value-type="string">
            <text:p text:style-name="Table_20_Contents">best table/view</text:p>
          </table:table-cell>
          <table:table-cell table:style-name="Table6.B2" office:value-type="string">
            <text:p text:style-name="P56">album_view</text:p>
          </table:table-cell>
        </table:table-row>
      </table:table>
      <text:list text:style-name="L17">
        <text:list-item>
          <text:list>
            <text:list-header>
              <text:p text:style-name="P57"/>
            </text:list-header>
          </text:list>
        </text:list-item>
      </text:list>
      <text:h text:style-name="Heading_20_5" text:outline-level="5"/>
      <text:h text:style-name="P58" text:outline-level="5">Mysql</text:h>
      <text:p text:style-name="Standard"/>
      <table:table table:name="Table7" table:style-name="Table7">
        <table:table-column table:style-name="Table7.A"/>
        <table:table-column table:style-name="Table7.B"/>
        <table:table-header-rows>
          <table:table-row>
            <table:table-cell table:style-name="Table7.A1" table:number-columns-spanned="2" office:value-type="string">
              <text:p text:style-name="P52">WWII_Navy</text:p>
            </table:table-cell>
            <table:covered-table-cell/>
          </table:table-row>
        </table:table-header-rows>
        <table:table-row>
          <table:table-cell table:style-name="Table7.A2" office:value-type="string">
            <text:p text:style-name="P52">Parameter</text:p>
          </table:table-cell>
          <table:table-cell table:style-name="Table7.B2" office:value-type="string">
            <text:p text:style-name="P53">Value</text:p>
          </table:table-cell>
        </table:table-row>
        <table:table-row>
          <table:table-cell table:style-name="Table7.A2" office:value-type="string">
            <text:p text:style-name="P54">user</text:p>
          </table:table-cell>
          <table:table-cell table:style-name="Table7.B2" office:value-type="string">
            <text:p text:style-name="P55">gaw</text:p>
          </table:table-cell>
        </table:table-row>
        <table:table-row>
          <table:table-cell table:style-name="Table7.A4" office:value-type="string">
            <text:p text:style-name="Table_20_Contents">password</text:p>
          </table:table-cell>
          <table:table-cell table:style-name="Table7.B2" office:value-type="string">
            <text:p text:style-name="P56">testing normal</text:p>
          </table:table-cell>
        </table:table-row>
        <table:table-row table:style-name="Table7.5">
          <table:table-cell table:style-name="Table7.A4" office:value-type="string">
            <text:p text:style-name="Table_20_Contents">port</text:p>
          </table:table-cell>
          <table:table-cell table:style-name="Table7.B2" office:value-type="string">
            <text:p text:style-name="P56">3306</text:p>
          </table:table-cell>
        </table:table-row>
        <table:table-row>
          <table:table-cell table:style-name="Table7.A4" office:value-type="string">
            <text:p text:style-name="Table_20_Contents">host</text:p>
          </table:table-cell>
          <table:table-cell table:style-name="Table7.B2" office:value-type="string">
            <text:p text:style-name="P56">testbed5-2</text:p>
          </table:table-cell>
        </table:table-row>
        <table:table-row>
          <table:table-cell table:style-name="Table7.A4" office:value-type="string">
            <text:p text:style-name="Table_20_Contents">database name</text:p>
          </table:table-cell>
          <table:table-cell table:style-name="Table7.B2" office:value-type="string">
            <text:p text:style-name="P56">WWII_Navy</text:p>
          </table:table-cell>
        </table:table-row>
        <table:table-row>
          <table:table-cell table:style-name="Table7.A4" office:value-type="string">
            <text:p text:style-name="Table_20_Contents">best table/view</text:p>
          </table:table-cell>
          <table:table-cell table:style-name="Table7.B2" office:value-type="string">
            <text:p text:style-name="P56">vessel_view</text:p>
          </table:table-cell>
        </table:table-row>
      </table:table>
      <text:list text:style-name="L17">
        <text:list-item>
          <text:list>
            <text:list-header>
              <text:p text:style-name="P57"/>
            </text:list-header>
          </text:list>
        </text:list-item>
      </text:list>
      <text:h text:style-name="Heading_20_5" text:outline-level="5">Sqlserver</text:h>
      <text:p text:style-name="Standard"/>
      <table:table table:name="Table8" table:style-name="Table8">
        <table:table-column table:style-name="Table8.A"/>
        <table:table-column table:style-name="Table8.B"/>
        <table:table-header-rows>
          <table:table-row>
            <table:table-cell table:style-name="Table8.A1" table:number-columns-spanned="2" office:value-type="string">
              <text:p text:style-name="P52">WWII_Navy</text:p>
            </table:table-cell>
            <table:covered-table-cell/>
          </table:table-row>
        </table:table-header-rows>
        <table:table-row>
          <table:table-cell table:style-name="Table8.A2" office:value-type="string">
            <text:p text:style-name="P52">Parameter</text:p>
          </table:table-cell>
          <table:table-cell table:style-name="Table8.B2" office:value-type="string">
            <text:p text:style-name="P53">Value</text:p>
          </table:table-cell>
        </table:table-row>
        <table:table-row>
          <table:table-cell table:style-name="Table8.A2" office:value-type="string">
            <text:p text:style-name="P54">user</text:p>
          </table:table-cell>
          <table:table-cell table:style-name="Table8.B2" office:value-type="string">
            <text:p text:style-name="P55">gaw</text:p>
          </table:table-cell>
        </table:table-row>
        <table:table-row>
          <table:table-cell table:style-name="Table8.A4" office:value-type="string">
            <text:p text:style-name="Table_20_Contents">password</text:p>
          </table:table-cell>
          <table:table-cell table:style-name="Table8.B2" office:value-type="string">
            <text:p text:style-name="P56">testing normal</text:p>
          </table:table-cell>
        </table:table-row>
        <table:table-row table:style-name="Table8.5">
          <table:table-cell table:style-name="Table8.A4" office:value-type="string">
            <text:p text:style-name="Table_20_Contents">port</text:p>
          </table:table-cell>
          <table:table-cell table:style-name="Table8.B2" office:value-type="string">
            <text:p text:style-name="P56">default</text:p>
          </table:table-cell>
        </table:table-row>
        <table:table-row>
          <table:table-cell table:style-name="Table8.A4" office:value-type="string">
            <text:p text:style-name="Table_20_Contents">host</text:p>
          </table:table-cell>
          <table:table-cell table:style-name="Table8.B2" office:value-type="string">
            <text:p text:style-name="P56">testbed5-5</text:p>
          </table:table-cell>
        </table:table-row>
        <table:table-row>
          <table:table-cell table:style-name="Table8.A4" office:value-type="string">
            <text:p text:style-name="Table_20_Contents">database name</text:p>
          </table:table-cell>
          <table:table-cell table:style-name="Table8.B2" office:value-type="string">
            <text:p text:style-name="P56">WWII_Navy</text:p>
          </table:table-cell>
        </table:table-row>
        <table:table-row>
          <table:table-cell table:style-name="Table8.A4" office:value-type="string">
            <text:p text:style-name="Table_20_Contents">best table/view</text:p>
          </table:table-cell>
          <table:table-cell table:style-name="Table8.B2" office:value-type="string">
            <text:p text:style-name="P56">vessel_view</text:p>
          </table:table-cell>
        </table:table-row>
      </table:table>
      <text:p text:style-name="Standard"/>
      <table:table table:name="Table9" table:style-name="Table9">
        <table:table-column table:style-name="Table9.A"/>
        <table:table-column table:style-name="Table9.B"/>
        <table:table-header-rows>
          <table:table-row>
            <table:table-cell table:style-name="Table9.A1" table:number-columns-spanned="2" office:value-type="string">
              <text:p text:style-name="P52">files</text:p>
            </table:table-cell>
            <table:covered-table-cell/>
          </table:table-row>
        </table:table-header-rows>
        <table:table-row>
          <table:table-cell table:style-name="Table9.A2" office:value-type="string">
            <text:p text:style-name="P52">Parameter</text:p>
          </table:table-cell>
          <table:table-cell table:style-name="Table9.B2" office:value-type="string">
            <text:p text:style-name="P53">Value</text:p>
          </table:table-cell>
        </table:table-row>
        <table:table-row>
          <table:table-cell table:style-name="Table9.A2" office:value-type="string">
            <text:p text:style-name="P54">user</text:p>
          </table:table-cell>
          <table:table-cell table:style-name="Table9.B2" office:value-type="string">
            <text:p text:style-name="P55">gaw</text:p>
          </table:table-cell>
        </table:table-row>
        <table:table-row>
          <table:table-cell table:style-name="Table9.A4" office:value-type="string">
            <text:p text:style-name="Table_20_Contents">password</text:p>
          </table:table-cell>
          <table:table-cell table:style-name="Table9.B2" office:value-type="string">
            <text:p text:style-name="P56">testing normal</text:p>
          </table:table-cell>
        </table:table-row>
        <table:table-row table:style-name="Table9.5">
          <table:table-cell table:style-name="Table9.A4" office:value-type="string">
            <text:p text:style-name="Table_20_Contents">port</text:p>
          </table:table-cell>
          <table:table-cell table:style-name="Table9.B2" office:value-type="string">
            <text:p text:style-name="P56">default</text:p>
          </table:table-cell>
        </table:table-row>
        <table:table-row>
          <table:table-cell table:style-name="Table9.A4" office:value-type="string">
            <text:p text:style-name="Table_20_Contents">host</text:p>
          </table:table-cell>
          <table:table-cell table:style-name="Table9.B2" office:value-type="string">
            <text:p text:style-name="P56">testbed5-5</text:p>
          </table:table-cell>
        </table:table-row>
        <table:table-row>
          <table:table-cell table:style-name="Table9.A4" office:value-type="string">
            <text:p text:style-name="Table_20_Contents">database name</text:p>
          </table:table-cell>
          <table:table-cell table:style-name="Table9.B2" office:value-type="string">
            <text:p text:style-name="P56">files</text:p>
          </table:table-cell>
        </table:table-row>
        <table:table-row>
          <table:table-cell table:style-name="Table9.A4" office:value-type="string">
            <text:p text:style-name="Table_20_Contents">best table/view</text:p>
          </table:table-cell>
          <table:table-cell table:style-name="Table9.B2" office:value-type="string">
            <text:p text:style-name="P56">file_content</text:p>
          </table:table-cell>
        </table:table-row>
      </table:table>
      <text:list text:style-name="L17">
        <text:list-item>
          <text:list>
            <text:list-header>
              <text:p text:style-name="P57"/>
            </text:list-header>
          </text:list>
        </text:list-item>
      </text:list>
      <text:h text:style-name="Heading_20_5" text:outline-level="5">Sybase</text:h>
      <text:p text:style-name="Text_20_body"><text:tab/>To be honest, the database exists, and is populated. <text:s/>I have forgotten how to access it. <text:s/>It's been a little while, and I've had to spin up on many, many things over the last few months. <text:s/>It will be back soon.</text:p>
      <text:p text:style-name="Standard"/>
      <table:table table:name="Table12" table:style-name="Table12">
        <table:table-column table:style-name="Table12.A"/>
        <table:table-column table:style-name="Table12.B"/>
        <table:table-header-rows>
          <table:table-row>
            <table:table-cell table:style-name="Table12.A1" table:number-columns-spanned="2" office:value-type="string">
              <text:p text:style-name="P52">WWII_Navy (not available at this time)</text:p>
            </table:table-cell>
            <table:covered-table-cell/>
          </table:table-row>
        </table:table-header-rows>
        <table:table-row>
          <table:table-cell table:style-name="Table12.A2" office:value-type="string">
            <text:p text:style-name="P52">Parameter</text:p>
          </table:table-cell>
          <table:table-cell table:style-name="Table12.B2" office:value-type="string">
            <text:p text:style-name="P53">Value</text:p>
          </table:table-cell>
        </table:table-row>
        <table:table-row>
          <table:table-cell table:style-name="Table12.A2" office:value-type="string">
            <text:p text:style-name="P54">user</text:p>
          </table:table-cell>
          <table:table-cell table:style-name="Table12.B2" office:value-type="string">
            <text:p text:style-name="P55">gaw</text:p>
          </table:table-cell>
        </table:table-row>
        <table:table-row>
          <table:table-cell table:style-name="Table12.A4" office:value-type="string">
            <text:p text:style-name="Table_20_Contents">password</text:p>
          </table:table-cell>
          <table:table-cell table:style-name="Table12.B2" office:value-type="string">
            <text:p text:style-name="P56">testing normal</text:p>
          </table:table-cell>
        </table:table-row>
        <table:table-row table:style-name="Table12.5">
          <table:table-cell table:style-name="Table12.A4" office:value-type="string">
            <text:p text:style-name="Table_20_Contents">port</text:p>
          </table:table-cell>
          <table:table-cell table:style-name="Table12.B2" office:value-type="string">
            <text:p text:style-name="P56">1521</text:p>
          </table:table-cell>
        </table:table-row>
        <table:table-row>
          <table:table-cell table:style-name="Table12.A4" office:value-type="string">
            <text:p text:style-name="Table_20_Contents">host</text:p>
          </table:table-cell>
          <table:table-cell table:style-name="Table12.B2" office:value-type="string">
            <text:p text:style-name="P56">testbed5-6</text:p>
          </table:table-cell>
        </table:table-row>
        <table:table-row>
          <table:table-cell table:style-name="Table12.A4" office:value-type="string">
            <text:p text:style-name="Table_20_Contents">database name</text:p>
          </table:table-cell>
          <table:table-cell table:style-name="Table12.B2" office:value-type="string">
            <text:p text:style-name="P56">WWII_Navy</text:p>
          </table:table-cell>
        </table:table-row>
        <table:table-row>
          <table:table-cell table:style-name="Table12.A4" office:value-type="string">
            <text:p text:style-name="Table_20_Contents">best table/view</text:p>
          </table:table-cell>
          <table:table-cell table:style-name="Table12.B2" office:value-type="string">
            <text:p text:style-name="P56">vessel_view</text:p>
          </table:table-cell>
        </table:table-row>
      </table:table>
      <text:list text:style-name="L17">
        <text:list-item>
          <text:list>
            <text:list-header>
              <text:p text:style-name="P57"/>
            </text:list-header>
          </text:list>
        </text:list-item>
      </text:list>
      <text:h text:style-name="Heading_20_5" text:outline-level="5">Ingres-R</text:h>
      <text:p text:style-name="Standard"><text:tab/>See Sybase paragraph, above.</text:p>
      <text:p text:style-name="Standard"/>
      <table:table table:name="Table11" table:style-name="Table11">
        <table:table-column table:style-name="Table11.A"/>
        <table:table-column table:style-name="Table11.B"/>
        <table:table-header-rows>
          <table:table-row>
            <table:table-cell table:style-name="Table11.A1" table:number-columns-spanned="2" office:value-type="string">
              <text:p text:style-name="P52">WWII_Navy (not available at this time)</text:p>
            </table:table-cell>
            <table:covered-table-cell/>
          </table:table-row>
        </table:table-header-rows>
        <table:table-row>
          <table:table-cell table:style-name="Table11.A2" office:value-type="string">
            <text:p text:style-name="P52">Parameter</text:p>
          </table:table-cell>
          <table:table-cell table:style-name="Table11.B2" office:value-type="string">
            <text:p text:style-name="P53">Value</text:p>
          </table:table-cell>
        </table:table-row>
        <table:table-row>
          <table:table-cell table:style-name="Table11.A2" office:value-type="string">
            <text:p text:style-name="P54">user</text:p>
          </table:table-cell>
          <table:table-cell table:style-name="Table11.B2" office:value-type="string">
            <text:p text:style-name="P55">gaw</text:p>
          </table:table-cell>
        </table:table-row>
        <table:table-row>
          <table:table-cell table:style-name="Table11.A4" office:value-type="string">
            <text:p text:style-name="Table_20_Contents">password</text:p>
          </table:table-cell>
          <table:table-cell table:style-name="Table11.B2" office:value-type="string">
            <text:p text:style-name="P56">testing normal</text:p>
          </table:table-cell>
        </table:table-row>
        <table:table-row table:style-name="Table11.5">
          <table:table-cell table:style-name="Table11.A4" office:value-type="string">
            <text:p text:style-name="Table_20_Contents">port</text:p>
          </table:table-cell>
          <table:table-cell table:style-name="Table11.B2" office:value-type="string">
            <text:p text:style-name="P56">1521</text:p>
          </table:table-cell>
        </table:table-row>
        <table:table-row>
          <table:table-cell table:style-name="Table11.A4" office:value-type="string">
            <text:p text:style-name="Table_20_Contents">host</text:p>
          </table:table-cell>
          <table:table-cell table:style-name="Table11.B2" office:value-type="string">
            <text:p text:style-name="P56">testbed5-4</text:p>
          </table:table-cell>
        </table:table-row>
        <table:table-row>
          <table:table-cell table:style-name="Table11.A4" office:value-type="string">
            <text:p text:style-name="Table_20_Contents">database name</text:p>
          </table:table-cell>
          <table:table-cell table:style-name="Table11.B2" office:value-type="string">
            <text:p text:style-name="P56">WWII_Navy</text:p>
          </table:table-cell>
        </table:table-row>
        <table:table-row>
          <table:table-cell table:style-name="Table11.A4" office:value-type="string">
            <text:p text:style-name="Table_20_Contents">best table/view</text:p>
          </table:table-cell>
          <table:table-cell table:style-name="Table11.B2" office:value-type="string">
            <text:p text:style-name="P56">vessel_view</text:p>
          </table:table-cell>
        </table:table-row>
      </table:table>
      <text:list text:style-name="L17">
        <text:list-item>
          <text:list>
            <text:list-header>
              <text:p text:style-name="P57"/>
            </text:list-header>
          </text:list>
        </text:list-item>
      </text:list>
      <text:h text:style-name="Heading_20_5" text:outline-level="5">db2</text:h>
      <text:p text:style-name="Standard"/>
      <table:table table:name="Table10" table:style-name="Table10">
        <table:table-column table:style-name="Table10.A"/>
        <table:table-column table:style-name="Table10.B"/>
        <table:table-header-rows>
          <table:table-row>
            <table:table-cell table:style-name="Table10.A1" table:number-columns-spanned="2" office:value-type="string">
              <text:p text:style-name="P52">WWII_Navy</text:p>
            </table:table-cell>
            <table:covered-table-cell/>
          </table:table-row>
        </table:table-header-rows>
        <table:table-row>
          <table:table-cell table:style-name="Table10.A2" office:value-type="string">
            <text:p text:style-name="P52">Parameter</text:p>
          </table:table-cell>
          <table:table-cell table:style-name="Table10.B2" office:value-type="string">
            <text:p text:style-name="P53">Value</text:p>
          </table:table-cell>
        </table:table-row>
        <table:table-row>
          <table:table-cell table:style-name="Table10.A2" office:value-type="string">
            <text:p text:style-name="P54">user</text:p>
          </table:table-cell>
          <table:table-cell table:style-name="Table10.B2" office:value-type="string">
            <text:p text:style-name="P55">testdb</text:p>
          </table:table-cell>
        </table:table-row>
        <table:table-row>
          <table:table-cell table:style-name="Table10.A4" office:value-type="string">
            <text:p text:style-name="Table_20_Contents">password</text:p>
          </table:table-cell>
          <table:table-cell table:style-name="Table10.B2" office:value-type="string">
            <text:p text:style-name="P56">testing normal</text:p>
          </table:table-cell>
        </table:table-row>
        <table:table-row table:style-name="Table10.5">
          <table:table-cell table:style-name="Table10.A4" office:value-type="string">
            <text:p text:style-name="Table_20_Contents">port</text:p>
          </table:table-cell>
          <table:table-cell table:style-name="Table10.B2" office:value-type="string">
            <text:p text:style-name="P56">50001</text:p>
          </table:table-cell>
        </table:table-row>
        <table:table-row>
          <table:table-cell table:style-name="Table10.A4" office:value-type="string">
            <text:p text:style-name="Table_20_Contents">host</text:p>
          </table:table-cell>
          <table:table-cell table:style-name="Table10.B2" office:value-type="string">
            <text:p text:style-name="P56">testbed5-3</text:p>
          </table:table-cell>
        </table:table-row>
        <table:table-row>
          <table:table-cell table:style-name="Table10.A4" office:value-type="string">
            <text:p text:style-name="Table_20_Contents">database name</text:p>
          </table:table-cell>
          <table:table-cell table:style-name="Table10.B2" office:value-type="string">
            <text:p text:style-name="P56">WWII_Nav</text:p>
          </table:table-cell>
        </table:table-row>
        <table:table-row>
          <table:table-cell table:style-name="Table10.A4" office:value-type="string">
            <text:p text:style-name="Table_20_Contents">best table/view</text:p>
          </table:table-cell>
          <table:table-cell table:style-name="Table10.B2" office:value-type="string">
            <text:p text:style-name="P56">vessel_view</text:p>
          </table:table-cell>
        </table:table-row>
      </table:table>
      <text:list text:style-name="L17">
        <text:list-item>
          <text:list>
            <text:list-header>
              <text:p text:style-name="P57"/>
            </text:list-header>
          </text:list>
        </text:list-item>
      </text:list>
      <text:h text:style-name="Heading_20_5" text:outline-level="5">Enterprise Content Management (ECM)</text:h>
      <text:p text:style-name="Text_20_body"><text:tab/>I have put out feelers to the sales folks. <text:s/>I would like to get and set up Hummingbird and at least one more of the more popular ECM systems along with the ones in this list.</text:p>
      <text:h text:style-name="P59" text:outline-level="7">sharepoint 2003</text:h>
      <text:p text:style-name="Text_20_body"><text:tab/>This currently contains a small number of documents of various types as well as a number jpegs.</text:p>
      <text:p text:style-name="Standard"/>
      <table:table table:name="Table14" table:style-name="Table14">
        <table:table-column table:style-name="Table14.A"/>
        <table:table-column table:style-name="Table14.B"/>
        <table:table-header-rows>
          <table:table-row>
            <table:table-cell table:style-name="Table14.A1" table:number-columns-spanned="2" office:value-type="string">
              <text:p text:style-name="P52">Sharepoint 2003</text:p>
            </table:table-cell>
            <table:covered-table-cell/>
          </table:table-row>
        </table:table-header-rows>
        <table:table-row>
          <table:table-cell table:style-name="Table14.A2" office:value-type="string">
            <text:p text:style-name="P52">Parameter</text:p>
          </table:table-cell>
          <table:table-cell table:style-name="Table14.B2" office:value-type="string">
            <text:p text:style-name="P53">Value</text:p>
          </table:table-cell>
        </table:table-row>
        <table:table-row>
          <table:table-cell table:style-name="Table14.A2" office:value-type="string">
            <text:p text:style-name="P54">user</text:p>
          </table:table-cell>
          <table:table-cell table:style-name="Table14.B2" office:value-type="string">
            <text:p text:style-name="P55">administrator</text:p>
          </table:table-cell>
        </table:table-row>
        <table:table-row>
          <table:table-cell table:style-name="Table14.A4" office:value-type="string">
            <text:p text:style-name="Table_20_Contents">password</text:p>
          </table:table-cell>
          <table:table-cell table:style-name="Table14.B2" office:value-type="string">
            <text:p text:style-name="P56">testing normal</text:p>
          </table:table-cell>
        </table:table-row>
        <table:table-row>
          <table:table-cell table:style-name="Table14.A4" office:value-type="string">
            <text:p text:style-name="Table_20_Contents">host</text:p>
          </table:table-cell>
          <table:table-cell table:style-name="Table14.B2" office:value-type="string">
            <text:p text:style-name="P56">testbed3-2</text:p>
          </table:table-cell>
        </table:table-row>
      </table:table>
      <text:list text:style-name="L17">
        <text:list-item>
          <text:list>
            <text:list-header>
              <text:p text:style-name="P57"/>
            </text:list-header>
          </text:list>
        </text:list-item>
      </text:list>
      <text:h text:style-name="P59" text:outline-level="7">sharepoint 2007</text:h>
      <text:p text:style-name="P60"><text:tab/><text:span text:style-name="T6">The data is identical to that in sharpoint 2003. <text:s/>They will grow together so results from one should be common to the other.</text:span></text:p>
      <text:p text:style-name="P61"/>
      <table:table table:name="Table13" table:style-name="Table13">
        <table:table-column table:style-name="Table13.A"/>
        <table:table-column table:style-name="Table13.B"/>
        <table:table-header-rows>
          <table:table-row>
            <table:table-cell table:style-name="Table13.A1" table:number-columns-spanned="2" office:value-type="string">
              <text:p text:style-name="P52">Sharepoint 2007</text:p>
            </table:table-cell>
            <table:covered-table-cell/>
          </table:table-row>
        </table:table-header-rows>
        <table:table-row>
          <table:table-cell table:style-name="Table13.A2" office:value-type="string">
            <text:p text:style-name="P52">Parameter</text:p>
          </table:table-cell>
          <table:table-cell table:style-name="Table13.B2" office:value-type="string">
            <text:p text:style-name="P53">Value</text:p>
          </table:table-cell>
        </table:table-row>
        <table:table-row>
          <table:table-cell table:style-name="Table13.A2" office:value-type="string">
            <text:p text:style-name="P54">user</text:p>
          </table:table-cell>
          <table:table-cell table:style-name="Table13.B2" office:value-type="string">
            <text:p text:style-name="P55">sharepoint</text:p>
          </table:table-cell>
        </table:table-row>
        <table:table-row>
          <table:table-cell table:style-name="Table13.A4" office:value-type="string">
            <text:p text:style-name="Table_20_Contents">password</text:p>
          </table:table-cell>
          <table:table-cell table:style-name="Table13.B2" office:value-type="string">
            <text:p text:style-name="P56">testing normal</text:p>
          </table:table-cell>
        </table:table-row>
        <table:table-row>
          <table:table-cell table:style-name="Table13.A4" office:value-type="string">
            <text:p text:style-name="Table_20_Contents">host</text:p>
          </table:table-cell>
          <table:table-cell table:style-name="Table13.B2" office:value-type="string">
            <text:p text:style-name="P56">testbed3-5</text:p>
          </table:table-cell>
        </table:table-row>
        <table:table-row>
          <table:table-cell table:style-name="Table13.A4" office:value-type="string">
            <text:p text:style-name="Table_20_Contents">port</text:p>
          </table:table-cell>
          <table:table-cell table:style-name="Table13.B2" office:value-type="string">
            <text:p text:style-name="P56">43067</text:p>
          </table:table-cell>
        </table:table-row>
      </table:table>
      <text:p text:style-name="P62"/>
      <text:p text:style-name="Text_20_body"/>
      <text:h text:style-name="P59" text:outline-level="7">documentum</text:h>
      <text:p text:style-name="Text_20_body"><text:tab/>Coming soon.</text:p>
      <text:h text:style-name="P59" text:outline-level="7">lotus</text:h>
      <text:p text:style-name="Text_20_body"><text:tab/>Coming soon.</text:p>
      <text:p text:style-name="Text_20_body"/>
      <text:h text:style-name="Heading_20_5" text:outline-level="5">Samba Shares</text:h>
      <text:p text:style-name="Text_20_body"><text:tab/>Within the testfiles share, there is a subdirectory called samba_test_data. <text:s/>In here a number of directories exist for various purposes. <text:s/>samba-1 contains all good data. <text:s/>samba-2 is a slightly larger data set with no bad data. <text:s/>samba-3 contains files which have (had) problems indexing and/or crawling. <text:s/>samba-4 is a combination of samba-1 and samba-3.</text:p>
      <text:p text:style-name="Text_20_body"><text:tab/>At this time, all samba contents are identical from machine to machine. <text:s/>64 bit windows will appear soon.</text:p>
      <text:p text:style-name="Standard"/>
      <table:table table:name="Table15" table:style-name="Table15">
        <table:table-column table:style-name="Table15.A"/>
        <table:table-column table:style-name="Table15.B"/>
        <table:table-header-rows>
          <table:table-row>
            <table:table-cell table:style-name="Table15.A1" table:number-columns-spanned="2" office:value-type="string">
              <text:p text:style-name="P52">Linux</text:p>
            </table:table-cell>
            <table:covered-table-cell/>
          </table:table-row>
        </table:table-header-rows>
        <table:table-row>
          <table:table-cell table:style-name="Table15.A2" office:value-type="string">
            <text:p text:style-name="P52">Parameter</text:p>
          </table:table-cell>
          <table:table-cell table:style-name="Table15.B2" office:value-type="string">
            <text:p text:style-name="P53">Value</text:p>
          </table:table-cell>
        </table:table-row>
        <table:table-row>
          <table:table-cell table:style-name="Table15.A2" office:value-type="string">
            <text:p text:style-name="P54">user</text:p>
          </table:table-cell>
          <table:table-cell table:style-name="Table15.B2" office:value-type="string">
            <text:p text:style-name="P55">gaw</text:p>
          </table:table-cell>
        </table:table-row>
        <table:table-row>
          <table:table-cell table:style-name="Table15.A4" office:value-type="string">
            <text:p text:style-name="Table_20_Contents">password</text:p>
          </table:table-cell>
          <table:table-cell table:style-name="Table15.B2" office:value-type="string">
            <text:p text:style-name="P56">testing normal</text:p>
          </table:table-cell>
        </table:table-row>
        <table:table-row>
          <table:table-cell table:style-name="Table15.A4" office:value-type="string">
            <text:p text:style-name="Table_20_Contents">host</text:p>
          </table:table-cell>
          <table:table-cell table:style-name="Table15.B2" office:value-type="string">
            <text:p text:style-name="P56">testbed5</text:p>
          </table:table-cell>
        </table:table-row>
        <table:table-row>
          <table:table-cell table:style-name="Table15.A4" office:value-type="string">
            <text:p text:style-name="Table_20_Contents">share name</text:p>
          </table:table-cell>
          <table:table-cell table:style-name="Table15.B2" office:value-type="string">
            <text:p text:style-name="P56">testfiles</text:p>
          </table:table-cell>
        </table:table-row>
        <table:table-row>
          <table:table-cell table:style-name="Table15.A4" office:value-type="string">
            <text:p text:style-name="Table_20_Contents">exporting system</text:p>
          </table:table-cell>
          <table:table-cell table:style-name="Table15.B2" office:value-type="string">
            <text:p text:style-name="P56">Suse 10.1</text:p>
          </table:table-cell>
        </table:table-row>
        <table:table-row>
          <table:table-cell table:style-name="Table15.A4" office:value-type="string">
            <text:p text:style-name="Table_20_Contents">architecture</text:p>
          </table:table-cell>
          <table:table-cell table:style-name="Table15.B2" office:value-type="string">
            <text:p text:style-name="P56">64 bit</text:p>
          </table:table-cell>
        </table:table-row>
      </table:table>
      <text:p text:style-name="P62"/>
      <text:p text:style-name="Standard"/>
      <table:table table:name="Table18" table:style-name="Table18">
        <table:table-column table:style-name="Table18.A"/>
        <table:table-column table:style-name="Table18.B"/>
        <table:table-header-rows>
          <table:table-row>
            <table:table-cell table:style-name="Table18.A1" table:number-columns-spanned="2" office:value-type="string">
              <text:p text:style-name="P52">Windows</text:p>
            </table:table-cell>
            <table:covered-table-cell/>
          </table:table-row>
        </table:table-header-rows>
        <table:table-row>
          <table:table-cell table:style-name="Table18.A2" office:value-type="string">
            <text:p text:style-name="P52">Parameter</text:p>
          </table:table-cell>
          <table:table-cell table:style-name="Table18.B2" office:value-type="string">
            <text:p text:style-name="P53">Value</text:p>
          </table:table-cell>
        </table:table-row>
        <table:table-row>
          <table:table-cell table:style-name="Table18.A2" office:value-type="string">
            <text:p text:style-name="P54">user</text:p>
          </table:table-cell>
          <table:table-cell table:style-name="Table18.B2" office:value-type="string">
            <text:p text:style-name="P55">administrator</text:p>
          </table:table-cell>
        </table:table-row>
        <table:table-row>
          <table:table-cell table:style-name="Table18.A4" office:value-type="string">
            <text:p text:style-name="Table_20_Contents">password</text:p>
          </table:table-cell>
          <table:table-cell table:style-name="Table18.B2" office:value-type="string">
            <text:p text:style-name="P56">testing normal</text:p>
          </table:table-cell>
        </table:table-row>
        <table:table-row>
          <table:table-cell table:style-name="Table18.A4" office:value-type="string">
            <text:p text:style-name="Table_20_Contents">host</text:p>
          </table:table-cell>
          <table:table-cell table:style-name="Table18.B2" office:value-type="string">
            <text:p text:style-name="P56">testbed3-5</text:p>
          </table:table-cell>
        </table:table-row>
        <table:table-row>
          <table:table-cell table:style-name="Table18.A4" office:value-type="string">
            <text:p text:style-name="Table_20_Contents">share name</text:p>
          </table:table-cell>
          <table:table-cell table:style-name="Table18.B2" office:value-type="string">
            <text:p text:style-name="P56">exported</text:p>
          </table:table-cell>
        </table:table-row>
        <table:table-row>
          <table:table-cell table:style-name="Table18.A4" office:value-type="string">
            <text:p text:style-name="Table_20_Contents">exporting system</text:p>
          </table:table-cell>
          <table:table-cell table:style-name="Table18.B2" office:value-type="string">
            <text:p text:style-name="P56">Windows Server 2003</text:p>
          </table:table-cell>
        </table:table-row>
        <table:table-row>
          <table:table-cell table:style-name="Table18.A4" office:value-type="string">
            <text:p text:style-name="Table_20_Contents">architecture</text:p>
          </table:table-cell>
          <table:table-cell table:style-name="Table18.B2" office:value-type="string">
            <text:p text:style-name="P56">32 bit</text:p>
          </table:table-cell>
        </table:table-row>
      </table:table>
      <text:list text:style-name="L17">
        <text:list-item>
          <text:list>
            <text:list-header>
              <text:p text:style-name="P57"/>
            </text:list-header>
          </text:list>
        </text:list-item>
      </text:list>
      <text:h text:style-name="Heading_20_5" text:outline-level="5">Files</text:h>
      <text:p text:style-name="Text_20_body"><text:tab/>You can do an NFS mount:</text:p>
      <text:p text:style-name="Text_20_body"><text:tab/><text:tab/><text:span text:style-name="T1">mount -t nfs -o defaults testbed5:/virtual2/data /testenv</text:span></text:p>
      <text:p text:style-name="Text_20_body"><text:tab/>As you can see, I generally create and mount to /testenv. <text:s/>This way, any tests I use or create will port from machine to machine with little or no changes.</text:p>
      <text:h text:style-name="Heading_20_5" text:outline-level="5">Email</text:h>
      <text:p text:style-name="Text_20_body"><text:tab/>What will be available are exchange, imap/Maildir, imap/mbox, imaps/Maildir, imap/imaps/Maildir and imap/imaps/pop/pops/mbox(default installation). <text:s/>In most instances, the imap server will be dovecot, but at least one will be Cyrus. <text:s/>Dovecot and Courier are so similar, I will install courier if requested, but it is not on my todo list at this time.</text:p>
      <text:h text:style-name="P59" text:outline-level="7">imap</text:h>
      <text:p text:style-name="Text_20_body"><text:tab/>The available user are all of the enron users. <text:s/>If you mount the files from above and as above, go to /testenv/mail/maildir. <text:s/>You will see all of the users. <text:s/>The user names are as listed. <text:s/>All have the same password of enroncrew6.</text:p>
      <text:p text:style-name="Text_20_body"/>
      <text:p text:style-name="Standard"/>
      <table:table table:name="Table16" table:style-name="Table16">
        <table:table-column table:style-name="Table16.A"/>
        <table:table-column table:style-name="Table16.B"/>
        <table:table-header-rows>
          <table:table-row>
            <table:table-cell table:style-name="Table16.A1" table:number-columns-spanned="2" office:value-type="string">
              <text:p text:style-name="P52">imap</text:p>
            </table:table-cell>
            <table:covered-table-cell/>
          </table:table-row>
        </table:table-header-rows>
        <table:table-row>
          <table:table-cell table:style-name="Table16.A2" office:value-type="string">
            <text:p text:style-name="P52">Parameter</text:p>
          </table:table-cell>
          <table:table-cell table:style-name="Table16.B2" office:value-type="string">
            <text:p text:style-name="P53">Value</text:p>
          </table:table-cell>
        </table:table-row>
        <table:table-row>
          <table:table-cell table:style-name="Table16.A2" office:value-type="string">
            <text:p text:style-name="P54">user</text:p>
          </table:table-cell>
          <table:table-cell table:style-name="Table16.B2" office:value-type="string">
            <text:p text:style-name="P55">any enron user</text:p>
          </table:table-cell>
        </table:table-row>
        <table:table-row>
          <table:table-cell table:style-name="Table16.A4" office:value-type="string">
            <text:p text:style-name="Table_20_Contents">password (all users)</text:p>
          </table:table-cell>
          <table:table-cell table:style-name="Table16.B2" office:value-type="string">
            <text:p text:style-name="P56">enroncrew6</text:p>
          </table:table-cell>
        </table:table-row>
        <table:table-row>
          <table:table-cell table:style-name="Table16.A4" office:value-type="string">
            <text:p text:style-name="Table_20_Contents">host</text:p>
          </table:table-cell>
          <table:table-cell table:style-name="Table16.B2" office:value-type="string">
            <text:p text:style-name="P56">testbed1-4</text:p>
          </table:table-cell>
        </table:table-row>
        <table:table-row>
          <table:table-cell table:style-name="Table16.A4" office:value-type="string">
            <text:p text:style-name="Table_20_Contents">mail type</text:p>
          </table:table-cell>
          <table:table-cell table:style-name="Table16.B2" office:value-type="string">
            <text:p text:style-name="P56">Maildir</text:p>
          </table:table-cell>
        </table:table-row>
        <table:table-row>
          <table:table-cell table:style-name="Table16.A4" office:value-type="string">
            <text:p text:style-name="Table_20_Contents">port</text:p>
          </table:table-cell>
          <table:table-cell table:style-name="Table16.B2" office:value-type="string">
            <text:p text:style-name="P56">143</text:p>
          </table:table-cell>
        </table:table-row>
        <table:table-row>
          <table:table-cell table:style-name="Table16.A4" office:value-type="string">
            <text:p text:style-name="Table_20_Contents">server</text:p>
          </table:table-cell>
          <table:table-cell table:style-name="Table16.B2" office:value-type="string">
            <text:p text:style-name="P56">dovecot</text:p>
          </table:table-cell>
        </table:table-row>
      </table:table>
      <text:list text:style-name="L17">
        <text:list-item>
          <text:list>
            <text:list-header>
              <text:p text:style-name="P57"/>
            </text:list-header>
          </text:list>
        </text:list-item>
      </text:list>
      <text:h text:style-name="P59" text:outline-level="7">imaps</text:h>
      <text:p text:style-name="Text_20_body"><text:tab/>The available user are all of the enron users. <text:s/>If you mount the files from above and as above, go to /testenv/mail/maildir. <text:s/>You will see all of the users. <text:s/>The user names are as listed. <text:s/>All have the same password of enroncrew6.</text:p>
      <text:p text:style-name="Standard"/>
      <table:table table:name="Table17" table:style-name="Table17">
        <table:table-column table:style-name="Table17.A"/>
        <table:table-column table:style-name="Table17.B"/>
        <table:table-header-rows>
          <table:table-row>
            <table:table-cell table:style-name="Table17.A1" table:number-columns-spanned="2" office:value-type="string">
              <text:p text:style-name="P52">imaps</text:p>
            </table:table-cell>
            <table:covered-table-cell/>
          </table:table-row>
        </table:table-header-rows>
        <table:table-row>
          <table:table-cell table:style-name="Table17.A2" office:value-type="string">
            <text:p text:style-name="P52">Parameter</text:p>
          </table:table-cell>
          <table:table-cell table:style-name="Table17.B2" office:value-type="string">
            <text:p text:style-name="P53">Value</text:p>
          </table:table-cell>
        </table:table-row>
        <table:table-row>
          <table:table-cell table:style-name="Table17.A2" office:value-type="string">
            <text:p text:style-name="P54">user</text:p>
          </table:table-cell>
          <table:table-cell table:style-name="Table17.B2" office:value-type="string">
            <text:p text:style-name="P55">any enron user</text:p>
          </table:table-cell>
        </table:table-row>
        <table:table-row>
          <table:table-cell table:style-name="Table17.A4" office:value-type="string">
            <text:p text:style-name="Table_20_Contents">password (all users)</text:p>
          </table:table-cell>
          <table:table-cell table:style-name="Table17.B2" office:value-type="string">
            <text:p text:style-name="P56">enroncrew6</text:p>
          </table:table-cell>
        </table:table-row>
        <table:table-row>
          <table:table-cell table:style-name="Table17.A4" office:value-type="string">
            <text:p text:style-name="Table_20_Contents">host</text:p>
          </table:table-cell>
          <table:table-cell table:style-name="Table17.B2" office:value-type="string">
            <text:p text:style-name="P56">testbed1-1</text:p>
          </table:table-cell>
        </table:table-row>
        <table:table-row>
          <table:table-cell table:style-name="Table17.A4" office:value-type="string">
            <text:p text:style-name="Table_20_Contents">mail type</text:p>
          </table:table-cell>
          <table:table-cell table:style-name="Table17.B2" office:value-type="string">
            <text:p text:style-name="P56">Maildir</text:p>
          </table:table-cell>
        </table:table-row>
        <table:table-row>
          <table:table-cell table:style-name="Table17.A4" office:value-type="string">
            <text:p text:style-name="Table_20_Contents">port</text:p>
          </table:table-cell>
          <table:table-cell table:style-name="Table17.B2" office:value-type="string">
            <text:p text:style-name="P56">993</text:p>
          </table:table-cell>
        </table:table-row>
        <table:table-row>
          <table:table-cell table:style-name="Table17.A4" office:value-type="string">
            <text:p text:style-name="Table_20_Contents">server</text:p>
          </table:table-cell>
          <table:table-cell table:style-name="Table17.B2" office:value-type="string">
            <text:p text:style-name="P56">dovecot</text:p>
          </table:table-cell>
        </table:table-row>
      </table:table>
      <text:list text:style-name="L17">
        <text:list-item>
          <text:list>
            <text:list-header>
              <text:p text:style-name="P57"/>
            </text:list-header>
          </text:list>
        </text:list-item>
      </text:list>
      <text:h text:style-name="P59" text:outline-level="7">lotus</text:h>
      <text:p text:style-name="Text_20_body"><text:tab/>Coming soon.</text:p>
      <text:h text:style-name="P59" text:outline-level="7">exchange</text:h>
      <text:p text:style-name="Text_20_body"><text:tab/>Set up, but not yet populated.</text:p>
      <text:h text:style-name="P59" text:outline-level="7">legato</text:h>
      <text:p text:style-name="P60"><text:tab/><text:span text:style-name="T6">Need to add.</text:span></text:p>
      <text:h text:style-name="Heading_20_5" text:outline-level="5">Websites</text:h>
      <text:p text:style-name="Text_20_body"><text:tab/>Two are setup. <text:s/>Others are to be set up. <text:s/>Differences will be things like, only local links, only in domain links, links to various languages, fonts and character sets, etc. <text:s/>These first two were generally experimental for learning and data accumulation purposes. <text:s/>You can use them for testing, but better testing web sites will be coming soon.</text:p>
      <text:h text:style-name="P59" text:outline-level="7">linux(apache2)</text:h>
      <text:p text:style-name="Text_20_body"><text:a xlink:type="simple" xlink:href="http://testbed4/vivisimo/cgi-bin/admin">http://testbed4/</text:a></text:p>
      <text:h text:style-name="P59" text:outline-level="7">windows(IIS)</text:h>
      <text:p text:style-name="Text_20_body"><text:a xlink:type="simple" xlink:href="http://testbed3-6/">http://testbed3-6/</text:a></text:p>
      <text:h text:style-name="Heading_20_5" text:outline-level="5">Test Platforms</text:h>
      <text:h text:style-name="P59" text:outline-level="7">Linux</text:h>
      <text:list text:style-name="L18">
        <text:list-item>
          <text:p text:style-name="P63">(64bit) <text:s/><text:a xlink:type="simple" xlink:href="http://testbed4/vivisimo/cgi-bin/admin">http://testbed4/vivisimo/cgi-bin/admin</text:a></text:p>
        </text:list-item>
        <text:list-item>
          <text:p text:style-name="P63">(32bit) <text:s/><text:a xlink:type="simple" xlink:href="http://testbed2-2/vivisimo/cgi-bin/admin">http://testbed2-2/vivisimo/cgi-bin/admin</text:a></text:p>
        </text:list-item>
      </text:list>
      <text:h text:style-name="P59" text:outline-level="7">Windows(IIS)</text:h>
      <text:list text:style-name="L19">
        <text:list-item>
          <text:p text:style-name="P64">http://testbed3-6/vivisimo/cgi-bin/admin</text:p>
        </text:list-item>
      </text:list>
      <text:h text:style-name="P59" text:outline-level="7">Solaris</text:h>
      <text:list text:style-name="L20">
        <text:list-item>
          <text:p text:style-name="P65">Coming soon.</text:p>
        </text:list-item>
      </text:list>
      <text:h text:style-name="P1" text:outline-level="1">How To Reach Gary</text:h>
      <text:p text:style-name="P2">Work: x139</text:p>
      <text:p text:style-name="P2">Work email: <text:s/><text:a xlink:type="simple" xlink:href="mailto:williams@vivisimo.com">williams@vivisimo.com</text:a></text:p>
      <text:p text:style-name="P2">Home: <text:s/>(724)586-9022</text:p>
      <text:p text:style-name="P2">Cell: <text:s/>(724)991-9403</text:p>
      <text:p text:style-name="P2">Home email: <text:s/><text:a xlink:type="simple" xlink:href="mailto:gaw@zoominternet.net">gaw@zoominternet.net</text:a></text:p>
      <text:p text:style-name="P2">Preferred means of contact at home: <text:s/>email</text:p>
      <text:p text:style-name="P2">Preferred means of contact at work: <text:s/>I'm sitting there, come on over.</text:p>
      <text:p text:style-name="P2"/>
      <text:p text:style-name="P14"><text:tab/>For assistance, I will drop whatever work I am doing to provide that service. <text:s/>Otherwise, as you require it, I will set aside time at your convenience. <text:s/>It is important to me that you be able to do this quickly and easily enough that you find it to be a minimal burden.</text:p>
      <text:p text:style-name="P14"/>
      <text:h text:style-name="P13" text:outline-level="1">My Needs</text:h>
      <text:p text:style-name="P14"><text:tab/>Ok, first, lets discuss my needs. <text:s/>I have only one (don't go there ...). <text:s/>I need data. <text:s/>If you find large quantities of related data that is freely available, I would like to know and know where it is. <text:s/>Nonsense and random data is OK for preliminary testing, but, when you want to do repeated tests that are automated and machine verifiable, the content needs to be known. <text:s/>That pretty much eliminates nonsense and random from the picture (unless you are recording your nonsense to be used for checking). <text:s/>Here is a list of data needs at this time:</text:p>
      <text:list text:style-name="L21">
        <text:list-item>
          <text:p text:style-name="P66">email with attachments</text:p>
        </text:list-item>
        <text:list-item>
          <text:p text:style-name="P66">documents of various types. <text:s/>If we can get identical documents that exist in multiple formats, it would be awesome. <text:s/>Yes, we can make them, but finding big free things is so much more rewarding.</text:p>
        </text:list-item>
      </text:list>
      <text:p text:style-name="P14"/>
      <text:p text:style-name="P14"><text:tab/>Alright, I have more than one need. <text:s/>There are a couple of other things (well, three).</text:p>
      <text:list text:style-name="L22">
        <text:list-item>
          <text:p text:style-name="P67">Expertise. <text:s/>If you know how to work with some of the things we crawl, let me know. <text:s/>Setting things up goes much faster if I can follow someone who already knows how to do it. <text:s/>I have learned a lot, and Brian has been hugely helpful in this area, but sometimes we both have just too much going on to address some other “immediate” need. <text:s/>If you know how to work with documentum, lotus, Courier Imap, Cyrus/SASL, lotus mail, sharepoint (especially setting up acl's), or web site development, and you have a few spare cycles, I can use the assistance.</text:p>
        </text:list-item>
        <text:list-item>
          <text:p text:style-name="P67">Ideas. <text:s/>I do know how to test, but I am still learning the product. <text:s/>If there is an area you feel needs to addressed, I'd like to know. <text:s/>But, I need you to show me how to set the situation up. <text:s/>I can learn it myself, but it will be much faster if you show me how to set up what you have in mind. <text:s/>Again, if you have a few spare cycle, I will be more than willing to sit with folks to further my education.</text:p>
        </text:list-item>
        <text:list-item>
          <text:p text:style-name="P67">Follow through. <text:s/>A number of people have approached me with things that are of <text:s/>“great importance” and should be made a priority. <text:s/>Since I am not a mind reader, I generally ask for an email or some written short description of the request (sounds like requirements). <text:s/>Apparently none of these high priority items are really that high, because I have not received one email, document, or written note describing the need. <text:s/>I have plenty to do, and my job is not to follow folks around and ask for their writings. <text:s/>In the absence of these written requests, I will proceed in a manner which suits me. <text:s/>The only exception to this has been priority requests which are so succinct, they need no elaboration. <text:s/>There have been a few ...</text:p>
        </text:list-item>
      </text:list>
      <text:p text:style-name="P14"><text:tab/>That's it for now.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Albany AMT1" svg:font-family="'Albany AMT'" style:font-pitch="variable"/>
    <style:font-face style:name="HG Mincho Light J" svg:font-family="'HG Mincho Light J'"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font-name-asian="Albany AMT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9011</meta:generator>
    <meta:initial-creator>Gary Williams</meta:initial-creator>
    <meta:creation-date>2007-03-13T15:09:44</meta:creation-date>
    <dc:creator>Gary Williams</dc:creator>
    <dc:date>2007-07-12T15:20:49</dc:date>
    <dc:language>en-US</dc:language>
    <meta:editing-cycles>138</meta:editing-cycles>
    <meta:editing-duration>P2DT11H20M13S</meta:editing-duration>
    <meta:user-defined meta:name="Info 1"/>
    <meta:user-defined meta:name="Info 2"/>
    <meta:user-defined meta:name="Info 3"/>
    <meta:user-defined meta:name="Info 4"/>
    <meta:document-statistic meta:table-count="18" meta:image-count="0" meta:object-count="0" meta:page-count="30" meta:paragraph-count="849" meta:word-count="7418" meta:character-count="43478"/>
  </office:meta>
</office:document-meta>
</file>